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ext-properties style:font-name="Arial" style:font-name-asian="Noto Sans CJK SC Regular" style:font-name-complex="FreeSans"/>
    </style:style>
    <style:style style:name="ce4" style:family="table-cell" style:parent-style-name="Default">
      <style:text-properties style:font-name="Arial" fo:font-size="9pt" style:font-name-asian="Noto Sans CJK SC Regular" style:font-size-asian="9pt" style:font-name-complex="FreeSans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8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12 Day EMA</text:p>
          </table:table-cell>
          <table:table-cell table:style-name="ce2" office:value-type="string" calcext:value-type="string">
            <text:p>26 Day EMA</text:p>
          </table:table-cell>
          <table:table-cell table:style-name="ce2" office:value-type="string" calcext:value-type="string">
            <text:p>MACD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Histogram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Avg los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Highest 14</text:p>
          </table:table-cell>
          <table:table-cell office:value-type="string" calcext:value-type="string">
            <text:p>Lowest 14</text:p>
          </table:table-cell>
          <table:table-cell office:value-type="string" calcext:value-type="string">
            <text:p>William’s R</text:p>
          </table:table-cell>
          <table:table-cell office:value-type="string" calcext:value-type="string">
            <text:p>Stoch 14</text:p>
          </table:table-cell>
          <table:table-cell office:value-type="string" calcext:value-type="string">
            <text:p>Typical price</text:p>
          </table:table-cell>
          <table:table-cell office:value-type="string" calcext:value-type="string">
            <text:p>20 day sma_typ</text:p>
          </table:table-cell>
          <table:table-cell office:value-type="string" calcext:value-type="string">
            <text:p>20 day mean deviation</text:p>
          </table:table-cell>
          <table:table-cell/>
          <table:table-cell office:value-type="string" calcext:value-type="string">
            <text:p>ROC</text:p>
          </table:table-cell>
          <table:table-cell office:value-type="string" calcext:value-type="string">
            <text:p>SMA_close 5</text:p>
          </table:table-cell>
          <table:table-cell office:value-type="string" calcext:value-type="string">
            <text:p>wma_close</text:p>
          </table:table-cell>
          <table:table-cell table:style-name="Default" office:value-type="string" calcext:value-type="string">
            <text:p>mf_multiplier</text:p>
          </table:table-cell>
          <table:table-cell office:value-type="string" calcext:value-type="string">
            <text:p>mf_valu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SMA_C_10</text:p>
          </table:table-cell>
          <table:table-cell office:value-type="string" calcext:value-type="string">
            <text:p>Disparity_wma5</text:p>
          </table:table-cell>
          <table:table-cell office:value-type="string" calcext:value-type="string">
            <text:p>Disparity_sma5</text:p>
          </table:table-cell>
          <table:table-cell office:value-type="string" calcext:value-type="string">
            <text:p>Disparity_sma10</text:p>
          </table:table-cell>
          <table:table-cell office:value-type="string" calcext:value-type="string">
            <text:p>B_Band_middle</text:p>
          </table:table-cell>
          <table:table-cell office:value-type="string" calcext:value-type="string">
            <text:p>20-day st_dev</text:p>
          </table:table-cell>
          <table:table-cell office:value-type="string" calcext:value-type="string">
            <text:p>B_Band_uppper</text:p>
          </table:table-cell>
          <table:table-cell office:value-type="string" calcext:value-type="string">
            <text:p>B_band_lower</text:p>
          </table:table-cell>
          <table:table-cell office:value-type="string" calcext:value-type="string">
            <text:p>MOM 6</text:p>
          </table:table-cell>
          <table:table-cell office:value-type="string" calcext:value-type="string">
            <text:p>High – Low</text:p>
          </table:table-cell>
          <table:table-cell office:value-type="string" calcext:value-type="string">
            <text:p>H – Cp</text:p>
          </table:table-cell>
          <table:table-cell office:value-type="string" calcext:value-type="string">
            <text:p>L-Cp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TR</text:p>
          </table:table-cell>
        </table:table-row>
        <table:table-row table:style-name="ro2">
          <table:table-cell office:value-type="date" office:date-value="2014-07-01" calcext:value-type="date">
            <text:p>01/07/2014</text:p>
          </table:table-cell>
          <table:table-cell office:value-type="float" office:value="96.48" calcext:value-type="float">
            <text:p>96.48</text:p>
          </table:table-cell>
          <table:table-cell office:value-type="float" office:value="97.45" calcext:value-type="float">
            <text:p>97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6.35" calcext:value-type="float">
            <text:p>96.35</text:p>
          </table:table-cell>
          <table:table-cell office:value-type="float" office:value="6823663" calcext:value-type="float">
            <text:p>6823663</text:p>
          </table:table-cell>
          <table:table-cell table:number-columns-repeated="16"/>
          <table:table-cell table:formula="of:=([.C2]+[.D2]+[.E2])/3" office:value-type="float" office:value="96.4166666666667" calcext:value-type="float">
            <text:p>96.4166666667</text:p>
          </table:table-cell>
          <table:table-cell table:number-columns-repeated="6"/>
          <table:table-cell table:formula="of:=(([.E2]-[.D2])-([.C2]-[.E2]))/([.C2]-[.D2])" office:value-type="float" office:value="-0.100000000000009" calcext:value-type="float">
            <text:p>-0.1</text:p>
          </table:table-cell>
          <table:table-cell table:formula="of:=[.AD2]*[.F2]" office:value-type="float" office:value="-682366.300000058" calcext:value-type="float">
            <text:p>-682366.300000058</text:p>
          </table:table-cell>
          <table:table-cell table:formula="of:=[.AE2]" office:value-type="float" office:value="-682366.300000058" calcext:value-type="float">
            <text:p>-682366.300000058</text:p>
          </table:table-cell>
          <table:table-cell table:formula="of:=[.F2]" office:value-type="float" office:value="6823663" calcext:value-type="float">
            <text:p>6823663</text:p>
          </table:table-cell>
          <table:table-cell table:number-columns-repeated="9"/>
          <table:table-cell table:formula="of:=[.C2]-[.D2]" office:value-type="float" office:value="2" calcext:value-type="float">
            <text:p>2</text:p>
          </table:table-cell>
          <table:table-cell table:number-columns-repeated="2"/>
          <table:table-cell table:formula="of:=MAX([.AQ2:.AS2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14-07-02" calcext:value-type="date">
            <text:p>02/07/2014</text:p>
          </table:table-cell>
          <table:table-cell office:value-type="float" office:value="96.36" calcext:value-type="float">
            <text:p>96.36</text:p>
          </table:table-cell>
          <table:table-cell office:value-type="float" office:value="98.91" calcext:value-type="float">
            <text:p>98.91</text:p>
          </table:table-cell>
          <table:table-cell office:value-type="float" office:value="95.27" calcext:value-type="float">
            <text:p>95.27</text:p>
          </table:table-cell>
          <table:table-cell office:value-type="float" office:value="98.63" calcext:value-type="float">
            <text:p>98.63</text:p>
          </table:table-cell>
          <table:table-cell office:value-type="float" office:value="11556143" calcext:value-type="float">
            <text:p>11556143</text:p>
          </table:table-cell>
          <table:table-cell table:formula="of:=[.E3]-[.E2]" office:value-type="float" office:value="2.28" calcext:value-type="float">
            <text:p>2.28</text:p>
          </table:table-cell>
          <table:table-cell table:number-columns-repeated="5"/>
          <table:table-cell table:formula="of:=IF([.G3]&lt;0;-[.G3];0)" office:value-type="float" office:value="0" calcext:value-type="float">
            <text:p>0</text:p>
          </table:table-cell>
          <table:table-cell table:formula="of:=IF([.G3]&gt;0;[.G3];0)" office:value-type="float" office:value="2.28" calcext:value-type="float">
            <text:p>2.28</text:p>
          </table:table-cell>
          <table:table-cell table:number-columns-repeated="8"/>
          <table:table-cell table:formula="of:=([.C3]+[.D3]+[.E3])/3" office:value-type="float" office:value="97.6033333333333" calcext:value-type="float">
            <text:p>97.6033333333</text:p>
          </table:table-cell>
          <table:table-cell table:number-columns-repeated="6"/>
          <table:table-cell table:formula="of:=(([.E3]-[.D3])-([.C3]-[.E3]))/([.C3]-[.D3])" office:value-type="float" office:value="0.846153846153845" calcext:value-type="float">
            <text:p>0.8461538462</text:p>
          </table:table-cell>
          <table:table-cell table:formula="of:=[.AD3]*[.F3]" office:value-type="float" office:value="9778274.84615384" calcext:value-type="float">
            <text:p>9778274.84615384</text:p>
          </table:table-cell>
          <table:table-cell table:formula="of:=[.AE3] + [.AF2]" office:value-type="float" office:value="9095908.54615378" calcext:value-type="float">
            <text:p>9095908.54615378</text:p>
          </table:table-cell>
          <table:table-cell table:formula="of:=IF([.E3] &gt; [.E2]; [.AG2] + [.F3]; IF([.E3] &lt; [.E2]; [.AG2] - [.F3]; [.AG2]))" office:value-type="float" office:value="18379806" calcext:value-type="float">
            <text:p>18379806</text:p>
          </table:table-cell>
          <table:table-cell table:number-columns-repeated="9"/>
          <table:table-cell table:formula="of:=[.C3]-[.D3]" office:value-type="float" office:value="3.64" calcext:value-type="float">
            <text:p>3.64</text:p>
          </table:table-cell>
          <table:table-cell table:formula="of:=ABS([.C3]-[.E2])" office:value-type="float" office:value="2.56" calcext:value-type="float">
            <text:p>2.56</text:p>
          </table:table-cell>
          <table:table-cell table:formula="of:=ABS([.D3]-[.E2])" office:value-type="float" office:value="1.08" calcext:value-type="float">
            <text:p>1.08</text:p>
          </table:table-cell>
          <table:table-cell table:formula="of:=MAX([.AQ3:.AS3])" office:value-type="float" office:value="3.64" calcext:value-type="float">
            <text:p>3.64</text:p>
          </table:table-cell>
          <table:table-cell/>
        </table:table-row>
        <table:table-row table:style-name="ro2">
          <table:table-cell office:value-type="date" office:date-value="2014-07-03" calcext:value-type="date">
            <text:p>03/07/2014</text:p>
          </table:table-cell>
          <table:table-cell office:value-type="float" office:value="98.91" calcext:value-type="float">
            <text:p>98.91</text:p>
          </table:table-cell>
          <table:table-cell office:value-type="float" office:value="99.36" calcext:value-type="float">
            <text:p>99.36</text:p>
          </table:table-cell>
          <table:table-cell office:value-type="float" office:value="97.11" calcext:value-type="float">
            <text:p>97.11</text:p>
          </table:table-cell>
          <table:table-cell office:value-type="float" office:value="98.22" calcext:value-type="float">
            <text:p>98.22</text:p>
          </table:table-cell>
          <table:table-cell office:value-type="float" office:value="5751586" calcext:value-type="float">
            <text:p>5751586</text:p>
          </table:table-cell>
          <table:table-cell table:formula="of:=[.E4]-[.E3]" office:value-type="float" office:value="-0.409999999999997" calcext:value-type="float">
            <text:p>-0.41</text:p>
          </table:table-cell>
          <table:table-cell table:number-columns-repeated="5"/>
          <table:table-cell table:formula="of:=IF([.G4]&lt;0;-[.G4];0)" office:value-type="float" office:value="0.409999999999997" calcext:value-type="float">
            <text:p>0.41</text:p>
          </table:table-cell>
          <table:table-cell table:formula="of:=IF([.G4]&gt;0;[.G4];0)" office:value-type="float" office:value="0" calcext:value-type="float">
            <text:p>0</text:p>
          </table:table-cell>
          <table:table-cell table:number-columns-repeated="8"/>
          <table:table-cell table:formula="of:=([.C4]+[.D4]+[.E4])/3" office:value-type="float" office:value="98.23" calcext:value-type="float">
            <text:p>98.23</text:p>
          </table:table-cell>
          <table:table-cell table:number-columns-repeated="6"/>
          <table:table-cell table:formula="of:=(([.E4]-[.D4])-([.C4]-[.E4]))/([.C4]-[.D4])" office:value-type="float" office:value="-0.0133333333333338" calcext:value-type="float">
            <text:p>-0.0133333333</text:p>
          </table:table-cell>
          <table:table-cell table:formula="of:=[.AD4]*[.F4]" office:value-type="float" office:value="-76687.8133333362" calcext:value-type="float">
            <text:p>-76687.8133333362</text:p>
          </table:table-cell>
          <table:table-cell table:formula="of:=[.AE4] + [.AF3]" office:value-type="float" office:value="9019220.73282045" calcext:value-type="float">
            <text:p>9019220.73282045</text:p>
          </table:table-cell>
          <table:table-cell table:formula="of:=IF([.E4] &gt; [.E3]; [.AG3] + [.F4]; IF([.E4] &lt; [.E3]; [.AG3] - [.F4]; [.AG3]))" office:value-type="float" office:value="12628220" calcext:value-type="float">
            <text:p>12628220</text:p>
          </table:table-cell>
          <table:table-cell table:number-columns-repeated="9"/>
          <table:table-cell table:formula="of:=[.C4]-[.D4]" office:value-type="float" office:value="2.25" calcext:value-type="float">
            <text:p>2.25</text:p>
          </table:table-cell>
          <table:table-cell table:formula="of:=ABS([.C4]-[.E3])" office:value-type="float" office:value="0.730000000000004" calcext:value-type="float">
            <text:p>0.73</text:p>
          </table:table-cell>
          <table:table-cell table:formula="of:=ABS([.D4]-[.E3])" office:value-type="float" office:value="1.52" calcext:value-type="float">
            <text:p>1.52</text:p>
          </table:table-cell>
          <table:table-cell table:formula="of:=MAX([.AQ4:.AS4])" office:value-type="float" office:value="2.25" calcext:value-type="float">
            <text:p>2.25</text:p>
          </table:table-cell>
          <table:table-cell/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float" office:value="98.13" calcext:value-type="float">
            <text:p>98.13</text:p>
          </table:table-cell>
          <table:table-cell office:value-type="float" office:value="100.16" calcext:value-type="float">
            <text:p>100.16</text:p>
          </table:table-cell>
          <table:table-cell office:value-type="float" office:value="97.66" calcext:value-type="float">
            <text:p>97.66</text:p>
          </table:table-cell>
          <table:table-cell office:value-type="float" office:value="99.87" calcext:value-type="float">
            <text:p>99.87</text:p>
          </table:table-cell>
          <table:table-cell office:value-type="float" office:value="5942937" calcext:value-type="float">
            <text:p>5942937</text:p>
          </table:table-cell>
          <table:table-cell table:formula="of:=[.E5]-[.E4]" office:value-type="float" office:value="1.65000000000001" calcext:value-type="float">
            <text:p>1.65</text:p>
          </table:table-cell>
          <table:table-cell table:number-columns-repeated="5"/>
          <table:table-cell table:formula="of:=IF([.G5]&lt;0;-[.G5];0)" office:value-type="float" office:value="0" calcext:value-type="float">
            <text:p>0</text:p>
          </table:table-cell>
          <table:table-cell table:formula="of:=IF([.G5]&gt;0;[.G5];0)" office:value-type="float" office:value="1.65000000000001" calcext:value-type="float">
            <text:p>1.65</text:p>
          </table:table-cell>
          <table:table-cell table:number-columns-repeated="8"/>
          <table:table-cell table:formula="of:=([.C5]+[.D5]+[.E5])/3" office:value-type="float" office:value="99.23" calcext:value-type="float">
            <text:p>99.23</text:p>
          </table:table-cell>
          <table:table-cell table:number-columns-repeated="6"/>
          <table:table-cell table:formula="of:=(([.E5]-[.D5])-([.C5]-[.E5]))/([.C5]-[.D5])" office:value-type="float" office:value="0.768000000000006" calcext:value-type="float">
            <text:p>0.768</text:p>
          </table:table-cell>
          <table:table-cell table:formula="of:=[.AD5]*[.F5]" office:value-type="float" office:value="4564175.61600004" calcext:value-type="float">
            <text:p>4564175.61600004</text:p>
          </table:table-cell>
          <table:table-cell table:formula="of:=[.AE5] + [.AF4]" office:value-type="float" office:value="13583396.3488205" calcext:value-type="float">
            <text:p>13583396.3488205</text:p>
          </table:table-cell>
          <table:table-cell table:formula="of:=IF([.E5] &gt; [.E4]; [.AG4] + [.F5]; IF([.E5] &lt; [.E4]; [.AG4] - [.F5]; [.AG4]))" office:value-type="float" office:value="18571157" calcext:value-type="float">
            <text:p>18571157</text:p>
          </table:table-cell>
          <table:table-cell table:number-columns-repeated="9"/>
          <table:table-cell table:formula="of:=[.C5]-[.D5]" office:value-type="float" office:value="2.5" calcext:value-type="float">
            <text:p>2.5</text:p>
          </table:table-cell>
          <table:table-cell table:formula="of:=ABS([.C5]-[.E4])" office:value-type="float" office:value="1.94" calcext:value-type="float">
            <text:p>1.94</text:p>
          </table:table-cell>
          <table:table-cell table:formula="of:=ABS([.D5]-[.E4])" office:value-type="float" office:value="0.560000000000002" calcext:value-type="float">
            <text:p>0.56</text:p>
          </table:table-cell>
          <table:table-cell table:formula="of:=MAX([.AQ5:.AS5])"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date" office:date-value="2014-07-08" calcext:value-type="date">
            <text:p>08/07/2014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91" calcext:value-type="float">
            <text:p>102.91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12" calcext:value-type="float">
            <text:p>102.12</text:p>
          </table:table-cell>
          <table:table-cell office:value-type="float" office:value="8327126" calcext:value-type="float">
            <text:p>8327126</text:p>
          </table:table-cell>
          <table:table-cell table:formula="of:=[.E6]-[.E5]" office:value-type="float" office:value="2.25" calcext:value-type="float">
            <text:p>2.25</text:p>
          </table:table-cell>
          <table:table-cell table:number-columns-repeated="5"/>
          <table:table-cell table:formula="of:=IF([.G6]&lt;0;-[.G6];0)" office:value-type="float" office:value="0" calcext:value-type="float">
            <text:p>0</text:p>
          </table:table-cell>
          <table:table-cell table:formula="of:=IF([.G6]&gt;0;[.G6];0)" office:value-type="float" office:value="2.25" calcext:value-type="float">
            <text:p>2.25</text:p>
          </table:table-cell>
          <table:table-cell table:number-columns-repeated="8"/>
          <table:table-cell table:formula="of:=([.C6]+[.D6]+[.E6])/3" office:value-type="float" office:value="101.73" calcext:value-type="float">
            <text:p>101.73</text:p>
          </table:table-cell>
          <table:table-cell table:number-columns-repeated="4"/>
          <table:table-cell table:formula="of:=AVERAGE([.E2:.E6])" office:value-type="float" office:value="99.038" calcext:value-type="float">
            <text:p>99.038</text:p>
          </table:table-cell>
          <table:table-cell table:formula="of:=(5*[.E6]+4*[.E5]+3*[.E4]+2*[.E3]+[.E2])/15" office:value-type="float" office:value="99.89" calcext:value-type="float">
            <text:p>99.89</text:p>
          </table:table-cell>
          <table:table-cell table:formula="of:=(([.E6]-[.D6])-([.C6]-[.E6]))/([.C6]-[.D6])" office:value-type="float" office:value="0.425454545454551" calcext:value-type="float">
            <text:p>0.4254545455</text:p>
          </table:table-cell>
          <table:table-cell table:formula="of:=[.AD6]*[.F6]" office:value-type="float" office:value="3542813.60727278" calcext:value-type="float">
            <text:p>3542813.60727278</text:p>
          </table:table-cell>
          <table:table-cell table:formula="of:=[.AE6] + [.AF5]" office:value-type="float" office:value="17126209.9560933" calcext:value-type="float">
            <text:p>17126209.9560933</text:p>
          </table:table-cell>
          <table:table-cell table:formula="of:=IF([.E6] &gt; [.E5]; [.AG5] + [.F6]; IF([.E6] &lt; [.E5]; [.AG5] - [.F6]; [.AG5]))" office:value-type="float" office:value="26898283" calcext:value-type="float">
            <text:p>26898283</text:p>
          </table:table-cell>
          <table:table-cell/>
          <table:table-cell table:formula="of:=[.E6]/[.AC6]" office:value-type="float" office:value="1.02232455701271" calcext:value-type="float">
            <text:p>1.022324557</text:p>
          </table:table-cell>
          <table:table-cell table:formula="of:=[.E6]/[.AB6]" office:value-type="float" office:value="1.03111936832327" calcext:value-type="float">
            <text:p>1.0311193683</text:p>
          </table:table-cell>
          <table:table-cell table:number-columns-repeated="6"/>
          <table:table-cell table:formula="of:=[.C6]-[.D6]" office:value-type="float" office:value="2.75" calcext:value-type="float">
            <text:p>2.75</text:p>
          </table:table-cell>
          <table:table-cell table:formula="of:=ABS([.C6]-[.E5])" office:value-type="float" office:value="3.03999999999999" calcext:value-type="float">
            <text:p>3.04</text:p>
          </table:table-cell>
          <table:table-cell table:formula="of:=ABS([.D6]-[.E5])" office:value-type="float" office:value="0.289999999999992" calcext:value-type="float">
            <text:p>0.29</text:p>
          </table:table-cell>
          <table:table-cell table:formula="of:=MAX([.AQ6:.AS6])" office:value-type="float" office:value="3.03999999999999" calcext:value-type="float">
            <text:p>3.04</text:p>
          </table:table-cell>
          <table:table-cell/>
        </table:table-row>
        <table:table-row table:style-name="ro2">
          <table:table-cell office:value-type="date" office:date-value="2014-07-09" calcext:value-type="date">
            <text:p>09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6" calcext:value-type="float">
            <text:p>103.6</text:p>
          </table:table-cell>
          <table:table-cell office:value-type="float" office:value="101.49" calcext:value-type="float">
            <text:p>101.49</text:p>
          </table:table-cell>
          <table:table-cell office:value-type="float" office:value="102.25" calcext:value-type="float">
            <text:p>102.25</text:p>
          </table:table-cell>
          <table:table-cell office:value-type="float" office:value="5947128" calcext:value-type="float">
            <text:p>5947128</text:p>
          </table:table-cell>
          <table:table-cell table:formula="of:=[.E7]-[.E6]" office:value-type="float" office:value="0.129999999999995" calcext:value-type="float">
            <text:p>0.13</text:p>
          </table:table-cell>
          <table:table-cell table:number-columns-repeated="5"/>
          <table:table-cell table:formula="of:=IF([.G7]&lt;0;-[.G7];0)" office:value-type="float" office:value="0" calcext:value-type="float">
            <text:p>0</text:p>
          </table:table-cell>
          <table:table-cell table:formula="of:=IF([.G7]&gt;0;[.G7];0)" office:value-type="float" office:value="0.129999999999995" calcext:value-type="float">
            <text:p>0.13</text:p>
          </table:table-cell>
          <table:table-cell table:number-columns-repeated="8"/>
          <table:table-cell table:formula="of:=([.C7]+[.D7]+[.E7])/3" office:value-type="float" office:value="102.446666666667" calcext:value-type="float">
            <text:p>102.4466666667</text:p>
          </table:table-cell>
          <table:table-cell table:number-columns-repeated="4"/>
          <table:table-cell table:formula="of:=AVERAGE([.E3:.E7])" office:value-type="float" office:value="100.218" calcext:value-type="float">
            <text:p>100.218</text:p>
          </table:table-cell>
          <table:table-cell table:formula="of:=(5*[.E7]+4*[.E6]+3*[.E5]+2*[.E4]+[.E3])/15" office:value-type="float" office:value="100.960666666667" calcext:value-type="float">
            <text:p>100.9606666667</text:p>
          </table:table-cell>
          <table:table-cell table:formula="of:=(([.E7]-[.D7])-([.C7]-[.E7]))/([.C7]-[.D7])" office:value-type="float" office:value="-0.279620853080564" calcext:value-type="float">
            <text:p>-0.2796208531</text:p>
          </table:table-cell>
          <table:table-cell table:formula="of:=[.AD7]*[.F7]" office:value-type="float" office:value="-1662941.00473931" calcext:value-type="float">
            <text:p>-1662941.00473931</text:p>
          </table:table-cell>
          <table:table-cell table:formula="of:=[.AE7] + [.AF6]" office:value-type="float" office:value="15463268.951354" calcext:value-type="float">
            <text:p>15463268.951354</text:p>
          </table:table-cell>
          <table:table-cell table:formula="of:=IF([.E7] &gt; [.E6]; [.AG6] + [.F7]; IF([.E7] &lt; [.E6]; [.AG6] - [.F7]; [.AG6]))" office:value-type="float" office:value="32845411" calcext:value-type="float">
            <text:p>32845411</text:p>
          </table:table-cell>
          <table:table-cell/>
          <table:table-cell table:formula="of:=[.E7]/[.AC7]" office:value-type="float" office:value="1.01277064995609" calcext:value-type="float">
            <text:p>1.01277065</text:p>
          </table:table-cell>
          <table:table-cell table:formula="of:=[.E7]/[.AB7]" office:value-type="float" office:value="1.02027579875871" calcext:value-type="float">
            <text:p>1.0202757988</text:p>
          </table:table-cell>
          <table:table-cell table:number-columns-repeated="5"/>
          <table:table-cell table:formula="of:=[.E7]-[.E2]" office:value-type="float" office:value="5.90000000000001" calcext:value-type="float">
            <text:p>5.9</text:p>
          </table:table-cell>
          <table:table-cell table:formula="of:=[.C7]-[.D7]" office:value-type="float" office:value="2.11" calcext:value-type="float">
            <text:p>2.11</text:p>
          </table:table-cell>
          <table:table-cell table:formula="of:=ABS([.C7]-[.E6])" office:value-type="float" office:value="1.47999999999999" calcext:value-type="float">
            <text:p>1.48</text:p>
          </table:table-cell>
          <table:table-cell table:formula="of:=ABS([.D7]-[.E6])" office:value-type="float" office:value="0.63000000000001" calcext:value-type="float">
            <text:p>0.63</text:p>
          </table:table-cell>
          <table:table-cell table:formula="of:=MAX([.AQ7:.AS7])" office:value-type="float" office:value="2.11" calcext:value-type="float">
            <text:p>2.11</text:p>
          </table:table-cell>
          <table:table-cell/>
        </table:table-row>
        <table:table-row table:style-name="ro2">
          <table:table-cell office:value-type="date" office:date-value="2014-07-10" calcext:value-type="date">
            <text:p>10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4.48" calcext:value-type="float">
            <text:p>104.48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93" calcext:value-type="float">
            <text:p>103.93</text:p>
          </table:table-cell>
          <table:table-cell office:value-type="float" office:value="6701964" calcext:value-type="float">
            <text:p>6701964</text:p>
          </table:table-cell>
          <table:table-cell table:formula="of:=[.E8]-[.E7]" office:value-type="float" office:value="1.68000000000001" calcext:value-type="float">
            <text:p>1.68</text:p>
          </table:table-cell>
          <table:table-cell table:number-columns-repeated="5"/>
          <table:table-cell table:formula="of:=IF([.G8]&lt;0;-[.G8];0)" office:value-type="float" office:value="0" calcext:value-type="float">
            <text:p>0</text:p>
          </table:table-cell>
          <table:table-cell table:formula="of:=IF([.G8]&gt;0;[.G8];0)" office:value-type="float" office:value="1.68000000000001" calcext:value-type="float">
            <text:p>1.68</text:p>
          </table:table-cell>
          <table:table-cell table:number-columns-repeated="8"/>
          <table:table-cell table:formula="of:=([.C8]+[.D8]+[.E8])/3" office:value-type="float" office:value="103.53" calcext:value-type="float">
            <text:p>103.53</text:p>
          </table:table-cell>
          <table:table-cell table:number-columns-repeated="4"/>
          <table:table-cell table:formula="of:=AVERAGE([.E4:.E8])" office:value-type="float" office:value="101.278" calcext:value-type="float">
            <text:p>101.278</text:p>
          </table:table-cell>
          <table:table-cell table:formula="of:=(5*[.E8]+4*[.E7]+3*[.E6]+2*[.E5]+[.E4])/15" office:value-type="float" office:value="102.198" calcext:value-type="float">
            <text:p>102.198</text:p>
          </table:table-cell>
          <table:table-cell table:formula="of:=(([.E8]-[.D8])-([.C8]-[.E8]))/([.C8]-[.D8])" office:value-type="float" office:value="0.521739130434785" calcext:value-type="float">
            <text:p>0.5217391304</text:p>
          </table:table-cell>
          <table:table-cell table:formula="of:=[.AD8]*[.F8]" office:value-type="float" office:value="3496676.86956523" calcext:value-type="float">
            <text:p>3496676.86956523</text:p>
          </table:table-cell>
          <table:table-cell table:formula="of:=[.AE8] + [.AF7]" office:value-type="float" office:value="18959945.8209192" calcext:value-type="float">
            <text:p>18959945.8209192</text:p>
          </table:table-cell>
          <table:table-cell table:formula="of:=IF([.E8] &gt; [.E7]; [.AG7] + [.F8]; IF([.E8] &lt; [.E7]; [.AG7] - [.F8]; [.AG7]))" office:value-type="float" office:value="39547375" calcext:value-type="float">
            <text:p>39547375</text:p>
          </table:table-cell>
          <table:table-cell/>
          <table:table-cell table:formula="of:=[.E8]/[.AC8]" office:value-type="float" office:value="1.01694749408012" calcext:value-type="float">
            <text:p>1.0169474941</text:p>
          </table:table-cell>
          <table:table-cell table:formula="of:=[.E8]/[.AB8]" office:value-type="float" office:value="1.02618535121152" calcext:value-type="float">
            <text:p>1.0261853512</text:p>
          </table:table-cell>
          <table:table-cell table:number-columns-repeated="5"/>
          <table:table-cell table:formula="of:=[.E8]-[.E3]" office:value-type="float" office:value="5.30000000000001" calcext:value-type="float">
            <text:p>5.3</text:p>
          </table:table-cell>
          <table:table-cell table:formula="of:=[.C8]-[.D8]" office:value-type="float" office:value="2.3" calcext:value-type="float">
            <text:p>2.3</text:p>
          </table:table-cell>
          <table:table-cell table:formula="of:=ABS([.C8]-[.E7])" office:value-type="float" office:value="2.23" calcext:value-type="float">
            <text:p>2.23</text:p>
          </table:table-cell>
          <table:table-cell table:formula="of:=ABS([.D8]-[.E7])" office:value-type="float" office:value="0.0699999999999932" calcext:value-type="float">
            <text:p>0.07</text:p>
          </table:table-cell>
          <table:table-cell table:formula="of:=MAX([.AQ8:.AS8])" office:value-type="float" office:value="2.3" calcext:value-type="float">
            <text:p>2.3</text:p>
          </table:table-cell>
          <table:table-cell/>
        </table:table-row>
        <table:table-row table:style-name="ro2">
          <table:table-cell office:value-type="date" office:date-value="2014-07-11" calcext:value-type="date">
            <text:p>11/07/2014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1.65" calcext:value-type="float">
            <text:p>101.65</text:p>
          </table:table-cell>
          <table:table-cell office:value-type="float" office:value="102.26" calcext:value-type="float">
            <text:p>102.26</text:p>
          </table:table-cell>
          <table:table-cell office:value-type="float" office:value="5384505" calcext:value-type="float">
            <text:p>5384505</text:p>
          </table:table-cell>
          <table:table-cell table:formula="of:=[.E9]-[.E8]" office:value-type="float" office:value="-1.67" calcext:value-type="float">
            <text:p>-1.67</text:p>
          </table:table-cell>
          <table:table-cell table:number-columns-repeated="5"/>
          <table:table-cell table:formula="of:=IF([.G9]&lt;0;-[.G9];0)" office:value-type="float" office:value="1.67" calcext:value-type="float">
            <text:p>1.67</text:p>
          </table:table-cell>
          <table:table-cell table:formula="of:=IF([.G9]&gt;0;[.G9];0)" office:value-type="float" office:value="0" calcext:value-type="float">
            <text:p>0</text:p>
          </table:table-cell>
          <table:table-cell table:number-columns-repeated="8"/>
          <table:table-cell table:formula="of:=([.C9]+[.D9]+[.E9])/3" office:value-type="float" office:value="102.786666666667" calcext:value-type="float">
            <text:p>102.7866666667</text:p>
          </table:table-cell>
          <table:table-cell table:number-columns-repeated="4"/>
          <table:table-cell table:formula="of:=AVERAGE([.E5:.E9])" office:value-type="float" office:value="102.086" calcext:value-type="float">
            <text:p>102.086</text:p>
          </table:table-cell>
          <table:table-cell table:formula="of:=(5*[.E9]+4*[.E8]+3*[.E7]+2*[.E6]+[.E5])/15" office:value-type="float" office:value="102.525333333333" calcext:value-type="float">
            <text:p>102.5253333333</text:p>
          </table:table-cell>
          <table:table-cell table:formula="of:=(([.E9]-[.D9])-([.C9]-[.E9]))/([.C9]-[.D9])" office:value-type="float" office:value="-0.564285714285714" calcext:value-type="float">
            <text:p>-0.5642857143</text:p>
          </table:table-cell>
          <table:table-cell table:formula="of:=[.AD9]*[.F9]" office:value-type="float" office:value="-3038399.25" calcext:value-type="float">
            <text:p>-3038399.25</text:p>
          </table:table-cell>
          <table:table-cell table:formula="of:=[.AE9] + [.AF8]" office:value-type="float" office:value="15921546.5709192" calcext:value-type="float">
            <text:p>15921546.5709192</text:p>
          </table:table-cell>
          <table:table-cell table:formula="of:=IF([.E9] &gt; [.E8]; [.AG8] + [.F9]; IF([.E9] &lt; [.E8]; [.AG8] - [.F9]; [.AG8]))" office:value-type="float" office:value="34162870" calcext:value-type="float">
            <text:p>34162870</text:p>
          </table:table-cell>
          <table:table-cell/>
          <table:table-cell table:formula="of:=[.E9]/[.AC9]" office:value-type="float" office:value="0.997412021744219" calcext:value-type="float">
            <text:p>0.9974120217</text:p>
          </table:table-cell>
          <table:table-cell table:formula="of:=[.E9]/[.AB9]" office:value-type="float" office:value="1.00170444527163" calcext:value-type="float">
            <text:p>1.0017044453</text:p>
          </table:table-cell>
          <table:table-cell table:number-columns-repeated="5"/>
          <table:table-cell table:formula="of:=[.E9]-[.E4]" office:value-type="float" office:value="4.04000000000001" calcext:value-type="float">
            <text:p>4.04</text:p>
          </table:table-cell>
          <table:table-cell table:formula="of:=[.C9]-[.D9]" office:value-type="float" office:value="2.8" calcext:value-type="float">
            <text:p>2.8</text:p>
          </table:table-cell>
          <table:table-cell table:formula="of:=ABS([.C9]-[.E8])" office:value-type="float" office:value="0.519999999999996" calcext:value-type="float">
            <text:p>0.52</text:p>
          </table:table-cell>
          <table:table-cell table:formula="of:=ABS([.D9]-[.E8])" office:value-type="float" office:value="2.28" calcext:value-type="float">
            <text:p>2.28</text:p>
          </table:table-cell>
          <table:table-cell table:formula="of:=MAX([.AQ9:.AS9])" office:value-type="float" office:value="2.8" calcext:value-type="float">
            <text:p>2.8</text:p>
          </table:table-cell>
          <table:table-cell/>
        </table:table-row>
        <table:table-row table:style-name="ro2">
          <table:table-cell office:value-type="date" office:date-value="2014-07-14" calcext:value-type="date">
            <text:p>14/07/2014</text:p>
          </table:table-cell>
          <table:table-cell office:value-type="float" office:value="102.69" calcext:value-type="float">
            <text:p>102.69</text:p>
          </table:table-cell>
          <table:table-cell office:value-type="float" office:value="108" calcext:value-type="float">
            <text:p>108</text:p>
          </table:table-cell>
          <table:table-cell office:value-type="float" office:value="101.36" calcext:value-type="float">
            <text:p>101.36</text:p>
          </table:table-cell>
          <table:table-cell office:value-type="float" office:value="106.65" calcext:value-type="float">
            <text:p>106.65</text:p>
          </table:table-cell>
          <table:table-cell office:value-type="float" office:value="14435905" calcext:value-type="float">
            <text:p>14435905</text:p>
          </table:table-cell>
          <table:table-cell table:formula="of:=[.E10]-[.E9]" office:value-type="float" office:value="4.39" calcext:value-type="float">
            <text:p>4.39</text:p>
          </table:table-cell>
          <table:table-cell table:number-columns-repeated="5"/>
          <table:table-cell table:formula="of:=IF([.G10]&lt;0;-[.G10];0)" office:value-type="float" office:value="0" calcext:value-type="float">
            <text:p>0</text:p>
          </table:table-cell>
          <table:table-cell table:formula="of:=IF([.G10]&gt;0;[.G10];0)" office:value-type="float" office:value="4.39" calcext:value-type="float">
            <text:p>4.39</text:p>
          </table:table-cell>
          <table:table-cell table:number-columns-repeated="8"/>
          <table:table-cell table:formula="of:=([.C10]+[.D10]+[.E10])/3" office:value-type="float" office:value="105.336666666667" calcext:value-type="float">
            <text:p>105.3366666667</text:p>
          </table:table-cell>
          <table:table-cell table:number-columns-repeated="4"/>
          <table:table-cell table:formula="of:=AVERAGE([.E6:.E10])" office:value-type="float" office:value="103.442" calcext:value-type="float">
            <text:p>103.442</text:p>
          </table:table-cell>
          <table:table-cell table:formula="of:=(5*[.E10]+4*[.E9]+3*[.E8]+2*[.E7]+[.E6])/15" office:value-type="float" office:value="104.046666666667" calcext:value-type="float">
            <text:p>104.0466666667</text:p>
          </table:table-cell>
          <table:table-cell table:formula="of:=(([.E10]-[.D10])-([.C10]-[.E10]))/([.C10]-[.D10])" office:value-type="float" office:value="0.593373493975905" calcext:value-type="float">
            <text:p>0.593373494</text:p>
          </table:table-cell>
          <table:table-cell table:formula="of:=[.AD10]*[.F10]" office:value-type="float" office:value="8565883.38855424" calcext:value-type="float">
            <text:p>8565883.38855424</text:p>
          </table:table-cell>
          <table:table-cell table:formula="of:=[.AE10] + [.AF9]" office:value-type="float" office:value="24487429.9594734" calcext:value-type="float">
            <text:p>24487429.9594734</text:p>
          </table:table-cell>
          <table:table-cell table:formula="of:=IF([.E10] &gt; [.E9]; [.AG9] + [.F10]; IF([.E10] &lt; [.E9]; [.AG9] - [.F10]; [.AG9]))" office:value-type="float" office:value="48598775" calcext:value-type="float">
            <text:p>48598775</text:p>
          </table:table-cell>
          <table:table-cell/>
          <table:table-cell table:formula="of:=[.E10]/[.AC10]" office:value-type="float" office:value="1.02502082398924" calcext:value-type="float">
            <text:p>1.025020824</text:p>
          </table:table-cell>
          <table:table-cell table:formula="of:=[.E10]/[.AB10]" office:value-type="float" office:value="1.03101254809458" calcext:value-type="float">
            <text:p>1.0310125481</text:p>
          </table:table-cell>
          <table:table-cell table:number-columns-repeated="5"/>
          <table:table-cell table:formula="of:=[.E10]-[.E5]" office:value-type="float" office:value="6.78" calcext:value-type="float">
            <text:p>6.78</text:p>
          </table:table-cell>
          <table:table-cell table:formula="of:=[.C10]-[.D10]" office:value-type="float" office:value="6.64" calcext:value-type="float">
            <text:p>6.64</text:p>
          </table:table-cell>
          <table:table-cell table:formula="of:=ABS([.C10]-[.E9])" office:value-type="float" office:value="5.74" calcext:value-type="float">
            <text:p>5.74</text:p>
          </table:table-cell>
          <table:table-cell table:formula="of:=ABS([.D10]-[.E9])" office:value-type="float" office:value="0.900000000000006" calcext:value-type="float">
            <text:p>0.9</text:p>
          </table:table-cell>
          <table:table-cell table:formula="of:=MAX([.AQ10:.AS10])" office:value-type="float" office:value="6.64" calcext:value-type="float">
            <text:p>6.64</text:p>
          </table:table-cell>
          <table:table-cell/>
        </table:table-row>
        <table:table-row table:style-name="ro2">
          <table:table-cell office:value-type="date" office:date-value="2014-07-15" calcext:value-type="date">
            <text:p>15/07/2014</text:p>
          </table:table-cell>
          <table:table-cell office:value-type="float" office:value="105.38" calcext:value-type="float">
            <text:p>105.38</text:p>
          </table:table-cell>
          <table:table-cell office:value-type="float" office:value="106.59" calcext:value-type="float">
            <text:p>106.59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6.34" calcext:value-type="float">
            <text:p>106.34</text:p>
          </table:table-cell>
          <table:table-cell office:value-type="float" office:value="25206769" calcext:value-type="float">
            <text:p>25206769</text:p>
          </table:table-cell>
          <table:table-cell table:formula="of:=[.E11]-[.E10]" office:value-type="float" office:value="-0.310000000000002" calcext:value-type="float">
            <text:p>-0.31</text:p>
          </table:table-cell>
          <table:table-cell table:number-columns-repeated="5"/>
          <table:table-cell table:formula="of:=IF([.G11]&lt;0;-[.G11];0)" office:value-type="float" office:value="0.310000000000002" calcext:value-type="float">
            <text:p>0.31</text:p>
          </table:table-cell>
          <table:table-cell table:formula="of:=IF([.G11]&gt;0;[.G11];0)" office:value-type="float" office:value="0" calcext:value-type="float">
            <text:p>0</text:p>
          </table:table-cell>
          <table:table-cell table:number-columns-repeated="8"/>
          <table:table-cell table:formula="of:=([.C11]+[.D11]+[.E11])/3" office:value-type="float" office:value="105.556666666667" calcext:value-type="float">
            <text:p>105.5566666667</text:p>
          </table:table-cell>
          <table:table-cell table:number-columns-repeated="4"/>
          <table:table-cell table:formula="of:=AVERAGE([.E7:.E11])" office:value-type="float" office:value="104.286" calcext:value-type="float">
            <text:p>104.286</text:p>
          </table:table-cell>
          <table:table-cell table:formula="of:=(5*[.E11]+4*[.E10]+3*[.E9]+2*[.E8]+[.E7])/15" office:value-type="float" office:value="105.012666666667" calcext:value-type="float">
            <text:p>105.0126666667</text:p>
          </table:table-cell>
          <table:table-cell table:formula="of:=(([.E11]-[.D11])-([.C11]-[.E11]))/([.C11]-[.D11])" office:value-type="float" office:value="0.824561403508772" calcext:value-type="float">
            <text:p>0.8245614035</text:p>
          </table:table-cell>
          <table:table-cell table:formula="of:=[.AD11]*[.F11]" office:value-type="float" office:value="20784528.8245614" calcext:value-type="float">
            <text:p>20784528.8245614</text:p>
          </table:table-cell>
          <table:table-cell table:formula="of:=[.AE11] + [.AF10]" office:value-type="float" office:value="45271958.7840348" calcext:value-type="float">
            <text:p>45271958.7840348</text:p>
          </table:table-cell>
          <table:table-cell table:formula="of:=IF([.E11] &gt; [.E10]; [.AG10] + [.F11]; IF([.E11] &lt; [.E10]; [.AG10] - [.F11]; [.AG10]))" office:value-type="float" office:value="23392006" calcext:value-type="float">
            <text:p>23392006</text:p>
          </table:table-cell>
          <table:table-cell table:formula="of:=AVERAGE([.E2:.E11])" office:value-type="float" office:value="101.662" calcext:value-type="float">
            <text:p>101.662</text:p>
          </table:table-cell>
          <table:table-cell table:formula="of:=[.E11]/[.AC11]" office:value-type="float" office:value="1.01263974504663" calcext:value-type="float">
            <text:p>1.012639745</text:p>
          </table:table-cell>
          <table:table-cell table:formula="of:=[.E11]/[.AB11]" office:value-type="float" office:value="1.01969583644976" calcext:value-type="float">
            <text:p>1.0196958364</text:p>
          </table:table-cell>
          <table:table-cell table:formula="of:=[.E11]/[.AH11]" office:value-type="float" office:value="1.04601522692845" calcext:value-type="float">
            <text:p>1.0460152269</text:p>
          </table:table-cell>
          <table:table-cell table:number-columns-repeated="4"/>
          <table:table-cell table:formula="of:=[.E11]-[.E6]" office:value-type="float" office:value="4.22" calcext:value-type="float">
            <text:p>4.22</text:p>
          </table:table-cell>
          <table:table-cell table:formula="of:=[.C11]-[.D11]" office:value-type="float" office:value="2.85000000000001" calcext:value-type="float">
            <text:p>2.85</text:p>
          </table:table-cell>
          <table:table-cell table:formula="of:=ABS([.C11]-[.E10])" office:value-type="float" office:value="0.0600000000000023" calcext:value-type="float">
            <text:p>0.06</text:p>
          </table:table-cell>
          <table:table-cell table:formula="of:=ABS([.D11]-[.E10])" office:value-type="float" office:value="2.91000000000001" calcext:value-type="float">
            <text:p>2.91</text:p>
          </table:table-cell>
          <table:table-cell table:formula="of:=MAX([.AQ11:.AS11])" office:value-type="float" office:value="2.91000000000001" calcext:value-type="float">
            <text:p>2.91</text:p>
          </table:table-cell>
          <table:table-cell table:formula="of:=AVERAGE([.AT2:.AT11])" office:value-type="float" office:value="3.019" calcext:value-type="float">
            <text:p>3.019</text:p>
          </table:table-cell>
        </table:table-row>
        <table:table-row table:style-name="ro2">
          <table:table-cell office:value-type="date" office:date-value="2014-07-16" calcext:value-type="date">
            <text:p>16/07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1" calcext:value-type="float">
            <text:p>106.71</text:p>
          </table:table-cell>
          <table:table-cell office:value-type="float" office:value="104.06" calcext:value-type="float">
            <text:p>104.06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407082" calcext:value-type="float">
            <text:p>11407082</text:p>
          </table:table-cell>
          <table:table-cell table:formula="of:=[.E12]-[.E11]" office:value-type="float" office:value="-1.79000000000001" calcext:value-type="float">
            <text:p>-1.79</text:p>
          </table:table-cell>
          <table:table-cell table:number-columns-repeated="5"/>
          <table:table-cell table:formula="of:=IF([.G12]&lt;0;-[.G12];0)" office:value-type="float" office:value="1.79000000000001" calcext:value-type="float">
            <text:p>1.79</text:p>
          </table:table-cell>
          <table:table-cell table:formula="of:=IF([.G12]&gt;0;[.G12];0)" office:value-type="float" office:value="0" calcext:value-type="float">
            <text:p>0</text:p>
          </table:table-cell>
          <table:table-cell table:number-columns-repeated="8"/>
          <table:table-cell table:formula="of:=([.C12]+[.D12]+[.E12])/3" office:value-type="float" office:value="105.106666666667" calcext:value-type="float">
            <text:p>105.1066666667</text:p>
          </table:table-cell>
          <table:table-cell table:number-columns-repeated="4"/>
          <table:table-cell table:formula="of:=AVERAGE([.E8:.E12])" office:value-type="float" office:value="104.746" calcext:value-type="float">
            <text:p>104.746</text:p>
          </table:table-cell>
          <table:table-cell table:formula="of:=(5*[.E12]+4*[.E11]+3*[.E10]+2*[.E9]+[.E8])/15" office:value-type="float" office:value="105.100666666667" calcext:value-type="float">
            <text:p>105.1006666667</text:p>
          </table:table-cell>
          <table:table-cell table:formula="of:=(([.E12]-[.D12])-([.C12]-[.E12]))/([.C12]-[.D12])" office:value-type="float" office:value="-0.630188679245286" calcext:value-type="float">
            <text:p>-0.6301886792</text:p>
          </table:table-cell>
          <table:table-cell table:formula="of:=[.AD12]*[.F12]" office:value-type="float" office:value="-7188613.93962267" calcext:value-type="float">
            <text:p>-7188613.93962267</text:p>
          </table:table-cell>
          <table:table-cell table:formula="of:=[.AE12] + [.AF11]" office:value-type="float" office:value="38083344.8444122" calcext:value-type="float">
            <text:p>38083344.8444122</text:p>
          </table:table-cell>
          <table:table-cell table:formula="of:=IF([.E12] &gt; [.E11]; [.AG11] + [.F12]; IF([.E12] &lt; [.E11]; [.AG11] - [.F12]; [.AG11]))" office:value-type="float" office:value="11984924" calcext:value-type="float">
            <text:p>11984924</text:p>
          </table:table-cell>
          <table:table-cell table:formula="of:=AVERAGE([.E3:.E12])" office:value-type="float" office:value="102.482" calcext:value-type="float">
            <text:p>102.482</text:p>
          </table:table-cell>
          <table:table-cell table:formula="of:=[.E12]/[.AC12]" office:value-type="float" office:value="0.994760578746725" calcext:value-type="float">
            <text:p>0.9947605787</text:p>
          </table:table-cell>
          <table:table-cell table:formula="of:=[.E12]/[.AB12]" office:value-type="float" office:value="0.998128806827946" calcext:value-type="float">
            <text:p>0.9981288068</text:p>
          </table:table-cell>
          <table:table-cell table:formula="of:=[.E12]/[.AH12]" office:value-type="float" office:value="1.02017915341231" calcext:value-type="float">
            <text:p>1.0201791534</text:p>
          </table:table-cell>
          <table:table-cell table:number-columns-repeated="4"/>
          <table:table-cell table:formula="of:=[.E12]-[.E7]" office:value-type="float" office:value="2.3" calcext:value-type="float">
            <text:p>2.3</text:p>
          </table:table-cell>
          <table:table-cell table:formula="of:=[.C12]-[.D12]" office:value-type="float" office:value="2.64999999999999" calcext:value-type="float">
            <text:p>2.65</text:p>
          </table:table-cell>
          <table:table-cell table:formula="of:=ABS([.C12]-[.E11])" office:value-type="float" office:value="0.36999999999999" calcext:value-type="float">
            <text:p>0.37</text:p>
          </table:table-cell>
          <table:table-cell table:formula="of:=ABS([.D12]-[.E11])" office:value-type="float" office:value="2.28" calcext:value-type="float">
            <text:p>2.28</text:p>
          </table:table-cell>
          <table:table-cell table:formula="of:=MAX([.AQ12:.AS12])" office:value-type="float" office:value="2.64999999999999" calcext:value-type="float">
            <text:p>2.65</text:p>
          </table:table-cell>
          <table:table-cell table:formula="of:=AVERAGE([.AT3:.AT12])" office:value-type="float" office:value="3.084" calcext:value-type="float">
            <text:p>3.084</text:p>
          </table:table-cell>
        </table:table-row>
        <table:table-row table:style-name="ro2">
          <table:table-cell office:value-type="date" office:date-value="2014-07-17" calcext:value-type="date">
            <text:p>17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44" calcext:value-type="float">
            <text:p>107.44</text:p>
          </table:table-cell>
          <table:table-cell office:value-type="float" office:value="103.55" calcext:value-type="float">
            <text:p>103.55</text:p>
          </table:table-cell>
          <table:table-cell office:value-type="float" office:value="104.56" calcext:value-type="float">
            <text:p>104.56</text:p>
          </table:table-cell>
          <table:table-cell office:value-type="float" office:value="15856588" calcext:value-type="float">
            <text:p>15856588</text:p>
          </table:table-cell>
          <table:table-cell table:formula="of:=[.E13]-[.E12]" office:value-type="float" office:value="0.0100000000000051" calcext:value-type="float">
            <text:p>0.01</text:p>
          </table:table-cell>
          <table:table-cell table:formula="of:=AVERAGE([.E2:.E13])" office:value-type="float" office:value="102.144166666667" calcext:value-type="float">
            <text:p>102.1441666667</text:p>
          </table:table-cell>
          <table:table-cell table:number-columns-repeated="4"/>
          <table:table-cell table:formula="of:=IF([.G13]&lt;0;-[.G13];0)" office:value-type="float" office:value="0" calcext:value-type="float">
            <text:p>0</text:p>
          </table:table-cell>
          <table:table-cell table:formula="of:=IF([.G13]&gt;0;[.G13];0)" office:value-type="float" office:value="0.0100000000000051" calcext:value-type="float">
            <text:p>0.01</text:p>
          </table:table-cell>
          <table:table-cell table:number-columns-repeated="8"/>
          <table:table-cell table:formula="of:=([.C13]+[.D13]+[.E13])/3" office:value-type="float" office:value="105.183333333333" calcext:value-type="float">
            <text:p>105.1833333333</text:p>
          </table:table-cell>
          <table:table-cell table:number-columns-repeated="4"/>
          <table:table-cell table:formula="of:=AVERAGE([.E9:.E13])" office:value-type="float" office:value="104.872" calcext:value-type="float">
            <text:p>104.872</text:p>
          </table:table-cell>
          <table:table-cell table:formula="of:=(5*[.E13]+4*[.E12]+3*[.E11]+2*[.E10]+[.E9])/15" office:value-type="float" office:value="105.038666666667" calcext:value-type="float">
            <text:p>105.0386666667</text:p>
          </table:table-cell>
          <table:table-cell table:formula="of:=(([.E13]-[.D13])-([.C13]-[.E13]))/([.C13]-[.D13])" office:value-type="float" office:value="-0.48071979434447" calcext:value-type="float">
            <text:p>-0.4807197943</text:p>
          </table:table-cell>
          <table:table-cell table:formula="of:=[.AD13]*[.F13]" office:value-type="float" office:value="-7622575.722365" calcext:value-type="float">
            <text:p>-7622575.722365</text:p>
          </table:table-cell>
          <table:table-cell table:formula="of:=[.AE13] + [.AF12]" office:value-type="float" office:value="30460769.1220472" calcext:value-type="float">
            <text:p>30460769.1220472</text:p>
          </table:table-cell>
          <table:table-cell table:formula="of:=IF([.E13] &gt; [.E12]; [.AG12] + [.F13]; IF([.E13] &lt; [.E12]; [.AG12] - [.F13]; [.AG12]))" office:value-type="float" office:value="27841512" calcext:value-type="float">
            <text:p>27841512</text:p>
          </table:table-cell>
          <table:table-cell table:formula="of:=AVERAGE([.E4:.E13])" office:value-type="float" office:value="103.075" calcext:value-type="float">
            <text:p>103.075</text:p>
          </table:table-cell>
          <table:table-cell table:formula="of:=[.E13]/[.AC13]" office:value-type="float" office:value="0.995442947993755" calcext:value-type="float">
            <text:p>0.995442948</text:p>
          </table:table-cell>
          <table:table-cell table:formula="of:=[.E13]/[.AB13]" office:value-type="float" office:value="0.997024944694485" calcext:value-type="float">
            <text:p>0.9970249447</text:p>
          </table:table-cell>
          <table:table-cell table:formula="of:=[.E13]/[.AH13]" office:value-type="float" office:value="1.01440698520495" calcext:value-type="float">
            <text:p>1.0144069852</text:p>
          </table:table-cell>
          <table:table-cell table:number-columns-repeated="4"/>
          <table:table-cell table:formula="of:=[.E13]-[.E8]" office:value-type="float" office:value="0.629999999999995" calcext:value-type="float">
            <text:p>0.63</text:p>
          </table:table-cell>
          <table:table-cell table:formula="of:=[.C13]-[.D13]" office:value-type="float" office:value="3.89" calcext:value-type="float">
            <text:p>3.89</text:p>
          </table:table-cell>
          <table:table-cell table:formula="of:=ABS([.C13]-[.E12])" office:value-type="float" office:value="2.89" calcext:value-type="float">
            <text:p>2.89</text:p>
          </table:table-cell>
          <table:table-cell table:formula="of:=ABS([.D13]-[.E12])" office:value-type="float" office:value="1" calcext:value-type="float">
            <text:p>1</text:p>
          </table:table-cell>
          <table:table-cell table:formula="of:=MAX([.AQ13:.AS13])" office:value-type="float" office:value="3.89" calcext:value-type="float">
            <text:p>3.89</text:p>
          </table:table-cell>
          <table:table-cell table:formula="of:=AVERAGE([.AT4:.AT13])" office:value-type="float" office:value="3.109" calcext:value-type="float">
            <text:p>3.109</text:p>
          </table:table-cell>
        </table:table-row>
        <table:table-row table:style-name="ro2">
          <table:table-cell office:value-type="date" office:date-value="2014-07-18" calcext:value-type="date">
            <text:p>18/07/2014</text:p>
          </table:table-cell>
          <table:table-cell office:value-type="float" office:value="105.42" calcext:value-type="float">
            <text:p>105.42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4.28" calcext:value-type="float">
            <text:p>104.28</text:p>
          </table:table-cell>
          <table:table-cell office:value-type="float" office:value="7822760" calcext:value-type="float">
            <text:p>7822760</text:p>
          </table:table-cell>
          <table:table-cell table:formula="of:=[.E14]-[.E13]" office:value-type="float" office:value="-0.280000000000001" calcext:value-type="float">
            <text:p>-0.28</text:p>
          </table:table-cell>
          <table:table-cell table:formula="of:=([.E14]*(2/(12 +1))+[.H13]*(1-(2/(12+1))))" office:value-type="float" office:value="102.472756410256" calcext:value-type="float">
            <text:p>102.4727564103</text:p>
          </table:table-cell>
          <table:table-cell table:number-columns-repeated="4"/>
          <table:table-cell table:formula="of:=IF([.G14]&lt;0;-[.G14];0)" office:value-type="float" office:value="0.280000000000001" calcext:value-type="float">
            <text:p>0.28</text:p>
          </table:table-cell>
          <table:table-cell table:formula="of:=IF([.G14]&gt;0;[.G14];0)" office:value-type="float" office:value="0" calcext:value-type="float">
            <text:p>0</text:p>
          </table:table-cell>
          <table:table-cell table:number-columns-repeated="8"/>
          <table:table-cell table:formula="of:=([.C14]+[.D14]+[.E14])/3" office:value-type="float" office:value="104.653333333333" calcext:value-type="float">
            <text:p>104.6533333333</text:p>
          </table:table-cell>
          <table:table-cell table:number-columns-repeated="3"/>
          <table:table-cell table:formula="of:=([.E14]-[.E2])/[.E2]*100" office:value-type="float" office:value="8.23040996367411" calcext:value-type="float">
            <text:p>8.2304099637</text:p>
          </table:table-cell>
          <table:table-cell table:formula="of:=AVERAGE([.E10:.E14])" office:value-type="float" office:value="105.276" calcext:value-type="float">
            <text:p>105.276</text:p>
          </table:table-cell>
          <table:table-cell table:formula="of:=(5*[.E14]+4*[.E13]+3*[.E12]+2*[.E11]+[.E10])/15" office:value-type="float" office:value="104.841333333333" calcext:value-type="float">
            <text:p>104.8413333333</text:p>
          </table:table-cell>
          <table:table-cell table:formula="of:=(([.E14]-[.D14])-([.C14]-[.E14]))/([.C14]-[.D14])" office:value-type="float" office:value="-0.509090909090904" calcext:value-type="float">
            <text:p>-0.5090909091</text:p>
          </table:table-cell>
          <table:table-cell table:formula="of:=[.AD14]*[.F14]" office:value-type="float" office:value="-3982495.99999996" calcext:value-type="float">
            <text:p>-3982495.99999996</text:p>
          </table:table-cell>
          <table:table-cell table:formula="of:=[.AE14] + [.AF13]" office:value-type="float" office:value="26478273.1220472" calcext:value-type="float">
            <text:p>26478273.1220472</text:p>
          </table:table-cell>
          <table:table-cell table:formula="of:=IF([.E14] &gt; [.E13]; [.AG13] + [.F14]; IF([.E14] &lt; [.E13]; [.AG13] - [.F14]; [.AG13]))" office:value-type="float" office:value="20018752" calcext:value-type="float">
            <text:p>20018752</text:p>
          </table:table-cell>
          <table:table-cell table:formula="of:=AVERAGE([.E5:.E14])" office:value-type="float" office:value="103.681" calcext:value-type="float">
            <text:p>103.681</text:p>
          </table:table-cell>
          <table:table-cell table:formula="of:=[.E14]/[.AC14]" office:value-type="float" office:value="0.994645877580089" calcext:value-type="float">
            <text:p>0.9946458776</text:p>
          </table:table-cell>
          <table:table-cell table:formula="of:=[.E14]/[.AB14]" office:value-type="float" office:value="0.990539154223185" calcext:value-type="float">
            <text:p>0.9905391542</text:p>
          </table:table-cell>
          <table:table-cell table:formula="of:=[.E14]/[.AH14]" office:value-type="float" office:value="1.00577733625254" calcext:value-type="float">
            <text:p>1.0057773363</text:p>
          </table:table-cell>
          <table:table-cell table:number-columns-repeated="4"/>
          <table:table-cell table:formula="of:=[.E14]-[.E9]" office:value-type="float" office:value="2.02" calcext:value-type="float">
            <text:p>2.02</text:p>
          </table:table-cell>
          <table:table-cell table:formula="of:=[.C14]-[.D14]" office:value-type="float" office:value="2.2" calcext:value-type="float">
            <text:p>2.2</text:p>
          </table:table-cell>
          <table:table-cell table:formula="of:=ABS([.C14]-[.E13])" office:value-type="float" office:value="1.38" calcext:value-type="float">
            <text:p>1.38</text:p>
          </table:table-cell>
          <table:table-cell table:formula="of:=ABS([.D14]-[.E13])" office:value-type="float" office:value="0.820000000000007" calcext:value-type="float">
            <text:p>0.82</text:p>
          </table:table-cell>
          <table:table-cell table:formula="of:=MAX([.AQ14:.AS14])" office:value-type="float" office:value="2.2" calcext:value-type="float">
            <text:p>2.2</text:p>
          </table:table-cell>
          <table:table-cell table:formula="of:=AVERAGE([.AT5:.AT14])" office:value-type="float" office:value="3.104" calcext:value-type="float">
            <text:p>3.104</text:p>
          </table:table-cell>
        </table:table-row>
        <table:table-row table:style-name="ro2">
          <table:table-cell office:value-type="date" office:date-value="2014-07-21" calcext:value-type="date">
            <text:p>21/07/2014</text:p>
          </table:table-cell>
          <table:table-cell office:value-type="float" office:value="105.45" calcext:value-type="float">
            <text:p>105.45</text:p>
          </table:table-cell>
          <table:table-cell office:value-type="float" office:value="107.82" calcext:value-type="float">
            <text:p>107.82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5.65" calcext:value-type="float">
            <text:p>105.65</text:p>
          </table:table-cell>
          <table:table-cell office:value-type="float" office:value="12707497" calcext:value-type="float">
            <text:p>12707497</text:p>
          </table:table-cell>
          <table:table-cell table:formula="of:=[.E15]-[.E14]" office:value-type="float" office:value="1.37" calcext:value-type="float">
            <text:p>1.37</text:p>
          </table:table-cell>
          <table:table-cell table:formula="of:=([.E15]*(2/(12 +1))+[.H14]*(1-(2/(12+1))))" office:value-type="float" office:value="102.961563116371" calcext:value-type="float">
            <text:p>102.9615631164</text:p>
          </table:table-cell>
          <table:table-cell table:number-columns-repeated="4"/>
          <table:table-cell table:formula="of:=IF([.G15]&lt;0;-[.G15];0)" office:value-type="float" office:value="0" calcext:value-type="float">
            <text:p>0</text:p>
          </table:table-cell>
          <table:table-cell table:formula="of:=IF([.G15]&gt;0;[.G15];0)" office:value-type="float" office:value="1.37" calcext:value-type="float">
            <text:p>1.37</text:p>
          </table:table-cell>
          <table:table-cell table:number-columns-repeated="4"/>
          <table:table-cell table:formula="of:=MAX([.C2:.C15])" office:value-type="float" office:value="108" calcext:value-type="float">
            <text:p>108</text:p>
          </table:table-cell>
          <table:table-cell table:formula="of:=MIN([.D2:.D15])" office:value-type="float" office:value="95.27" calcext:value-type="float">
            <text:p>95.27</text:p>
          </table:table-cell>
          <table:table-cell table:formula="of:=([.S15]-[.E15])/([.S15]-[.T15])*-100" office:value-type="float" office:value="-18.4603299293008" calcext:value-type="float">
            <text:p>-18.4603299293</text:p>
          </table:table-cell>
          <table:table-cell table:formula="of:=([.E15]-[.T15])/([.S15]-[.T15])*100" office:value-type="float" office:value="81.5396700706992" calcext:value-type="float">
            <text:p>81.5396700707</text:p>
          </table:table-cell>
          <table:table-cell table:formula="of:=([.C15]+[.D15]+[.E15])/3" office:value-type="float" office:value="105.763333333333" calcext:value-type="float">
            <text:p>105.7633333333</text:p>
          </table:table-cell>
          <table:table-cell table:number-columns-repeated="3"/>
          <table:table-cell table:formula="of:=([.E15]-[.E3])/[.E3]*100" office:value-type="float" office:value="7.11750988543041" calcext:value-type="float">
            <text:p>7.1175098854</text:p>
          </table:table-cell>
          <table:table-cell table:formula="of:=AVERAGE([.E11:.E15])" office:value-type="float" office:value="105.076" calcext:value-type="float">
            <text:p>105.076</text:p>
          </table:table-cell>
          <table:table-cell table:formula="of:=(5*[.E15]+4*[.E14]+3*[.E13]+2*[.E12]+[.E11])/15" office:value-type="float" office:value="104.966" calcext:value-type="float">
            <text:p>104.966</text:p>
          </table:table-cell>
          <table:table-cell table:formula="of:=(([.E15]-[.D15])-([.C15]-[.E15]))/([.C15]-[.D15])" office:value-type="float" office:value="-0.0849999999999938" calcext:value-type="float">
            <text:p>-0.085</text:p>
          </table:table-cell>
          <table:table-cell table:formula="of:=[.AD15]*[.F15]" office:value-type="float" office:value="-1080137.24499992" calcext:value-type="float">
            <text:p>-1080137.24499992</text:p>
          </table:table-cell>
          <table:table-cell table:formula="of:=[.AE15] + [.AF14]" office:value-type="float" office:value="25398135.8770473" calcext:value-type="float">
            <text:p>25398135.8770473</text:p>
          </table:table-cell>
          <table:table-cell table:formula="of:=IF([.E15] &gt; [.E14]; [.AG14] + [.F15]; IF([.E15] &lt; [.E14]; [.AG14] - [.F15]; [.AG14]))" office:value-type="float" office:value="32726249" calcext:value-type="float">
            <text:p>32726249</text:p>
          </table:table-cell>
          <table:table-cell table:formula="of:=AVERAGE([.E6:.E15])" office:value-type="float" office:value="104.259" calcext:value-type="float">
            <text:p>104.259</text:p>
          </table:table-cell>
          <table:table-cell table:formula="of:=[.E15]/[.AC15]" office:value-type="float" office:value="1.0065163957853" calcext:value-type="float">
            <text:p>1.0065163958</text:p>
          </table:table-cell>
          <table:table-cell table:formula="of:=[.E15]/[.AB15]" office:value-type="float" office:value="1.00546271270319" calcext:value-type="float">
            <text:p>1.0054627127</text:p>
          </table:table-cell>
          <table:table-cell table:formula="of:=[.E15]/[.AH15]" office:value-type="float" office:value="1.01334177385166" calcext:value-type="float">
            <text:p>1.0133417739</text:p>
          </table:table-cell>
          <table:table-cell table:number-columns-repeated="4"/>
          <table:table-cell table:formula="of:=[.E15]-[.E10]" office:value-type="float" office:value="-1" calcext:value-type="float">
            <text:p>-1</text:p>
          </table:table-cell>
          <table:table-cell table:formula="of:=[.C15]-[.D15]" office:value-type="float" office:value="4" calcext:value-type="float">
            <text:p>4</text:p>
          </table:table-cell>
          <table:table-cell table:formula="of:=ABS([.C15]-[.E14])" office:value-type="float" office:value="3.53999999999999" calcext:value-type="float">
            <text:p>3.54</text:p>
          </table:table-cell>
          <table:table-cell table:formula="of:=ABS([.D15]-[.E14])" office:value-type="float" office:value="0.460000000000008" calcext:value-type="float">
            <text:p>0.46</text:p>
          </table:table-cell>
          <table:table-cell table:formula="of:=MAX([.AQ15:.AS15])" office:value-type="float" office:value="4" calcext:value-type="float">
            <text:p>4</text:p>
          </table:table-cell>
          <table:table-cell table:formula="of:=AVERAGE([.AT6:.AT15])" office:value-type="float" office:value="3.254" calcext:value-type="float">
            <text:p>3.254</text:p>
          </table:table-cell>
        </table:table-row>
        <table:table-row table:style-name="ro2">
          <table:table-cell office:value-type="date" office:date-value="2014-07-22" calcext:value-type="date">
            <text:p>22/07/2014</text:p>
          </table:table-cell>
          <table:table-cell office:value-type="float" office:value="105.82" calcext:value-type="float">
            <text:p>105.82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0.09" calcext:value-type="float">
            <text:p>100.09</text:p>
          </table:table-cell>
          <table:table-cell office:value-type="float" office:value="101.74" calcext:value-type="float">
            <text:p>101.74</text:p>
          </table:table-cell>
          <table:table-cell office:value-type="float" office:value="11381793" calcext:value-type="float">
            <text:p>11381793</text:p>
          </table:table-cell>
          <table:table-cell table:formula="of:=[.E16]-[.E15]" office:value-type="float" office:value="-3.91000000000001" calcext:value-type="float">
            <text:p>-3.91</text:p>
          </table:table-cell>
          <table:table-cell table:formula="of:=([.E16]*(2/(12 +1))+[.H15]*(1-(2/(12+1))))" office:value-type="float" office:value="102.773630329237" calcext:value-type="float">
            <text:p>102.7736303292</text:p>
          </table:table-cell>
          <table:table-cell table:number-columns-repeated="4"/>
          <table:table-cell table:formula="of:=IF([.G16]&lt;0;-[.G16];0)" office:value-type="float" office:value="3.91000000000001" calcext:value-type="float">
            <text:p>3.91</text:p>
          </table:table-cell>
          <table:table-cell table:formula="of:=IF([.G16]&gt;0;[.G16];0)" office:value-type="float" office:value="0" calcext:value-type="float">
            <text:p>0</text:p>
          </table:table-cell>
          <table:table-cell table:style-name="ce3" table:formula="of:=(SUM([.N3:.N16])/14)" office:value-type="float" office:value="0.982857142857144" calcext:value-type="float">
            <text:p>0.9828571429</text:p>
          </table:table-cell>
          <table:table-cell table:formula="of:=(SUM([.M3:.M16])/14)" office:value-type="float" office:value="0.597857142857144" calcext:value-type="float">
            <text:p>0.5978571429</text:p>
          </table:table-cell>
          <table:table-cell table:formula="of:=[.O16]/[.P16]" office:value-type="float" office:value="1.64396654719235" calcext:value-type="float">
            <text:p>1.6439665472</text:p>
          </table:table-cell>
          <table:table-cell table:formula="of:=IF([.P16]=0;100;100-(100/(1+[.Q16])))" office:value-type="float" office:value="62.1780388612743" calcext:value-type="float">
            <text:p>62.1780388613</text:p>
          </table:table-cell>
          <table:table-cell table:formula="of:=MAX([.C3:.C16])" office:value-type="float" office:value="108" calcext:value-type="float">
            <text:p>108</text:p>
          </table:table-cell>
          <table:table-cell table:formula="of:=MIN([.D3:.D16])" office:value-type="float" office:value="95.27" calcext:value-type="float">
            <text:p>95.27</text:p>
          </table:table-cell>
          <table:table-cell table:formula="of:=([.S16]-[.E16])/([.S16]-[.T16])*-100" office:value-type="float" office:value="-49.1751767478398" calcext:value-type="float">
            <text:p>-49.1751767478</text:p>
          </table:table-cell>
          <table:table-cell table:formula="of:=([.E16]-[.T16])/([.S16]-[.T16])*100" office:value-type="float" office:value="50.8248232521602" calcext:value-type="float">
            <text:p>50.8248232522</text:p>
          </table:table-cell>
          <table:table-cell table:formula="of:=([.C16]+[.D16]+[.E16])/3" office:value-type="float" office:value="102.67" calcext:value-type="float">
            <text:p>102.67</text:p>
          </table:table-cell>
          <table:table-cell table:number-columns-repeated="3"/>
          <table:table-cell table:formula="of:=([.E16]-[.E4])/[.E4]*100" office:value-type="float" office:value="3.58379148849521" calcext:value-type="float">
            <text:p>3.5837914885</text:p>
          </table:table-cell>
          <table:table-cell table:formula="of:=AVERAGE([.E12:.E16])" office:value-type="float" office:value="104.156" calcext:value-type="float">
            <text:p>104.156</text:p>
          </table:table-cell>
          <table:table-cell table:formula="of:=(5*[.E16]+4*[.E15]+3*[.E14]+2*[.E13]+[.E12])/15" office:value-type="float" office:value="103.854" calcext:value-type="float">
            <text:p>103.854</text:p>
          </table:table-cell>
          <table:table-cell table:formula="of:=(([.E16]-[.D16])-([.C16]-[.E16]))/([.C16]-[.D16])" office:value-type="float" office:value="-0.458128078817737" calcext:value-type="float">
            <text:p>-0.4581280788</text:p>
          </table:table-cell>
          <table:table-cell table:formula="of:=[.AD16]*[.F16]" office:value-type="float" office:value="-5214318.96059117" calcext:value-type="float">
            <text:p>-5214318.96059117</text:p>
          </table:table-cell>
          <table:table-cell table:formula="of:=[.AE16] + [.AF15]" office:value-type="float" office:value="20183816.9164561" calcext:value-type="float">
            <text:p>20183816.9164561</text:p>
          </table:table-cell>
          <table:table-cell table:formula="of:=IF([.E16] &gt; [.E15]; [.AG15] + [.F16]; IF([.E16] &lt; [.E15]; [.AG15] - [.F16]; [.AG15]))" office:value-type="float" office:value="21344456" calcext:value-type="float">
            <text:p>21344456</text:p>
          </table:table-cell>
          <table:table-cell table:formula="of:=AVERAGE([.E7:.E16])" office:value-type="float" office:value="104.221" calcext:value-type="float">
            <text:p>104.221</text:p>
          </table:table-cell>
          <table:table-cell table:formula="of:=[.E16]/[.AC16]" office:value-type="float" office:value="0.979644500934004" calcext:value-type="float">
            <text:p>0.9796445009</text:p>
          </table:table-cell>
          <table:table-cell table:formula="of:=[.E16]/[.AB16]" office:value-type="float" office:value="0.976804024732133" calcext:value-type="float">
            <text:p>0.9768040247</text:p>
          </table:table-cell>
          <table:table-cell table:formula="of:=[.E16]/[.AH16]" office:value-type="float" office:value="0.976194816783566" calcext:value-type="float">
            <text:p>0.9761948168</text:p>
          </table:table-cell>
          <table:table-cell table:number-columns-repeated="4"/>
          <table:table-cell table:formula="of:=[.E16]-[.E11]" office:value-type="float" office:value="-4.60000000000001" calcext:value-type="float">
            <text:p>-4.6</text:p>
          </table:table-cell>
          <table:table-cell table:formula="of:=[.C16]-[.D16]" office:value-type="float" office:value="6.09" calcext:value-type="float">
            <text:p>6.09</text:p>
          </table:table-cell>
          <table:table-cell table:formula="of:=ABS([.C16]-[.E15])" office:value-type="float" office:value="0.530000000000001" calcext:value-type="float">
            <text:p>0.53</text:p>
          </table:table-cell>
          <table:table-cell table:formula="of:=ABS([.D16]-[.E15])" office:value-type="float" office:value="5.56" calcext:value-type="float">
            <text:p>5.56</text:p>
          </table:table-cell>
          <table:table-cell table:formula="of:=MAX([.AQ16:.AS16])" office:value-type="float" office:value="6.09" calcext:value-type="float">
            <text:p>6.09</text:p>
          </table:table-cell>
          <table:table-cell table:formula="of:=AVERAGE([.AT7:.AT16])" office:value-type="float" office:value="3.559" calcext:value-type="float">
            <text:p>3.559</text:p>
          </table:table-cell>
        </table:table-row>
        <table:table-row table:style-name="ro2">
          <table:table-cell office:value-type="date" office:date-value="2014-07-23" calcext:value-type="date">
            <text:p>23/07/2014</text:p>
          </table:table-cell>
          <table:table-cell office:value-type="float" office:value="101.73" calcext:value-type="float">
            <text:p>101.73</text:p>
          </table:table-cell>
          <table:table-cell office:value-type="float" office:value="105.45" calcext:value-type="float">
            <text:p>105.45</text:p>
          </table:table-cell>
          <table:table-cell office:value-type="float" office:value="98.39" calcext:value-type="float">
            <text:p>98.39</text:p>
          </table:table-cell>
          <table:table-cell office:value-type="float" office:value="105.13" calcext:value-type="float">
            <text:p>105.13</text:p>
          </table:table-cell>
          <table:table-cell office:value-type="float" office:value="15354262" calcext:value-type="float">
            <text:p>15354262</text:p>
          </table:table-cell>
          <table:table-cell table:formula="of:=[.E17]-[.E16]" office:value-type="float" office:value="3.39" calcext:value-type="float">
            <text:p>3.39</text:p>
          </table:table-cell>
          <table:table-cell table:formula="of:=([.E17]*(2/(12 +1))+[.H16]*(1-(2/(12+1))))" office:value-type="float" office:value="103.136148740123" calcext:value-type="float">
            <text:p>103.1361487401</text:p>
          </table:table-cell>
          <table:table-cell table:number-columns-repeated="4"/>
          <table:table-cell table:formula="of:=IF([.G17]&lt;0;-[.G17];0)" office:value-type="float" office:value="0" calcext:value-type="float">
            <text:p>0</text:p>
          </table:table-cell>
          <table:table-cell table:formula="of:=IF([.G17]&gt;0;[.G17];0)" office:value-type="float" office:value="3.39" calcext:value-type="float">
            <text:p>3.39</text:p>
          </table:table-cell>
          <table:table-cell table:formula="of:=(([.O16]*13)+[.N17])/14" office:value-type="float" office:value="1.15479591836735" calcext:value-type="float">
            <text:p>1.1547959184</text:p>
          </table:table-cell>
          <table:table-cell table:formula="of:=(([.P16]*13)+[.M17])/14" office:value-type="float" office:value="0.555153061224491" calcext:value-type="float">
            <text:p>0.5551530612</text:p>
          </table:table-cell>
          <table:table-cell table:formula="of:=[.O17]/[.P17]" office:value-type="float" office:value="2.08013969304292" calcext:value-type="float">
            <text:p>2.080139693</text:p>
          </table:table-cell>
          <table:table-cell table:formula="of:=IF([.P17]=0;100;100-(100/(1+[.Q17])))" office:value-type="float" office:value="67.5339400268536" calcext:value-type="float">
            <text:p>67.5339400269</text:p>
          </table:table-cell>
          <table:table-cell table:formula="of:=MAX([.C4:.C17])" office:value-type="float" office:value="108" calcext:value-type="float">
            <text:p>108</text:p>
          </table:table-cell>
          <table:table-cell table:formula="of:=MIN([.D4:.D17])" office:value-type="float" office:value="97.11" calcext:value-type="float">
            <text:p>97.11</text:p>
          </table:table-cell>
          <table:table-cell table:formula="of:=([.S17]-[.E17])/([.S17]-[.T17])*-100" office:value-type="float" office:value="-26.3544536271809" calcext:value-type="float">
            <text:p>-26.3544536272</text:p>
          </table:table-cell>
          <table:table-cell table:formula="of:=([.E17]-[.T17])/([.S17]-[.T17])*100" office:value-type="float" office:value="73.6455463728191" calcext:value-type="float">
            <text:p>73.6455463728</text:p>
          </table:table-cell>
          <table:table-cell table:formula="of:=([.C17]+[.D17]+[.E17])/3" office:value-type="float" office:value="102.99" calcext:value-type="float">
            <text:p>102.99</text:p>
          </table:table-cell>
          <table:table-cell table:number-columns-repeated="3"/>
          <table:table-cell table:formula="of:=([.E17]-[.E5])/[.E5]*100" office:value-type="float" office:value="5.26684690097125" calcext:value-type="float">
            <text:p>5.266846901</text:p>
          </table:table-cell>
          <table:table-cell table:formula="of:=AVERAGE([.E13:.E17])" office:value-type="float" office:value="104.272" calcext:value-type="float">
            <text:p>104.272</text:p>
          </table:table-cell>
          <table:table-cell table:formula="of:=(5*[.E17]+4*[.E16]+3*[.E15]+2*[.E14]+[.E13])/15" office:value-type="float" office:value="104.178666666667" calcext:value-type="float">
            <text:p>104.1786666667</text:p>
          </table:table-cell>
          <table:table-cell table:formula="of:=(([.E17]-[.D17])-([.C17]-[.E17]))/([.C17]-[.D17])" office:value-type="float" office:value="0.909348441926344" calcext:value-type="float">
            <text:p>0.9093484419</text:p>
          </table:table-cell>
          <table:table-cell table:formula="of:=[.AD17]*[.F17]" office:value-type="float" office:value="13962374.2266289" calcext:value-type="float">
            <text:p>13962374.2266289</text:p>
          </table:table-cell>
          <table:table-cell table:formula="of:=[.AE17] + [.AF16]" office:value-type="float" office:value="34146191.143085" calcext:value-type="float">
            <text:p>34146191.143085</text:p>
          </table:table-cell>
          <table:table-cell table:formula="of:=IF([.E17] &gt; [.E16]; [.AG16] + [.F17]; IF([.E17] &lt; [.E16]; [.AG16] - [.F17]; [.AG16]))" office:value-type="float" office:value="36698718" calcext:value-type="float">
            <text:p>36698718</text:p>
          </table:table-cell>
          <table:table-cell table:formula="of:=AVERAGE([.E8:.E17])" office:value-type="float" office:value="104.509" calcext:value-type="float">
            <text:p>104.509</text:p>
          </table:table-cell>
          <table:table-cell table:formula="of:=[.E17]/[.AC17]" office:value-type="float" office:value="1.00913174802263" calcext:value-type="float">
            <text:p>1.009131748</text:p>
          </table:table-cell>
          <table:table-cell table:formula="of:=[.E17]/[.AB17]" office:value-type="float" office:value="1.00822847936167" calcext:value-type="float">
            <text:p>1.0082284794</text:p>
          </table:table-cell>
          <table:table-cell table:formula="of:=[.E17]/[.AH17]" office:value-type="float" office:value="1.00594207197466" calcext:value-type="float">
            <text:p>1.005942072</text:p>
          </table:table-cell>
          <table:table-cell table:number-columns-repeated="4"/>
          <table:table-cell table:formula="of:=[.E17]-[.E12]" office:value-type="float" office:value="0.579999999999998" calcext:value-type="float">
            <text:p>0.58</text:p>
          </table:table-cell>
          <table:table-cell table:formula="of:=[.C17]-[.D17]" office:value-type="float" office:value="7.06" calcext:value-type="float">
            <text:p>7.06</text:p>
          </table:table-cell>
          <table:table-cell table:formula="of:=ABS([.C17]-[.E16])" office:value-type="float" office:value="3.71000000000001" calcext:value-type="float">
            <text:p>3.71</text:p>
          </table:table-cell>
          <table:table-cell table:formula="of:=ABS([.D17]-[.E16])" office:value-type="float" office:value="3.34999999999999" calcext:value-type="float">
            <text:p>3.35</text:p>
          </table:table-cell>
          <table:table-cell table:formula="of:=MAX([.AQ17:.AS17])" office:value-type="float" office:value="7.06" calcext:value-type="float">
            <text:p>7.06</text:p>
          </table:table-cell>
          <table:table-cell table:formula="of:=AVERAGE([.AT8:.AT17])" office:value-type="float" office:value="4.054" calcext:value-type="float">
            <text:p>4.054</text:p>
          </table:table-cell>
        </table:table-row>
        <table:table-row table:style-name="ro2">
          <table:table-cell office:value-type="date" office:date-value="2014-07-24" calcext:value-type="date">
            <text:p>24/07/2014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4.05" calcext:value-type="float">
            <text:p>104.05</text:p>
          </table:table-cell>
          <table:table-cell office:value-type="float" office:value="104.81" calcext:value-type="float">
            <text:p>104.81</text:p>
          </table:table-cell>
          <table:table-cell office:value-type="float" office:value="16197670" calcext:value-type="float">
            <text:p>16197670</text:p>
          </table:table-cell>
          <table:table-cell table:formula="of:=[.E18]-[.E17]" office:value-type="float" office:value="-0.319999999999993" calcext:value-type="float">
            <text:p>-0.32</text:p>
          </table:table-cell>
          <table:table-cell table:formula="of:=([.E18]*(2/(12 +1))+[.H17]*(1-(2/(12+1))))" office:value-type="float" office:value="103.393664318566" calcext:value-type="float">
            <text:p>103.3936643186</text:p>
          </table:table-cell>
          <table:table-cell table:number-columns-repeated="4"/>
          <table:table-cell table:formula="of:=IF([.G18]&lt;0;-[.G18];0)" office:value-type="float" office:value="0.319999999999993" calcext:value-type="float">
            <text:p>0.32</text:p>
          </table:table-cell>
          <table:table-cell table:formula="of:=IF([.G18]&gt;0;[.G18];0)" office:value-type="float" office:value="0" calcext:value-type="float">
            <text:p>0</text:p>
          </table:table-cell>
          <table:table-cell table:formula="of:=(([.O17]*13)+[.N18])/14" office:value-type="float" office:value="1.07231049562682" calcext:value-type="float">
            <text:p>1.0723104956</text:p>
          </table:table-cell>
          <table:table-cell table:formula="of:=(([.P17]*13)+[.M18])/14" office:value-type="float" office:value="0.53835641399417" calcext:value-type="float">
            <text:p>0.538356414</text:p>
          </table:table-cell>
          <table:table-cell table:formula="of:=[.O18]/[.P18]" office:value-type="float" office:value="1.99182264342528" calcext:value-type="float">
            <text:p>1.9918226434</text:p>
          </table:table-cell>
          <table:table-cell table:formula="of:=IF([.P18]=0;100;100-(100/(1+[.Q18])))" office:value-type="float" office:value="66.5755588086893" calcext:value-type="float">
            <text:p>66.5755588087</text:p>
          </table:table-cell>
          <table:table-cell table:formula="of:=MAX([.C5:.C18])" office:value-type="float" office:value="108" calcext:value-type="float">
            <text:p>108</text:p>
          </table:table-cell>
          <table:table-cell table:formula="of:=MIN([.D5:.D18])" office:value-type="float" office:value="97.66" calcext:value-type="float">
            <text:p>97.66</text:p>
          </table:table-cell>
          <table:table-cell table:formula="of:=([.S18]-[.E18])/([.S18]-[.T18])*-100" office:value-type="float" office:value="-30.8510638297872" calcext:value-type="float">
            <text:p>-30.8510638298</text:p>
          </table:table-cell>
          <table:table-cell table:formula="of:=([.E18]-[.T18])/([.S18]-[.T18])*100" office:value-type="float" office:value="69.1489361702128" calcext:value-type="float">
            <text:p>69.1489361702</text:p>
          </table:table-cell>
          <table:table-cell table:formula="of:=([.C18]+[.D18]+[.E18])/3" office:value-type="float" office:value="105.17" calcext:value-type="float">
            <text:p>105.17</text:p>
          </table:table-cell>
          <table:table-cell table:number-columns-repeated="3"/>
          <table:table-cell table:formula="of:=([.E18]-[.E6])/[.E6]*100" office:value-type="float" office:value="2.63415589502546" calcext:value-type="float">
            <text:p>2.634155895</text:p>
          </table:table-cell>
          <table:table-cell table:formula="of:=AVERAGE([.E14:.E18])" office:value-type="float" office:value="104.322" calcext:value-type="float">
            <text:p>104.322</text:p>
          </table:table-cell>
          <table:table-cell table:formula="of:=(5*[.E18]+4*[.E17]+3*[.E16]+2*[.E15]+[.E14])/15" office:value-type="float" office:value="104.358" calcext:value-type="float">
            <text:p>104.358</text:p>
          </table:table-cell>
          <table:table-cell table:formula="of:=(([.E18]-[.D18])-([.C18]-[.E18]))/([.C18]-[.D18])" office:value-type="float" office:value="-0.415384615384613" calcext:value-type="float">
            <text:p>-0.4153846154</text:p>
          </table:table-cell>
          <table:table-cell table:formula="of:=[.AD18]*[.F18]" office:value-type="float" office:value="-6728262.92307689" calcext:value-type="float">
            <text:p>-6728262.92307689</text:p>
          </table:table-cell>
          <table:table-cell table:formula="of:=[.AE18] + [.AF17]" office:value-type="float" office:value="27417928.2200081" calcext:value-type="float">
            <text:p>27417928.2200081</text:p>
          </table:table-cell>
          <table:table-cell table:formula="of:=IF([.E18] &gt; [.E17]; [.AG17] + [.F18]; IF([.E18] &lt; [.E17]; [.AG17] - [.F18]; [.AG17]))" office:value-type="float" office:value="20501048" calcext:value-type="float">
            <text:p>20501048</text:p>
          </table:table-cell>
          <table:table-cell table:formula="of:=AVERAGE([.E9:.E18])" office:value-type="float" office:value="104.597" calcext:value-type="float">
            <text:p>104.597</text:p>
          </table:table-cell>
          <table:table-cell table:formula="of:=[.E18]/[.AC18]" office:value-type="float" office:value="1.00433124437034" calcext:value-type="float">
            <text:p>1.0043312444</text:p>
          </table:table-cell>
          <table:table-cell table:formula="of:=[.E18]/[.AB18]" office:value-type="float" office:value="1.00467782442821" calcext:value-type="float">
            <text:p>1.0046778244</text:p>
          </table:table-cell>
          <table:table-cell table:formula="of:=[.E18]/[.AH18]" office:value-type="float" office:value="1.00203638727688" calcext:value-type="float">
            <text:p>1.0020363873</text:p>
          </table:table-cell>
          <table:table-cell table:number-columns-repeated="4"/>
          <table:table-cell table:formula="of:=[.E18]-[.E13]" office:value-type="float" office:value="0.25" calcext:value-type="float">
            <text:p>0.25</text:p>
          </table:table-cell>
          <table:table-cell table:formula="of:=[.C18]-[.D18]" office:value-type="float" office:value="2.60000000000001" calcext:value-type="float">
            <text:p>2.6</text:p>
          </table:table-cell>
          <table:table-cell table:formula="of:=ABS([.C18]-[.E17])" office:value-type="float" office:value="1.52000000000001" calcext:value-type="float">
            <text:p>1.52</text:p>
          </table:table-cell>
          <table:table-cell table:formula="of:=ABS([.D18]-[.E17])" office:value-type="float" office:value="1.08" calcext:value-type="float">
            <text:p>1.08</text:p>
          </table:table-cell>
          <table:table-cell table:formula="of:=MAX([.AQ18:.AS18])" office:value-type="float" office:value="2.60000000000001" calcext:value-type="float">
            <text:p>2.6</text:p>
          </table:table-cell>
          <table:table-cell table:formula="of:=AVERAGE([.AT9:.AT18])" office:value-type="float" office:value="4.084" calcext:value-type="float">
            <text:p>4.084</text:p>
          </table:table-cell>
        </table:table-row>
        <table:table-row table:style-name="ro2">
          <table:table-cell office:value-type="date" office:date-value="2014-07-25" calcext:value-type="date">
            <text:p>25/07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3.87" calcext:value-type="float">
            <text:p>103.87</text:p>
          </table:table-cell>
          <table:table-cell office:value-type="float" office:value="104.34" calcext:value-type="float">
            <text:p>104.34</text:p>
          </table:table-cell>
          <table:table-cell office:value-type="float" office:value="15161883" calcext:value-type="float">
            <text:p>15161883</text:p>
          </table:table-cell>
          <table:table-cell table:formula="of:=[.E19]-[.E18]" office:value-type="float" office:value="-0.469999999999999" calcext:value-type="float">
            <text:p>-0.47</text:p>
          </table:table-cell>
          <table:table-cell table:formula="of:=([.E19]*(2/(12 +1))+[.H18]*(1-(2/(12+1))))" office:value-type="float" office:value="103.539254423402" calcext:value-type="float">
            <text:p>103.5392544234</text:p>
          </table:table-cell>
          <table:table-cell table:number-columns-repeated="4"/>
          <table:table-cell table:formula="of:=IF([.G19]&lt;0;-[.G19];0)" office:value-type="float" office:value="0.469999999999999" calcext:value-type="float">
            <text:p>0.47</text:p>
          </table:table-cell>
          <table:table-cell table:formula="of:=IF([.G19]&gt;0;[.G19];0)" office:value-type="float" office:value="0" calcext:value-type="float">
            <text:p>0</text:p>
          </table:table-cell>
          <table:table-cell table:formula="of:=(([.O18]*13)+[.N19])/14" office:value-type="float" office:value="0.995716888796336" calcext:value-type="float">
            <text:p>0.9957168888</text:p>
          </table:table-cell>
          <table:table-cell table:formula="of:=(([.P18]*13)+[.M19])/14" office:value-type="float" office:value="0.533473812994586" calcext:value-type="float">
            <text:p>0.533473813</text:p>
          </table:table-cell>
          <table:table-cell table:formula="of:=[.O19]/[.P19]" office:value-type="float" office:value="1.86647753749525" calcext:value-type="float">
            <text:p>1.8664775375</text:p>
          </table:table-cell>
          <table:table-cell table:formula="of:=IF([.P19]=0;100;100-(100/(1+[.Q19])))" office:value-type="float" office:value="65.1139774542309" calcext:value-type="float">
            <text:p>65.1139774542</text:p>
          </table:table-cell>
          <table:table-cell table:formula="of:=MAX([.C6:.C19])" office:value-type="float" office:value="108" calcext:value-type="float">
            <text:p>108</text:p>
          </table:table-cell>
          <table:table-cell table:formula="of:=MIN([.D6:.D19])" office:value-type="float" office:value="98.39" calcext:value-type="float">
            <text:p>98.39</text:p>
          </table:table-cell>
          <table:table-cell table:formula="of:=([.S19]-[.E19])/([.S19]-[.T19])*-100" office:value-type="float" office:value="-38.0853277835588" calcext:value-type="float">
            <text:p>-38.0853277836</text:p>
          </table:table-cell>
          <table:table-cell table:formula="of:=([.E19]-[.T19])/([.S19]-[.T19])*100" office:value-type="float" office:value="61.9146722164412" calcext:value-type="float">
            <text:p>61.9146722164</text:p>
          </table:table-cell>
          <table:table-cell table:formula="of:=([.C19]+[.D19]+[.E19])/3" office:value-type="float" office:value="104.7" calcext:value-type="float">
            <text:p>104.7</text:p>
          </table:table-cell>
          <table:table-cell table:number-columns-repeated="3"/>
          <table:table-cell table:formula="of:=([.E19]-[.E7])/[.E7]*100" office:value-type="float" office:value="2.0440097799511" calcext:value-type="float">
            <text:p>2.04400978</text:p>
          </table:table-cell>
          <table:table-cell table:formula="of:=AVERAGE([.E15:.E19])" office:value-type="float" office:value="104.334" calcext:value-type="float">
            <text:p>104.334</text:p>
          </table:table-cell>
          <table:table-cell table:formula="of:=(5*[.E19]+4*[.E18]+3*[.E17]+2*[.E16]+[.E15])/15" office:value-type="float" office:value="104.364" calcext:value-type="float">
            <text:p>104.364</text:p>
          </table:table-cell>
          <table:table-cell table:formula="of:=(([.E19]-[.D19])-([.C19]-[.E19]))/([.C19]-[.D19])" office:value-type="float" office:value="-0.534653465346535" calcext:value-type="float">
            <text:p>-0.5346534653</text:p>
          </table:table-cell>
          <table:table-cell table:formula="of:=[.AD19]*[.F19]" office:value-type="float" office:value="-8106353.28712872" calcext:value-type="float">
            <text:p>-8106353.28712872</text:p>
          </table:table-cell>
          <table:table-cell table:formula="of:=[.AE19] + [.AF18]" office:value-type="float" office:value="19311574.9328794" calcext:value-type="float">
            <text:p>19311574.9328794</text:p>
          </table:table-cell>
          <table:table-cell table:formula="of:=IF([.E19] &gt; [.E18]; [.AG18] + [.F19]; IF([.E19] &lt; [.E18]; [.AG18] - [.F19]; [.AG18]))" office:value-type="float" office:value="5339165" calcext:value-type="float">
            <text:p>5339165</text:p>
          </table:table-cell>
          <table:table-cell table:formula="of:=AVERAGE([.E10:.E19])" office:value-type="float" office:value="104.805" calcext:value-type="float">
            <text:p>104.805</text:p>
          </table:table-cell>
          <table:table-cell table:formula="of:=[.E19]/[.AC19]" office:value-type="float" office:value="0.999770035644475" calcext:value-type="float">
            <text:p>0.9997700356</text:p>
          </table:table-cell>
          <table:table-cell table:formula="of:=[.E19]/[.AB19]" office:value-type="float" office:value="1.00005750761976" calcext:value-type="float">
            <text:p>1.0000575076</text:p>
          </table:table-cell>
          <table:table-cell table:formula="of:=[.E19]/[.AH19]" office:value-type="float" office:value="0.995563188779161" calcext:value-type="float">
            <text:p>0.9955631888</text:p>
          </table:table-cell>
          <table:table-cell table:number-columns-repeated="4"/>
          <table:table-cell table:formula="of:=[.E19]-[.E14]" office:value-type="float" office:value="0.0600000000000023" calcext:value-type="float">
            <text:p>0.06</text:p>
          </table:table-cell>
          <table:table-cell table:formula="of:=[.C19]-[.D19]" office:value-type="float" office:value="2.02" calcext:value-type="float">
            <text:p>2.02</text:p>
          </table:table-cell>
          <table:table-cell table:formula="of:=ABS([.C19]-[.E18])" office:value-type="float" office:value="1.08" calcext:value-type="float">
            <text:p>1.08</text:p>
          </table:table-cell>
          <table:table-cell table:formula="of:=ABS([.D19]-[.E18])" office:value-type="float" office:value="0.939999999999998" calcext:value-type="float">
            <text:p>0.94</text:p>
          </table:table-cell>
          <table:table-cell table:formula="of:=MAX([.AQ19:.AS19])" office:value-type="float" office:value="2.02" calcext:value-type="float">
            <text:p>2.02</text:p>
          </table:table-cell>
          <table:table-cell table:formula="of:=AVERAGE([.AT10:.AT19])" office:value-type="float" office:value="4.006" calcext:value-type="float">
            <text:p>4.006</text:p>
          </table:table-cell>
        </table:table-row>
        <table:table-row table:style-name="ro2">
          <table:table-cell office:value-type="date" office:date-value="2014-07-28" calcext:value-type="date">
            <text:p>28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36" calcext:value-type="float">
            <text:p>107.36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6.37" calcext:value-type="float">
            <text:p>106.37</text:p>
          </table:table-cell>
          <table:table-cell office:value-type="float" office:value="11976888" calcext:value-type="float">
            <text:p>11976888</text:p>
          </table:table-cell>
          <table:table-cell table:formula="of:=[.E20]-[.E19]" office:value-type="float" office:value="2.03" calcext:value-type="float">
            <text:p>2.03</text:p>
          </table:table-cell>
          <table:table-cell table:formula="of:=([.E20]*(2/(12 +1))+[.H19]*(1-(2/(12+1))))" office:value-type="float" office:value="103.974753742879" calcext:value-type="float">
            <text:p>103.9747537429</text:p>
          </table:table-cell>
          <table:table-cell table:number-columns-repeated="4"/>
          <table:table-cell table:formula="of:=IF([.G20]&lt;0;-[.G20];0)" office:value-type="float" office:value="0" calcext:value-type="float">
            <text:p>0</text:p>
          </table:table-cell>
          <table:table-cell table:formula="of:=IF([.G20]&gt;0;[.G20];0)" office:value-type="float" office:value="2.03" calcext:value-type="float">
            <text:p>2.03</text:p>
          </table:table-cell>
          <table:table-cell table:formula="of:=(([.O19]*13)+[.N20])/14" office:value-type="float" office:value="1.06959425388231" calcext:value-type="float">
            <text:p>1.0695942539</text:p>
          </table:table-cell>
          <table:table-cell table:formula="of:=(([.P19]*13)+[.M20])/14" office:value-type="float" office:value="0.49536854063783" calcext:value-type="float">
            <text:p>0.4953685406</text:p>
          </table:table-cell>
          <table:table-cell table:formula="of:=[.O20]/[.P20]" office:value-type="float" office:value="2.15918889904699" calcext:value-type="float">
            <text:p>2.159188899</text:p>
          </table:table-cell>
          <table:table-cell table:formula="of:=IF([.P20]=0;100;100-(100/(1+[.Q20])))" office:value-type="float" office:value="68.3463055880685" calcext:value-type="float">
            <text:p>68.3463055881</text:p>
          </table:table-cell>
          <table:table-cell table:formula="of:=MAX([.C7:.C20])" office:value-type="float" office:value="108" calcext:value-type="float">
            <text:p>108</text:p>
          </table:table-cell>
          <table:table-cell table:formula="of:=MIN([.D7:.D20])" office:value-type="float" office:value="98.39" calcext:value-type="float">
            <text:p>98.39</text:p>
          </table:table-cell>
          <table:table-cell table:formula="of:=([.S20]-[.E20])/([.S20]-[.T20])*-100" office:value-type="float" office:value="-16.9614984391259" calcext:value-type="float">
            <text:p>-16.9614984391</text:p>
          </table:table-cell>
          <table:table-cell table:formula="of:=([.E20]-[.T20])/([.S20]-[.T20])*100" office:value-type="float" office:value="83.0385015608741" calcext:value-type="float">
            <text:p>83.0385015609</text:p>
          </table:table-cell>
          <table:table-cell table:formula="of:=([.C20]+[.D20]+[.E20])/3" office:value-type="float" office:value="106.03" calcext:value-type="float">
            <text:p>106.03</text:p>
          </table:table-cell>
          <table:table-cell table:number-columns-repeated="3"/>
          <table:table-cell table:formula="of:=([.E20]-[.E8])/[.E8]*100" office:value-type="float" office:value="2.34773405176561" calcext:value-type="float">
            <text:p>2.3477340518</text:p>
          </table:table-cell>
          <table:table-cell table:formula="of:=AVERAGE([.E16:.E20])" office:value-type="float" office:value="104.478" calcext:value-type="float">
            <text:p>104.478</text:p>
          </table:table-cell>
          <table:table-cell table:formula="of:=(5*[.E20]+4*[.E19]+3*[.E18]+2*[.E17]+[.E16])/15" office:value-type="float" office:value="105.042666666667" calcext:value-type="float">
            <text:p>105.0426666667</text:p>
          </table:table-cell>
          <table:table-cell table:formula="of:=(([.E20]-[.D20])-([.C20]-[.E20]))/([.C20]-[.D20])" office:value-type="float" office:value="0.340000000000003" calcext:value-type="float">
            <text:p>0.34</text:p>
          </table:table-cell>
          <table:table-cell table:formula="of:=[.AD20]*[.F20]" office:value-type="float" office:value="4072141.92000004" calcext:value-type="float">
            <text:p>4072141.92000004</text:p>
          </table:table-cell>
          <table:table-cell table:formula="of:=[.AE20] + [.AF19]" office:value-type="float" office:value="23383716.8528794" calcext:value-type="float">
            <text:p>23383716.8528794</text:p>
          </table:table-cell>
          <table:table-cell table:formula="of:=IF([.E20] &gt; [.E19]; [.AG19] + [.F20]; IF([.E20] &lt; [.E19]; [.AG19] - [.F20]; [.AG19]))" office:value-type="float" office:value="17316053" calcext:value-type="float">
            <text:p>17316053</text:p>
          </table:table-cell>
          <table:table-cell table:formula="of:=AVERAGE([.E11:.E20])" office:value-type="float" office:value="104.777" calcext:value-type="float">
            <text:p>104.777</text:p>
          </table:table-cell>
          <table:table-cell table:formula="of:=[.E20]/[.AC20]" office:value-type="float" office:value="1.01263613515778" calcext:value-type="float">
            <text:p>1.0126361352</text:p>
          </table:table-cell>
          <table:table-cell table:formula="of:=[.E20]/[.AB20]" office:value-type="float" office:value="1.01810907559486" calcext:value-type="float">
            <text:p>1.0181090756</text:p>
          </table:table-cell>
          <table:table-cell table:formula="of:=[.E20]/[.AH20]" office:value-type="float" office:value="1.01520371837331" calcext:value-type="float">
            <text:p>1.0152037184</text:p>
          </table:table-cell>
          <table:table-cell table:number-columns-repeated="4"/>
          <table:table-cell table:formula="of:=[.E20]-[.E15]" office:value-type="float" office:value="0.719999999999999" calcext:value-type="float">
            <text:p>0.72</text:p>
          </table:table-cell>
          <table:table-cell table:formula="of:=[.C20]-[.D20]" office:value-type="float" office:value="3" calcext:value-type="float">
            <text:p>3</text:p>
          </table:table-cell>
          <table:table-cell table:formula="of:=ABS([.C20]-[.E19])" office:value-type="float" office:value="3.02" calcext:value-type="float">
            <text:p>3.02</text:p>
          </table:table-cell>
          <table:table-cell table:formula="of:=ABS([.D20]-[.E19])" office:value-type="float" office:value="0.019999999999996" calcext:value-type="float">
            <text:p>0.02</text:p>
          </table:table-cell>
          <table:table-cell table:formula="of:=MAX([.AQ20:.AS20])" office:value-type="float" office:value="3.02" calcext:value-type="float">
            <text:p>3.02</text:p>
          </table:table-cell>
          <table:table-cell table:formula="of:=AVERAGE([.AT11:.AT20])" office:value-type="float" office:value="3.644" calcext:value-type="float">
            <text:p>3.644</text:p>
          </table:table-cell>
        </table:table-row>
        <table:table-row table:style-name="ro2">
          <table:table-cell office:value-type="date" office:date-value="2014-07-29" calcext:value-type="date">
            <text:p>29/07/2014</text:p>
          </table:table-cell>
          <table:table-cell office:value-type="float" office:value="106.85" calcext:value-type="float">
            <text:p>106.85</text:p>
          </table:table-cell>
          <table:table-cell office:value-type="float" office:value="110.89" calcext:value-type="float">
            <text:p>110.89</text:p>
          </table:table-cell>
          <table:table-cell office:value-type="float" office:value="106.85" calcext:value-type="float">
            <text:p>106.85</text:p>
          </table:table-cell>
          <table:table-cell office:value-type="float" office:value="108.55" calcext:value-type="float">
            <text:p>108.55</text:p>
          </table:table-cell>
          <table:table-cell office:value-type="float" office:value="56324939" calcext:value-type="float">
            <text:p>56324939</text:p>
          </table:table-cell>
          <table:table-cell table:formula="of:=[.E21]-[.E20]" office:value-type="float" office:value="2.17999999999999" calcext:value-type="float">
            <text:p>2.18</text:p>
          </table:table-cell>
          <table:table-cell table:formula="of:=([.E21]*(2/(12 +1))+[.H20]*(1-(2/(12+1))))" office:value-type="float" office:value="104.678637782436" calcext:value-type="float">
            <text:p>104.6786377824</text:p>
          </table:table-cell>
          <table:table-cell table:number-columns-repeated="4"/>
          <table:table-cell table:formula="of:=IF([.G21]&lt;0;-[.G21];0)" office:value-type="float" office:value="0" calcext:value-type="float">
            <text:p>0</text:p>
          </table:table-cell>
          <table:table-cell table:formula="of:=IF([.G21]&gt;0;[.G21];0)" office:value-type="float" office:value="2.17999999999999" calcext:value-type="float">
            <text:p>2.18</text:p>
          </table:table-cell>
          <table:table-cell table:formula="of:=(([.O20]*13)+[.N21])/14" office:value-type="float" office:value="1.14890895003357" calcext:value-type="float">
            <text:p>1.14890895</text:p>
          </table:table-cell>
          <table:table-cell table:formula="of:=(([.P20]*13)+[.M21])/14" office:value-type="float" office:value="0.459985073449414" calcext:value-type="float">
            <text:p>0.4599850734</text:p>
          </table:table-cell>
          <table:table-cell table:formula="of:=[.O21]/[.P21]" office:value-type="float" office:value="2.49770920047023" calcext:value-type="float">
            <text:p>2.4977092005</text:p>
          </table:table-cell>
          <table:table-cell table:formula="of:=IF([.P21]=0;100;100-(100/(1+[.Q21])))" office:value-type="float" office:value="71.4098587765512" calcext:value-type="float">
            <text:p>71.4098587766</text:p>
          </table:table-cell>
          <table:table-cell table:formula="of:=MAX([.C8:.C21])" office:value-type="float" office:value="110.89" calcext:value-type="float">
            <text:p>110.89</text:p>
          </table:table-cell>
          <table:table-cell table:formula="of:=MIN([.D8:.D21])" office:value-type="float" office:value="98.39" calcext:value-type="float">
            <text:p>98.39</text:p>
          </table:table-cell>
          <table:table-cell table:formula="of:=([.S21]-[.E21])/([.S21]-[.T21])*-100" office:value-type="float" office:value="-18.72" calcext:value-type="float">
            <text:p>-18.72</text:p>
          </table:table-cell>
          <table:table-cell table:formula="of:=([.E21]-[.T21])/([.S21]-[.T21])*100" office:value-type="float" office:value="81.28" calcext:value-type="float">
            <text:p>81.28</text:p>
          </table:table-cell>
          <table:table-cell table:formula="of:=([.C21]+[.D21]+[.E21])/3" office:value-type="float" office:value="108.763333333333" calcext:value-type="float">
            <text:p>108.7633333333</text:p>
          </table:table-cell>
          <table:table-cell table:formula="of:=AVERAGE([.W2:.W21])" office:value-type="float" office:value="103.194833333333" calcext:value-type="float">
            <text:p>103.1948333333</text:p>
          </table:table-cell>
          <table:table-cell table:formula="of:=(ABS([.X21]-[.W21])+ABS([.X21]-[.W20])+ABS([.X21]-[.W19])+ABS([.X21]-[.W18])+ABS([.X21]-[.W17])+ABS([.X21]-[.W16])+ABS([.X21]-[.W15])+ABS([.X21]-[.W14])+ABS([.X21]-[.W13])+ABS([.X21]-[.W12])+ABS([.X21]-[.W11])+ABS([.X21]-[.W10])+ABS([.X21]-[.W9])+ABS([.X21]-[.W8])+ABS([.X21]-[.W7])+ABS([.X21]-[.W6])+ABS([.X21]-[.W5])+ABS([.X21]-[.W4])+ABS([.X21]-[.W3])+ABS([.X21]-[.W2]))/20" office:value-type="float" office:value="2.46501666666666" calcext:value-type="float">
            <text:p>2.4650166667</text:p>
          </table:table-cell>
          <table:table-cell table:style-name="ce4" table:formula="of:=([.W21]-[.X21])/(0.015*[.Y21])" office:value-type="float" office:value="150.600739683978" calcext:value-type="float">
            <text:p>150.600739684</text:p>
          </table:table-cell>
          <table:table-cell table:formula="of:=([.E21]-[.E9])/[.E9]*100" office:value-type="float" office:value="6.15098767846665" calcext:value-type="float">
            <text:p>6.1509876785</text:p>
          </table:table-cell>
          <table:table-cell table:formula="of:=AVERAGE([.E17:.E21])" office:value-type="float" office:value="105.84" calcext:value-type="float">
            <text:p>105.84</text:p>
          </table:table-cell>
          <table:table-cell table:formula="of:=(5*[.E21]+4*[.E20]+3*[.E19]+2*[.E18]+[.E17])/15" office:value-type="float" office:value="106.4" calcext:value-type="float">
            <text:p>106.4</text:p>
          </table:table-cell>
          <table:table-cell table:formula="of:=(([.E21]-[.D21])-([.C21]-[.E21]))/([.C21]-[.D21])" office:value-type="float" office:value="-0.158415841584158" calcext:value-type="float">
            <text:p>-0.1584158416</text:p>
          </table:table-cell>
          <table:table-cell table:formula="of:=[.AD21]*[.F21]" office:value-type="float" office:value="-8922762.61386138" calcext:value-type="float">
            <text:p>-8922762.61386138</text:p>
          </table:table-cell>
          <table:table-cell table:formula="of:=[.AE21] + [.AF20]" office:value-type="float" office:value="14460954.239018" calcext:value-type="float">
            <text:p>14460954.239018</text:p>
          </table:table-cell>
          <table:table-cell table:formula="of:=IF([.E21] &gt; [.E20]; [.AG20] + [.F21]; IF([.E21] &lt; [.E20]; [.AG20] - [.F21]; [.AG20]))" office:value-type="float" office:value="73640992" calcext:value-type="float">
            <text:p>73640992</text:p>
          </table:table-cell>
          <table:table-cell table:formula="of:=AVERAGE([.E12:.E21])" office:value-type="float" office:value="104.998" calcext:value-type="float">
            <text:p>104.998</text:p>
          </table:table-cell>
          <table:table-cell table:formula="of:=[.E21]/[.AC21]" office:value-type="float" office:value="1.02020676691729" calcext:value-type="float">
            <text:p>1.0202067669</text:p>
          </table:table-cell>
          <table:table-cell table:formula="of:=[.E21]/[.AB21]" office:value-type="float" office:value="1.02560468631897" calcext:value-type="float">
            <text:p>1.0256046863</text:p>
          </table:table-cell>
          <table:table-cell table:formula="of:=[.E21]/[.AH21]" office:value-type="float" office:value="1.03382921579459" calcext:value-type="float">
            <text:p>1.0338292158</text:p>
          </table:table-cell>
          <table:table-cell table:formula="of:=AVERAGE([.E2]; [.E21])" office:value-type="float" office:value="102.45" calcext:value-type="float">
            <text:p>102.45</text:p>
          </table:table-cell>
          <table:table-cell table:style-name="ce4" table:formula="of:=STDEVPA([.E2:.E21])" office:value-type="float" office:value="3.06485562465836" calcext:value-type="float">
            <text:p>3.0648556247</text:p>
          </table:table-cell>
          <table:table-cell table:formula="of:=[.AL21] + 2*[.AM21]" office:value-type="float" office:value="108.579711249317" calcext:value-type="float">
            <text:p>108.5797112493</text:p>
          </table:table-cell>
          <table:table-cell table:formula="of:=[.AL21] - 2*[.AM21]" office:value-type="float" office:value="96.3202887506833" calcext:value-type="float">
            <text:p>96.3202887507</text:p>
          </table:table-cell>
          <table:table-cell table:formula="of:=[.E21]-[.E16]" office:value-type="float" office:value="6.81" calcext:value-type="float">
            <text:p>6.81</text:p>
          </table:table-cell>
          <table:table-cell table:formula="of:=[.C21]-[.D21]" office:value-type="float" office:value="4.04000000000001" calcext:value-type="float">
            <text:p>4.04</text:p>
          </table:table-cell>
          <table:table-cell table:formula="of:=ABS([.C21]-[.E20])" office:value-type="float" office:value="4.52" calcext:value-type="float">
            <text:p>4.52</text:p>
          </table:table-cell>
          <table:table-cell table:formula="of:=ABS([.D21]-[.E20])" office:value-type="float" office:value="0.47999999999999" calcext:value-type="float">
            <text:p>0.48</text:p>
          </table:table-cell>
          <table:table-cell table:formula="of:=MAX([.AQ21:.AS21])" office:value-type="float" office:value="4.52" calcext:value-type="float">
            <text:p>4.52</text:p>
          </table:table-cell>
          <table:table-cell table:formula="of:=AVERAGE([.AT12:.AT21])" office:value-type="float" office:value="3.805" calcext:value-type="float">
            <text:p>3.805</text:p>
          </table:table-cell>
        </table:table-row>
        <table:table-row table:style-name="ro2">
          <table:table-cell office:value-type="date" office:date-value="2014-07-30" calcext:value-type="date">
            <text:p>30/07/2014</text:p>
          </table:table-cell>
          <table:table-cell office:value-type="float" office:value="108.55" calcext:value-type="float">
            <text:p>108.55</text:p>
          </table:table-cell>
          <table:table-cell office:value-type="float" office:value="110.64" calcext:value-type="float">
            <text:p>110.64</text:p>
          </table:table-cell>
          <table:table-cell office:value-type="float" office:value="104.47" calcext:value-type="float">
            <text:p>104.47</text:p>
          </table:table-cell>
          <table:table-cell office:value-type="float" office:value="110.27" calcext:value-type="float">
            <text:p>110.27</text:p>
          </table:table-cell>
          <table:table-cell office:value-type="float" office:value="25631985" calcext:value-type="float">
            <text:p>25631985</text:p>
          </table:table-cell>
          <table:table-cell table:formula="of:=[.E22]-[.E21]" office:value-type="float" office:value="1.72" calcext:value-type="float">
            <text:p>1.72</text:p>
          </table:table-cell>
          <table:table-cell table:formula="of:=([.E22]*(2/(12 +1))+[.H21]*(1-(2/(12+1))))" office:value-type="float" office:value="105.538847354369" calcext:value-type="float">
            <text:p>105.5388473544</text:p>
          </table:table-cell>
          <table:table-cell table:number-columns-repeated="4"/>
          <table:table-cell table:formula="of:=IF([.G22]&lt;0;-[.G22];0)" office:value-type="float" office:value="0" calcext:value-type="float">
            <text:p>0</text:p>
          </table:table-cell>
          <table:table-cell table:formula="of:=IF([.G22]&gt;0;[.G22];0)" office:value-type="float" office:value="1.72" calcext:value-type="float">
            <text:p>1.72</text:p>
          </table:table-cell>
          <table:table-cell table:formula="of:=(([.O21]*13)+[.N22])/14" office:value-type="float" office:value="1.18970116788832" calcext:value-type="float">
            <text:p>1.1897011679</text:p>
          </table:table-cell>
          <table:table-cell table:formula="of:=(([.P21]*13)+[.M22])/14" office:value-type="float" office:value="0.427128996774455" calcext:value-type="float">
            <text:p>0.4271289968</text:p>
          </table:table-cell>
          <table:table-cell table:formula="of:=[.O22]/[.P22]" office:value-type="float" office:value="2.7853439519971" calcext:value-type="float">
            <text:p>2.785343952</text:p>
          </table:table-cell>
          <table:table-cell table:formula="of:=IF([.P22]=0;100;100-(100/(1+[.Q22])))" office:value-type="float" office:value="73.5823213773636" calcext:value-type="float">
            <text:p>73.5823213774</text:p>
          </table:table-cell>
          <table:table-cell table:formula="of:=MAX([.C9:.C22])" office:value-type="float" office:value="110.89" calcext:value-type="float">
            <text:p>110.89</text:p>
          </table:table-cell>
          <table:table-cell table:formula="of:=MIN([.D9:.D22])" office:value-type="float" office:value="98.39" calcext:value-type="float">
            <text:p>98.39</text:p>
          </table:table-cell>
          <table:table-cell table:formula="of:=([.S22]-[.E22])/([.S22]-[.T22])*-100" office:value-type="float" office:value="-4.96000000000004" calcext:value-type="float">
            <text:p>-4.96</text:p>
          </table:table-cell>
          <table:table-cell table:formula="of:=([.E22]-[.T22])/([.S22]-[.T22])*100" office:value-type="float" office:value="95.04" calcext:value-type="float">
            <text:p>95.04</text:p>
          </table:table-cell>
          <table:table-cell table:formula="of:=([.C22]+[.D22]+[.E22])/3" office:value-type="float" office:value="108.46" calcext:value-type="float">
            <text:p>108.46</text:p>
          </table:table-cell>
          <table:table-cell table:formula="of:=AVERAGE([.W3:.W22])" office:value-type="float" office:value="103.797" calcext:value-type="float">
            <text:p>103.797</text:p>
          </table:table-cell>
          <table:table-cell table:formula="of:=(ABS([.X22]-[.W22])+ABS([.X22]-[.W21])+ABS([.X22]-[.W20])+ABS([.X22]-[.W19])+ABS([.X22]-[.W18])+ABS([.X22]-[.W17])+ABS([.X22]-[.W16])+ABS([.X22]-[.W15])+ABS([.X22]-[.W14])+ABS([.X22]-[.W13])+ABS([.X22]-[.W12])+ABS([.X22]-[.W11])+ABS([.X22]-[.W10])+ABS([.X22]-[.W9])+ABS([.X22]-[.W8])+ABS([.X22]-[.W7])+ABS([.X22]-[.W6])+ABS([.X22]-[.W5])+ABS([.X22]-[.W4])+ABS([.X22]-[.W3]))/20" office:value-type="float" office:value="2.29563333333333" calcext:value-type="float">
            <text:p>2.2956333333</text:p>
          </table:table-cell>
          <table:table-cell table:style-name="ce4" table:formula="of:=([.W22]-[.X22])/(0.015*[.Y22])" office:value-type="float" office:value="135.41651541332" calcext:value-type="float">
            <text:p>135.4165154133</text:p>
          </table:table-cell>
          <table:table-cell table:formula="of:=([.E22]-[.E10])/[.E10]*100" office:value-type="float" office:value="3.39428035630566" calcext:value-type="float">
            <text:p>3.3942803563</text:p>
          </table:table-cell>
          <table:table-cell table:formula="of:=AVERAGE([.E18:.E22])" office:value-type="float" office:value="106.868" calcext:value-type="float">
            <text:p>106.868</text:p>
          </table:table-cell>
          <table:table-cell table:formula="of:=(5*[.E22]+4*[.E21]+3*[.E20]+2*[.E19]+[.E18])/15" office:value-type="float" office:value="107.876666666667" calcext:value-type="float">
            <text:p>107.8766666667</text:p>
          </table:table-cell>
          <table:table-cell table:formula="of:=(([.E22]-[.D22])-([.C22]-[.E22]))/([.C22]-[.D22])" office:value-type="float" office:value="0.880064829821717" calcext:value-type="float">
            <text:p>0.8800648298</text:p>
          </table:table-cell>
          <table:table-cell table:formula="of:=[.AD22]*[.F22]" office:value-type="float" office:value="22557808.5170178" calcext:value-type="float">
            <text:p>22557808.5170178</text:p>
          </table:table-cell>
          <table:table-cell table:formula="of:=[.AE22] + [.AF21]" office:value-type="float" office:value="37018762.7560358" calcext:value-type="float">
            <text:p>37018762.7560358</text:p>
          </table:table-cell>
          <table:table-cell table:formula="of:=IF([.E22] &gt; [.E21]; [.AG21] + [.F22]; IF([.E22] &lt; [.E21]; [.AG21] - [.F22]; [.AG21]))" office:value-type="float" office:value="99272977" calcext:value-type="float">
            <text:p>99272977</text:p>
          </table:table-cell>
          <table:table-cell table:formula="of:=AVERAGE([.E13:.E22])" office:value-type="float" office:value="105.57" calcext:value-type="float">
            <text:p>105.57</text:p>
          </table:table-cell>
          <table:table-cell table:formula="of:=[.E22]/[.AC22]" office:value-type="float" office:value="1.02218582949665" calcext:value-type="float">
            <text:p>1.0221858295</text:p>
          </table:table-cell>
          <table:table-cell table:formula="of:=[.E22]/[.AB22]" office:value-type="float" office:value="1.03183366395928" calcext:value-type="float">
            <text:p>1.031833664</text:p>
          </table:table-cell>
          <table:table-cell table:formula="of:=[.E22]/[.AH22]" office:value-type="float" office:value="1.04452022354836" calcext:value-type="float">
            <text:p>1.0445202235</text:p>
          </table:table-cell>
          <table:table-cell table:formula="of:=AVERAGE([.E3]; [.E22])" office:value-type="float" office:value="104.45" calcext:value-type="float">
            <text:p>104.45</text:p>
          </table:table-cell>
          <table:table-cell table:style-name="ce4" table:formula="of:=STDEVPA([.E3:.E22])" office:value-type="float" office:value="2.98011476289085" calcext:value-type="float">
            <text:p>2.9801147629</text:p>
          </table:table-cell>
          <table:table-cell table:formula="of:=[.AL22] + 2*[.AM22]" office:value-type="float" office:value="110.410229525782" calcext:value-type="float">
            <text:p>110.4102295258</text:p>
          </table:table-cell>
          <table:table-cell table:formula="of:=[.AL22] - 2*[.AM22]" office:value-type="float" office:value="98.4897704742183" calcext:value-type="float">
            <text:p>98.4897704742</text:p>
          </table:table-cell>
          <table:table-cell table:formula="of:=[.E22]-[.E17]" office:value-type="float" office:value="5.14" calcext:value-type="float">
            <text:p>5.14</text:p>
          </table:table-cell>
          <table:table-cell table:formula="of:=[.C22]-[.D22]" office:value-type="float" office:value="6.17" calcext:value-type="float">
            <text:p>6.17</text:p>
          </table:table-cell>
          <table:table-cell table:formula="of:=ABS([.C22]-[.E21])" office:value-type="float" office:value="2.09" calcext:value-type="float">
            <text:p>2.09</text:p>
          </table:table-cell>
          <table:table-cell table:formula="of:=ABS([.D22]-[.E21])" office:value-type="float" office:value="4.08" calcext:value-type="float">
            <text:p>4.08</text:p>
          </table:table-cell>
          <table:table-cell table:formula="of:=MAX([.AQ22:.AS22])" office:value-type="float" office:value="6.17" calcext:value-type="float">
            <text:p>6.17</text:p>
          </table:table-cell>
          <table:table-cell table:formula="of:=AVERAGE([.AT13:.AT22])" office:value-type="float" office:value="4.157" calcext:value-type="float">
            <text:p>4.157</text:p>
          </table:table-cell>
        </table:table-row>
        <table:table-row table:style-name="ro2">
          <table:table-cell office:value-type="date" office:date-value="2014-07-31" calcext:value-type="date">
            <text:p>31/07/2014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91" calcext:value-type="float">
            <text:p>112.91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1.58" calcext:value-type="float">
            <text:p>111.58</text:p>
          </table:table-cell>
          <table:table-cell office:value-type="float" office:value="28841323" calcext:value-type="float">
            <text:p>28841323</text:p>
          </table:table-cell>
          <table:table-cell table:formula="of:=[.E23]-[.E22]" office:value-type="float" office:value="1.31" calcext:value-type="float">
            <text:p>1.31</text:p>
          </table:table-cell>
          <table:table-cell table:formula="of:=([.E23]*(2/(12 +1))+[.H22]*(1-(2/(12+1))))" office:value-type="float" office:value="106.468255453697" calcext:value-type="float">
            <text:p>106.4682554537</text:p>
          </table:table-cell>
          <table:table-cell table:number-columns-repeated="4"/>
          <table:table-cell table:formula="of:=IF([.G23]&lt;0;-[.G23];0)" office:value-type="float" office:value="0" calcext:value-type="float">
            <text:p>0</text:p>
          </table:table-cell>
          <table:table-cell table:formula="of:=IF([.G23]&gt;0;[.G23];0)" office:value-type="float" office:value="1.31" calcext:value-type="float">
            <text:p>1.31</text:p>
          </table:table-cell>
          <table:table-cell table:formula="of:=(([.O22]*13)+[.N23])/14" office:value-type="float" office:value="1.19829394161058" calcext:value-type="float">
            <text:p>1.1982939416</text:p>
          </table:table-cell>
          <table:table-cell table:formula="of:=(([.P22]*13)+[.M23])/14" office:value-type="float" office:value="0.396619782719137" calcext:value-type="float">
            <text:p>0.3966197827</text:p>
          </table:table-cell>
          <table:table-cell table:formula="of:=[.O23]/[.P23]" office:value-type="float" office:value="3.02126619452854" calcext:value-type="float">
            <text:p>3.0212661945</text:p>
          </table:table-cell>
          <table:table-cell table:formula="of:=IF([.P23]=0;100;100-(100/(1+[.Q23])))" office:value-type="float" office:value="75.1322108105991" calcext:value-type="float">
            <text:p>75.1322108106</text:p>
          </table:table-cell>
          <table:table-cell table:formula="of:=MAX([.C10:.C23])" office:value-type="float" office:value="112.91" calcext:value-type="float">
            <text:p>112.91</text:p>
          </table:table-cell>
          <table:table-cell table:formula="of:=MIN([.D10:.D23])" office:value-type="float" office:value="98.39" calcext:value-type="float">
            <text:p>98.39</text:p>
          </table:table-cell>
          <table:table-cell table:formula="of:=([.S23]-[.E23])/([.S23]-[.T23])*-100" office:value-type="float" office:value="-9.15977961432506" calcext:value-type="float">
            <text:p>-9.1597796143</text:p>
          </table:table-cell>
          <table:table-cell table:formula="of:=([.E23]-[.T23])/([.S23]-[.T23])*100" office:value-type="float" office:value="90.8402203856749" calcext:value-type="float">
            <text:p>90.8402203857</text:p>
          </table:table-cell>
          <table:table-cell table:formula="of:=([.C23]+[.D23]+[.E23])/3" office:value-type="float" office:value="111.68" calcext:value-type="float">
            <text:p>111.68</text:p>
          </table:table-cell>
          <table:table-cell table:formula="of:=AVERAGE([.W4:.W23])" office:value-type="float" office:value="104.500833333333" calcext:value-type="float">
            <text:p>104.5008333333</text:p>
          </table:table-cell>
          <table:table-cell table:formula="of:=(ABS([.X23]-[.W23])+ABS([.X23]-[.W22])+ABS([.X23]-[.W21])+ABS([.X23]-[.W20])+ABS([.X23]-[.W19])+ABS([.X23]-[.W18])+ABS([.X23]-[.W17])+ABS([.X23]-[.W16])+ABS([.X23]-[.W15])+ABS([.X23]-[.W14])+ABS([.X23]-[.W13])+ABS([.X23]-[.W12])+ABS([.X23]-[.W11])+ABS([.X23]-[.W10])+ABS([.X23]-[.W9])+ABS([.X23]-[.W8])+ABS([.X23]-[.W7])+ABS([.X23]-[.W6])+ABS([.X23]-[.W5])+ABS([.X23]-[.W4]))/20" office:value-type="float" office:value="2.23933333333333" calcext:value-type="float">
            <text:p>2.2393333333</text:p>
          </table:table-cell>
          <table:table-cell table:style-name="ce4" table:formula="of:=([.W23]-[.X23])/(0.015*[.Y23])" office:value-type="float" office:value="213.729284509278" calcext:value-type="float">
            <text:p>213.7292845093</text:p>
          </table:table-cell>
          <table:table-cell table:formula="of:=([.E23]-[.E11])/[.E11]*100" office:value-type="float" office:value="4.92759074666165" calcext:value-type="float">
            <text:p>4.9275907467</text:p>
          </table:table-cell>
          <table:table-cell table:formula="of:=AVERAGE([.E19:.E23])" office:value-type="float" office:value="108.222" calcext:value-type="float">
            <text:p>108.222</text:p>
          </table:table-cell>
          <table:table-cell table:formula="of:=(5*[.E23]+4*[.E22]+3*[.E21]+2*[.E20]+[.E19])/15" office:value-type="float" office:value="109.447333333333" calcext:value-type="float">
            <text:p>109.4473333333</text:p>
          </table:table-cell>
          <table:table-cell table:formula="of:=(([.E23]-[.D23])-([.C23]-[.E23]))/([.C23]-[.D23])" office:value-type="float" office:value="-0.127118644067795" calcext:value-type="float">
            <text:p>-0.1271186441</text:p>
          </table:table-cell>
          <table:table-cell table:formula="of:=[.AD23]*[.F23]" office:value-type="float" office:value="-3666269.87288132" calcext:value-type="float">
            <text:p>-3666269.87288132</text:p>
          </table:table-cell>
          <table:table-cell table:formula="of:=[.AE23] + [.AF22]" office:value-type="float" office:value="33352492.8831545" calcext:value-type="float">
            <text:p>33352492.8831545</text:p>
          </table:table-cell>
          <table:table-cell table:formula="of:=IF([.E23] &gt; [.E22]; [.AG22] + [.F23]; IF([.E23] &lt; [.E22]; [.AG22] - [.F23]; [.AG22]))" office:value-type="float" office:value="128114300" calcext:value-type="float">
            <text:p>128114300</text:p>
          </table:table-cell>
          <table:table-cell table:formula="of:=AVERAGE([.E14:.E23])" office:value-type="float" office:value="106.272" calcext:value-type="float">
            <text:p>106.272</text:p>
          </table:table-cell>
          <table:table-cell table:formula="of:=[.E23]/[.AC23]" office:value-type="float" office:value="1.01948578007078" calcext:value-type="float">
            <text:p>1.0194857801</text:p>
          </table:table-cell>
          <table:table-cell table:formula="of:=[.E23]/[.AB23]" office:value-type="float" office:value="1.03102881114746" calcext:value-type="float">
            <text:p>1.0310288111</text:p>
          </table:table-cell>
          <table:table-cell table:formula="of:=[.E23]/[.AH23]" office:value-type="float" office:value="1.04994730502861" calcext:value-type="float">
            <text:p>1.049947305</text:p>
          </table:table-cell>
          <table:table-cell table:formula="of:=AVERAGE([.E4]; [.E23])" office:value-type="float" office:value="104.9" calcext:value-type="float">
            <text:p>104.9</text:p>
          </table:table-cell>
          <table:table-cell table:style-name="ce4" table:formula="of:=STDEVPA([.E4:.E23])" office:value-type="float" office:value="3.13992559625224" calcext:value-type="float">
            <text:p>3.1399255963</text:p>
          </table:table-cell>
          <table:table-cell table:formula="of:=[.AL23] + 2*[.AM23]" office:value-type="float" office:value="111.179851192504" calcext:value-type="float">
            <text:p>111.1798511925</text:p>
          </table:table-cell>
          <table:table-cell table:formula="of:=[.AL23] - 2*[.AM23]" office:value-type="float" office:value="98.6201488074955" calcext:value-type="float">
            <text:p>98.6201488075</text:p>
          </table:table-cell>
          <table:table-cell table:formula="of:=[.E23]-[.E18]" office:value-type="float" office:value="6.77" calcext:value-type="float">
            <text:p>6.77</text:p>
          </table:table-cell>
          <table:table-cell table:formula="of:=[.C23]-[.D23]" office:value-type="float" office:value="2.36" calcext:value-type="float">
            <text:p>2.36</text:p>
          </table:table-cell>
          <table:table-cell table:formula="of:=ABS([.C23]-[.E22])" office:value-type="float" office:value="2.64" calcext:value-type="float">
            <text:p>2.64</text:p>
          </table:table-cell>
          <table:table-cell table:formula="of:=ABS([.D23]-[.E22])" office:value-type="float" office:value="0.280000000000001" calcext:value-type="float">
            <text:p>0.28</text:p>
          </table:table-cell>
          <table:table-cell table:formula="of:=MAX([.AQ23:.AS23])" office:value-type="float" office:value="2.64" calcext:value-type="float">
            <text:p>2.64</text:p>
          </table:table-cell>
          <table:table-cell table:formula="of:=AVERAGE([.AT14:.AT23])" office:value-type="float" office:value="4.032" calcext:value-type="float">
            <text:p>4.032</text:p>
          </table:table-cell>
        </table:table-row>
        <table:table-row table:style-name="ro2">
          <table:table-cell office:value-type="date" office:date-value="2014-08-01" calcext:value-type="date">
            <text:p>01/08/2014</text:p>
          </table:table-cell>
          <table:table-cell table:number-columns-repeated="2" office:value-type="float" office:value="112.35" calcext:value-type="float">
            <text:p>112.35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9.92" calcext:value-type="float">
            <text:p>109.92</text:p>
          </table:table-cell>
          <table:table-cell office:value-type="float" office:value="12662963" calcext:value-type="float">
            <text:p>12662963</text:p>
          </table:table-cell>
          <table:table-cell table:formula="of:=[.E24]-[.E23]" office:value-type="float" office:value="-1.66" calcext:value-type="float">
            <text:p>-1.66</text:p>
          </table:table-cell>
          <table:table-cell table:formula="of:=([.E24]*(2/(12 +1))+[.H23]*(1-(2/(12+1))))" office:value-type="float" office:value="106.999293076205" calcext:value-type="float">
            <text:p>106.9992930762</text:p>
          </table:table-cell>
          <table:table-cell table:number-columns-repeated="4"/>
          <table:table-cell table:formula="of:=IF([.G24]&lt;0;-[.G24];0)" office:value-type="float" office:value="1.66" calcext:value-type="float">
            <text:p>1.66</text:p>
          </table:table-cell>
          <table:table-cell table:formula="of:=IF([.G24]&gt;0;[.G24];0)" office:value-type="float" office:value="0" calcext:value-type="float">
            <text:p>0</text:p>
          </table:table-cell>
          <table:table-cell table:formula="of:=(([.O23]*13)+[.N24])/14" office:value-type="float" office:value="1.11270151720983" calcext:value-type="float">
            <text:p>1.1127015172</text:p>
          </table:table-cell>
          <table:table-cell table:formula="of:=(([.P23]*13)+[.M24])/14" office:value-type="float" office:value="0.486861226810627" calcext:value-type="float">
            <text:p>0.4868612268</text:p>
          </table:table-cell>
          <table:table-cell table:formula="of:=[.O24]/[.P24]" office:value-type="float" office:value="2.28545929709583" calcext:value-type="float">
            <text:p>2.2854592971</text:p>
          </table:table-cell>
          <table:table-cell table:formula="of:=IF([.P24]=0;100;100-(100/(1+[.Q24])))" office:value-type="float" office:value="69.5628553096382" calcext:value-type="float">
            <text:p>69.5628553096</text:p>
          </table:table-cell>
          <table:table-cell table:formula="of:=MAX([.C11:.C24])" office:value-type="float" office:value="112.91" calcext:value-type="float">
            <text:p>112.91</text:p>
          </table:table-cell>
          <table:table-cell table:formula="of:=MIN([.D11:.D24])" office:value-type="float" office:value="98.39" calcext:value-type="float">
            <text:p>98.39</text:p>
          </table:table-cell>
          <table:table-cell table:formula="of:=([.S24]-[.E24])/([.S24]-[.T24])*-100" office:value-type="float" office:value="-20.5922865013774" calcext:value-type="float">
            <text:p>-20.5922865014</text:p>
          </table:table-cell>
          <table:table-cell table:formula="of:=([.E24]-[.T24])/([.S24]-[.T24])*100" office:value-type="float" office:value="79.4077134986226" calcext:value-type="float">
            <text:p>79.4077134986</text:p>
          </table:table-cell>
          <table:table-cell table:formula="of:=([.C24]+[.D24]+[.E24])/3" office:value-type="float" office:value="110.12" calcext:value-type="float">
            <text:p>110.12</text:p>
          </table:table-cell>
          <table:table-cell table:formula="of:=AVERAGE([.W5:.W24])" office:value-type="float" office:value="105.095333333333" calcext:value-type="float">
            <text:p>105.0953333333</text:p>
          </table:table-cell>
          <table:table-cell table:formula="of:=(ABS([.X24]-[.W24])+ABS([.X24]-[.W23])+ABS([.X24]-[.W22])+ABS([.X24]-[.W21])+ABS([.X24]-[.W20])+ABS([.X24]-[.W19])+ABS([.X24]-[.W18])+ABS([.X24]-[.W17])+ABS([.X24]-[.W16])+ABS([.X24]-[.W15])+ABS([.X24]-[.W14])+ABS([.X24]-[.W13])+ABS([.X24]-[.W12])+ABS([.X24]-[.W11])+ABS([.X24]-[.W10])+ABS([.X24]-[.W9])+ABS([.X24]-[.W8])+ABS([.X24]-[.W7])+ABS([.X24]-[.W6])+ABS([.X24]-[.W5]))/20" office:value-type="float" office:value="2.11213333333333" calcext:value-type="float">
            <text:p>2.1121333333</text:p>
          </table:table-cell>
          <table:table-cell table:style-name="ce4" table:formula="of:=([.W24]-[.X24])/(0.015*[.Y24])" office:value-type="float" office:value="158.596889926983" calcext:value-type="float">
            <text:p>158.596889927</text:p>
          </table:table-cell>
          <table:table-cell table:formula="of:=([.E24]-[.E12])/[.E12]*100" office:value-type="float" office:value="5.13629842180775" calcext:value-type="float">
            <text:p>5.1362984218</text:p>
          </table:table-cell>
          <table:table-cell table:formula="of:=AVERAGE([.E20:.E24])" office:value-type="float" office:value="109.338" calcext:value-type="float">
            <text:p>109.338</text:p>
          </table:table-cell>
          <table:table-cell table:formula="of:=(5*[.E24]+4*[.E23]+3*[.E22]+2*[.E21]+[.E20])/15" office:value-type="float" office:value="110.013333333333" calcext:value-type="float">
            <text:p>110.0133333333</text:p>
          </table:table-cell>
          <table:table-cell table:formula="of:=(([.E24]-[.D24])-([.C24]-[.E24]))/([.C24]-[.D24])" office:value-type="float" office:value="-0.140845070422534" calcext:value-type="float">
            <text:p>-0.1408450704</text:p>
          </table:table-cell>
          <table:table-cell table:formula="of:=[.AD24]*[.F24]" office:value-type="float" office:value="-1783515.91549295" calcext:value-type="float">
            <text:p>-1783515.91549295</text:p>
          </table:table-cell>
          <table:table-cell table:formula="of:=[.AE24] + [.AF23]" office:value-type="float" office:value="31568976.9676616" calcext:value-type="float">
            <text:p>31568976.9676616</text:p>
          </table:table-cell>
          <table:table-cell table:formula="of:=IF([.E24] &gt; [.E23]; [.AG23] + [.F24]; IF([.E24] &lt; [.E23]; [.AG23] - [.F24]; [.AG23]))" office:value-type="float" office:value="115451337" calcext:value-type="float">
            <text:p>115451337</text:p>
          </table:table-cell>
          <table:table-cell table:formula="of:=AVERAGE([.E15:.E24])" office:value-type="float" office:value="106.836" calcext:value-type="float">
            <text:p>106.836</text:p>
          </table:table-cell>
          <table:table-cell table:formula="of:=[.E24]/[.AC24]" office:value-type="float" office:value="0.999151617985699" calcext:value-type="float">
            <text:p>0.999151618</text:p>
          </table:table-cell>
          <table:table-cell table:formula="of:=[.E24]/[.AB24]" office:value-type="float" office:value="1.0053229435329" calcext:value-type="float">
            <text:p>1.0053229435</text:p>
          </table:table-cell>
          <table:table-cell table:formula="of:=[.E24]/[.AH24]" office:value-type="float" office:value="1.02886667415478" calcext:value-type="float">
            <text:p>1.0288666742</text:p>
          </table:table-cell>
          <table:table-cell table:formula="of:=AVERAGE([.E5]; [.E24])" office:value-type="float" office:value="104.895" calcext:value-type="float">
            <text:p>104.895</text:p>
          </table:table-cell>
          <table:table-cell table:style-name="ce4" table:formula="of:=STDEVPA([.E5:.E24])" office:value-type="float" office:value="2.96830132398987" calcext:value-type="float">
            <text:p>2.968301324</text:p>
          </table:table-cell>
          <table:table-cell table:formula="of:=[.AL24] + 2*[.AM24]" office:value-type="float" office:value="110.83160264798" calcext:value-type="float">
            <text:p>110.831602648</text:p>
          </table:table-cell>
          <table:table-cell table:formula="of:=[.AL24] - 2*[.AM24]" office:value-type="float" office:value="98.9583973520203" calcext:value-type="float">
            <text:p>98.958397352</text:p>
          </table:table-cell>
          <table:table-cell table:formula="of:=[.E24]-[.E19]" office:value-type="float" office:value="5.58" calcext:value-type="float">
            <text:p>5.58</text:p>
          </table:table-cell>
          <table:table-cell table:formula="of:=[.C24]-[.D24]" office:value-type="float" office:value="4.25999999999999" calcext:value-type="float">
            <text:p>4.26</text:p>
          </table:table-cell>
          <table:table-cell table:formula="of:=ABS([.C24]-[.E23])" office:value-type="float" office:value="0.769999999999996" calcext:value-type="float">
            <text:p>0.77</text:p>
          </table:table-cell>
          <table:table-cell table:formula="of:=ABS([.D24]-[.E23])" office:value-type="float" office:value="3.48999999999999" calcext:value-type="float">
            <text:p>3.49</text:p>
          </table:table-cell>
          <table:table-cell table:formula="of:=MAX([.AQ24:.AS24])" office:value-type="float" office:value="4.25999999999999" calcext:value-type="float">
            <text:p>4.26</text:p>
          </table:table-cell>
          <table:table-cell table:formula="of:=AVERAGE([.AT15:.AT24])" office:value-type="float" office:value="4.238" calcext:value-type="float">
            <text:p>4.238</text:p>
          </table:table-cell>
        </table:table-row>
        <table:table-row table:style-name="ro2">
          <table:table-cell office:value-type="date" office:date-value="2014-08-04" calcext:value-type="date">
            <text:p>04/08/2014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0.86" calcext:value-type="float">
            <text:p>110.86</text:p>
          </table:table-cell>
          <table:table-cell office:value-type="float" office:value="108.12" calcext:value-type="float">
            <text:p>108.12</text:p>
          </table:table-cell>
          <table:table-cell office:value-type="float" office:value="109.12" calcext:value-type="float">
            <text:p>109.12</text:p>
          </table:table-cell>
          <table:table-cell office:value-type="float" office:value="3684637" calcext:value-type="float">
            <text:p>3684637</text:p>
          </table:table-cell>
          <table:table-cell table:formula="of:=[.E25]-[.E24]" office:value-type="float" office:value="-0.799999999999997" calcext:value-type="float">
            <text:p>-0.8</text:p>
          </table:table-cell>
          <table:table-cell table:formula="of:=([.E25]*(2/(12 +1))+[.H24]*(1-(2/(12+1))))" office:value-type="float" office:value="107.325555679866" calcext:value-type="float">
            <text:p>107.3255556799</text:p>
          </table:table-cell>
          <table:table-cell table:number-columns-repeated="4"/>
          <table:table-cell table:formula="of:=IF([.G25]&lt;0;-[.G25];0)" office:value-type="float" office:value="0.799999999999997" calcext:value-type="float">
            <text:p>0.8</text:p>
          </table:table-cell>
          <table:table-cell table:formula="of:=IF([.G25]&gt;0;[.G25];0)" office:value-type="float" office:value="0" calcext:value-type="float">
            <text:p>0</text:p>
          </table:table-cell>
          <table:table-cell table:formula="of:=(([.O24]*13)+[.N25])/14" office:value-type="float" office:value="1.03322283740912" calcext:value-type="float">
            <text:p>1.0332228374</text:p>
          </table:table-cell>
          <table:table-cell table:formula="of:=(([.P24]*13)+[.M25])/14" office:value-type="float" office:value="0.509228282038439" calcext:value-type="float">
            <text:p>0.509228282</text:p>
          </table:table-cell>
          <table:table-cell table:formula="of:=[.O25]/[.P25]" office:value-type="float" office:value="2.02899735512163" calcext:value-type="float">
            <text:p>2.0289973551</text:p>
          </table:table-cell>
          <table:table-cell table:formula="of:=IF([.P25]=0;100;100-(100/(1+[.Q25])))" office:value-type="float" office:value="66.9857750681382" calcext:value-type="float">
            <text:p>66.9857750681</text:p>
          </table:table-cell>
          <table:table-cell table:formula="of:=MAX([.C12:.C25])" office:value-type="float" office:value="112.91" calcext:value-type="float">
            <text:p>112.91</text:p>
          </table:table-cell>
          <table:table-cell table:formula="of:=MIN([.D12:.D25])" office:value-type="float" office:value="98.39" calcext:value-type="float">
            <text:p>98.39</text:p>
          </table:table-cell>
          <table:table-cell table:formula="of:=([.S25]-[.E25])/([.S25]-[.T25])*-100" office:value-type="float" office:value="-26.1019283746556" calcext:value-type="float">
            <text:p>-26.1019283747</text:p>
          </table:table-cell>
          <table:table-cell table:formula="of:=([.E25]-[.T25])/([.S25]-[.T25])*100" office:value-type="float" office:value="73.8980716253444" calcext:value-type="float">
            <text:p>73.8980716253</text:p>
          </table:table-cell>
          <table:table-cell table:formula="of:=([.C25]+[.D25]+[.E25])/3" office:value-type="float" office:value="109.366666666667" calcext:value-type="float">
            <text:p>109.3666666667</text:p>
          </table:table-cell>
          <table:table-cell table:formula="of:=AVERAGE([.W6:.W25])" office:value-type="float" office:value="105.602166666667" calcext:value-type="float">
            <text:p>105.6021666667</text:p>
          </table:table-cell>
          <table:table-cell table:formula="of:=(ABS([.X25]-[.W25])+ABS([.X25]-[.W24])+ABS([.X25]-[.W23])+ABS([.X25]-[.W22])+ABS([.X25]-[.W21])+ABS([.X25]-[.W20])+ABS([.X25]-[.W19])+ABS([.X25]-[.W18])+ABS([.X25]-[.W17])+ABS([.X25]-[.W16])+ABS([.X25]-[.W15])+ABS([.X25]-[.W14])+ABS([.X25]-[.W13])+ABS([.X25]-[.W12])+ABS([.X25]-[.W11])+ABS([.X25]-[.W10])+ABS([.X25]-[.W9])+ABS([.X25]-[.W8])+ABS([.X25]-[.W7])+ABS([.X25]-[.W6]))/20" office:value-type="float" office:value="2.09681666666667" calcext:value-type="float">
            <text:p>2.0968166667</text:p>
          </table:table-cell>
          <table:table-cell table:style-name="ce4" table:formula="of:=([.W25]-[.X25])/(0.015*[.Y25])" office:value-type="float" office:value="119.689370394805" calcext:value-type="float">
            <text:p>119.6893703948</text:p>
          </table:table-cell>
          <table:table-cell table:formula="of:=([.E25]-[.E13])/[.E13]*100" office:value-type="float" office:value="4.36113236419281" calcext:value-type="float">
            <text:p>4.3611323642</text:p>
          </table:table-cell>
          <table:table-cell table:formula="of:=AVERAGE([.E21:.E25])" office:value-type="float" office:value="109.888" calcext:value-type="float">
            <text:p>109.888</text:p>
          </table:table-cell>
          <table:table-cell table:formula="of:=(5*[.E25]+4*[.E24]+3*[.E23]+2*[.E22]+[.E21])/15" office:value-type="float" office:value="109.940666666667" calcext:value-type="float">
            <text:p>109.9406666667</text:p>
          </table:table-cell>
          <table:table-cell table:formula="of:=(([.E25]-[.D25])-([.C25]-[.E25]))/([.C25]-[.D25])" office:value-type="float" office:value="-0.270072992700728" calcext:value-type="float">
            <text:p>-0.2700729927</text:p>
          </table:table-cell>
          <table:table-cell table:formula="of:=[.AD25]*[.F25]" office:value-type="float" office:value="-995120.941605834" calcext:value-type="float">
            <text:p>-995120.941605834</text:p>
          </table:table-cell>
          <table:table-cell table:formula="of:=[.AE25] + [.AF24]" office:value-type="float" office:value="30573856.0260557" calcext:value-type="float">
            <text:p>30573856.0260557</text:p>
          </table:table-cell>
          <table:table-cell table:formula="of:=IF([.E25] &gt; [.E24]; [.AG24] + [.F25]; IF([.E25] &lt; [.E24]; [.AG24] - [.F25]; [.AG24]))" office:value-type="float" office:value="111766700" calcext:value-type="float">
            <text:p>111766700</text:p>
          </table:table-cell>
          <table:table-cell table:formula="of:=AVERAGE([.E16:.E25])" office:value-type="float" office:value="107.183" calcext:value-type="float">
            <text:p>107.183</text:p>
          </table:table-cell>
          <table:table-cell table:formula="of:=[.E25]/[.AC25]" office:value-type="float" office:value="0.992535367561897" calcext:value-type="float">
            <text:p>0.9925353676</text:p>
          </table:table-cell>
          <table:table-cell table:formula="of:=[.E25]/[.AB25]" office:value-type="float" office:value="0.993011065812464" calcext:value-type="float">
            <text:p>0.9930110658</text:p>
          </table:table-cell>
          <table:table-cell table:formula="of:=[.E25]/[.AH25]" office:value-type="float" office:value="1.01807189572973" calcext:value-type="float">
            <text:p>1.0180718957</text:p>
          </table:table-cell>
          <table:table-cell table:formula="of:=AVERAGE([.E6]; [.E25])" office:value-type="float" office:value="105.62" calcext:value-type="float">
            <text:p>105.62</text:p>
          </table:table-cell>
          <table:table-cell table:style-name="ce4" table:formula="of:=STDEVPA([.E6:.E25])" office:value-type="float" office:value="2.80903346366682" calcext:value-type="float">
            <text:p>2.8090334637</text:p>
          </table:table-cell>
          <table:table-cell table:formula="of:=[.AL25] + 2*[.AM25]" office:value-type="float" office:value="111.238066927334" calcext:value-type="float">
            <text:p>111.2380669273</text:p>
          </table:table-cell>
          <table:table-cell table:formula="of:=[.AL25] - 2*[.AM25]" office:value-type="float" office:value="100.001933072666" calcext:value-type="float">
            <text:p>100.0019330727</text:p>
          </table:table-cell>
          <table:table-cell table:formula="of:=[.E25]-[.E20]" office:value-type="float" office:value="2.75" calcext:value-type="float">
            <text:p>2.75</text:p>
          </table:table-cell>
          <table:table-cell table:formula="of:=[.C25]-[.D25]" office:value-type="float" office:value="2.73999999999999" calcext:value-type="float">
            <text:p>2.74</text:p>
          </table:table-cell>
          <table:table-cell table:formula="of:=ABS([.C25]-[.E24])" office:value-type="float" office:value="0.939999999999998" calcext:value-type="float">
            <text:p>0.94</text:p>
          </table:table-cell>
          <table:table-cell table:formula="of:=ABS([.D25]-[.E24])" office:value-type="float" office:value="1.8" calcext:value-type="float">
            <text:p>1.8</text:p>
          </table:table-cell>
          <table:table-cell table:formula="of:=MAX([.AQ25:.AS25])" office:value-type="float" office:value="2.73999999999999" calcext:value-type="float">
            <text:p>2.74</text:p>
          </table:table-cell>
          <table:table-cell table:formula="of:=AVERAGE([.AT16:.AT25])" office:value-type="float" office:value="4.112" calcext:value-type="float">
            <text:p>4.112</text:p>
          </table:table-cell>
        </table:table-row>
        <table:table-row table:style-name="ro2">
          <table:table-cell office:value-type="date" office:date-value="2014-08-05" calcext:value-type="date">
            <text:p>05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9.76" calcext:value-type="float">
            <text:p>109.76</text:p>
          </table:table-cell>
          <table:table-cell office:value-type="float" office:value="106.74" calcext:value-type="float">
            <text:p>106.74</text:p>
          </table:table-cell>
          <table:table-cell office:value-type="float" office:value="107.49" calcext:value-type="float">
            <text:p>107.49</text:p>
          </table:table-cell>
          <table:table-cell office:value-type="float" office:value="6832584" calcext:value-type="float">
            <text:p>6832584</text:p>
          </table:table-cell>
          <table:table-cell table:formula="of:=[.E26]-[.E25]" office:value-type="float" office:value="-1.63000000000001" calcext:value-type="float">
            <text:p>-1.63</text:p>
          </table:table-cell>
          <table:table-cell table:formula="of:=([.E26]*(2/(12 +1))+[.H25]*(1-(2/(12+1))))" office:value-type="float" office:value="107.35085480604" calcext:value-type="float">
            <text:p>107.350854806</text:p>
          </table:table-cell>
          <table:table-cell table:number-columns-repeated="4"/>
          <table:table-cell table:formula="of:=IF([.G26]&lt;0;-[.G26];0)" office:value-type="float" office:value="1.63000000000001" calcext:value-type="float">
            <text:p>1.63</text:p>
          </table:table-cell>
          <table:table-cell table:formula="of:=IF([.G26]&gt;0;[.G26];0)" office:value-type="float" office:value="0" calcext:value-type="float">
            <text:p>0</text:p>
          </table:table-cell>
          <table:table-cell table:formula="of:=(([.O25]*13)+[.N26])/14" office:value-type="float" office:value="0.959421206165616" calcext:value-type="float">
            <text:p>0.9594212062</text:p>
          </table:table-cell>
          <table:table-cell table:formula="of:=(([.P25]*13)+[.M26])/14" office:value-type="float" office:value="0.58928340474998" calcext:value-type="float">
            <text:p>0.5892834047</text:p>
          </table:table-cell>
          <table:table-cell table:formula="of:=[.O26]/[.P26]" office:value-type="float" office:value="1.62811509442163" calcext:value-type="float">
            <text:p>1.6281150944</text:p>
          </table:table-cell>
          <table:table-cell table:formula="of:=IF([.P26]=0;100;100-(100/(1+[.Q26])))" office:value-type="float" office:value="61.9499160397285" calcext:value-type="float">
            <text:p>61.9499160397</text:p>
          </table:table-cell>
          <table:table-cell table:formula="of:=MAX([.C13:.C26])" office:value-type="float" office:value="112.91" calcext:value-type="float">
            <text:p>112.91</text:p>
          </table:table-cell>
          <table:table-cell table:formula="of:=MIN([.D13:.D26])" office:value-type="float" office:value="98.39" calcext:value-type="float">
            <text:p>98.39</text:p>
          </table:table-cell>
          <table:table-cell table:formula="of:=([.S26]-[.E26])/([.S26]-[.T26])*-100" office:value-type="float" office:value="-37.3278236914601" calcext:value-type="float">
            <text:p>-37.3278236915</text:p>
          </table:table-cell>
          <table:table-cell table:formula="of:=([.E26]-[.T26])/([.S26]-[.T26])*100" office:value-type="float" office:value="62.6721763085399" calcext:value-type="float">
            <text:p>62.6721763085</text:p>
          </table:table-cell>
          <table:table-cell table:formula="of:=([.C26]+[.D26]+[.E26])/3" office:value-type="float" office:value="107.996666666667" calcext:value-type="float">
            <text:p>107.9966666667</text:p>
          </table:table-cell>
          <table:table-cell table:formula="of:=AVERAGE([.W7:.W26])" office:value-type="float" office:value="105.9155" calcext:value-type="float">
            <text:p>105.9155</text:p>
          </table:table-cell>
          <table:table-cell table:formula="of:=(ABS([.X26]-[.W26])+ABS([.X26]-[.W25])+ABS([.X26]-[.W24])+ABS([.X26]-[.W23])+ABS([.X26]-[.W22])+ABS([.X26]-[.W21])+ABS([.X26]-[.W20])+ABS([.X26]-[.W19])+ABS([.X26]-[.W18])+ABS([.X26]-[.W17])+ABS([.X26]-[.W16])+ABS([.X26]-[.W15])+ABS([.X26]-[.W14])+ABS([.X26]-[.W13])+ABS([.X26]-[.W12])+ABS([.X26]-[.W11])+ABS([.X26]-[.W10])+ABS([.X26]-[.W9])+ABS([.X26]-[.W8])+ABS([.X26]-[.W7]))/20" office:value-type="float" office:value="2.10081666666666" calcext:value-type="float">
            <text:p>2.1008166667</text:p>
          </table:table-cell>
          <table:table-cell table:style-name="ce4" table:formula="of:=([.W26]-[.X26])/(0.015*[.Y26])" office:value-type="float" office:value="66.0430996411452" calcext:value-type="float">
            <text:p>66.0430996411</text:p>
          </table:table-cell>
          <table:table-cell table:formula="of:=([.E26]-[.E14])/[.E14]*100" office:value-type="float" office:value="3.07825086306098" calcext:value-type="float">
            <text:p>3.0782508631</text:p>
          </table:table-cell>
          <table:table-cell table:formula="of:=AVERAGE([.E22:.E26])" office:value-type="float" office:value="109.676" calcext:value-type="float">
            <text:p>109.676</text:p>
          </table:table-cell>
          <table:table-cell table:formula="of:=(5*[.E26]+4*[.E25]+3*[.E24]+2*[.E23]+[.E22])/15" office:value-type="float" office:value="109.141333333333" calcext:value-type="float">
            <text:p>109.1413333333</text:p>
          </table:table-cell>
          <table:table-cell table:formula="of:=(([.E26]-[.D26])-([.C26]-[.E26]))/([.C26]-[.D26])" office:value-type="float" office:value="-0.503311258278147" calcext:value-type="float">
            <text:p>-0.5033112583</text:p>
          </table:table-cell>
          <table:table-cell table:formula="of:=[.AD26]*[.F26]" office:value-type="float" office:value="-3438916.45033114" calcext:value-type="float">
            <text:p>-3438916.45033114</text:p>
          </table:table-cell>
          <table:table-cell table:formula="of:=[.AE26] + [.AF25]" office:value-type="float" office:value="27134939.5757246" calcext:value-type="float">
            <text:p>27134939.5757246</text:p>
          </table:table-cell>
          <table:table-cell table:formula="of:=IF([.E26] &gt; [.E25]; [.AG25] + [.F26]; IF([.E26] &lt; [.E25]; [.AG25] - [.F26]; [.AG25]))" office:value-type="float" office:value="104934116" calcext:value-type="float">
            <text:p>104934116</text:p>
          </table:table-cell>
          <table:table-cell table:formula="of:=AVERAGE([.E17:.E26])" office:value-type="float" office:value="107.758" calcext:value-type="float">
            <text:p>107.758</text:p>
          </table:table-cell>
          <table:table-cell table:formula="of:=[.E26]/[.AC26]" office:value-type="float" office:value="0.984869771305707" calcext:value-type="float">
            <text:p>0.9848697713</text:p>
          </table:table-cell>
          <table:table-cell table:formula="of:=[.E26]/[.AB26]" office:value-type="float" office:value="0.980068565593202" calcext:value-type="float">
            <text:p>0.9800685656</text:p>
          </table:table-cell>
          <table:table-cell table:formula="of:=[.E26]/[.AH26]" office:value-type="float" office:value="0.997512945674567" calcext:value-type="float">
            <text:p>0.9975129457</text:p>
          </table:table-cell>
          <table:table-cell table:formula="of:=AVERAGE([.E7]; [.E26])" office:value-type="float" office:value="104.87" calcext:value-type="float">
            <text:p>104.87</text:p>
          </table:table-cell>
          <table:table-cell table:style-name="ce4" table:formula="of:=STDEVPA([.E7:.E26])" office:value-type="float" office:value="2.70678494712823" calcext:value-type="float">
            <text:p>2.7067849471</text:p>
          </table:table-cell>
          <table:table-cell table:formula="of:=[.AL26] + 2*[.AM26]" office:value-type="float" office:value="110.283569894256" calcext:value-type="float">
            <text:p>110.2835698943</text:p>
          </table:table-cell>
          <table:table-cell table:formula="of:=[.AL26] - 2*[.AM26]" office:value-type="float" office:value="99.4564301057435" calcext:value-type="float">
            <text:p>99.4564301057</text:p>
          </table:table-cell>
          <table:table-cell table:formula="of:=[.E26]-[.E21]" office:value-type="float" office:value="-1.06" calcext:value-type="float">
            <text:p>-1.06</text:p>
          </table:table-cell>
          <table:table-cell table:formula="of:=[.C26]-[.D26]" office:value-type="float" office:value="3.02000000000001" calcext:value-type="float">
            <text:p>3.02</text:p>
          </table:table-cell>
          <table:table-cell table:formula="of:=ABS([.C26]-[.E25])" office:value-type="float" office:value="0.640000000000001" calcext:value-type="float">
            <text:p>0.64</text:p>
          </table:table-cell>
          <table:table-cell table:formula="of:=ABS([.D26]-[.E25])" office:value-type="float" office:value="2.38000000000001" calcext:value-type="float">
            <text:p>2.38</text:p>
          </table:table-cell>
          <table:table-cell table:formula="of:=MAX([.AQ26:.AS26])" office:value-type="float" office:value="3.02000000000001" calcext:value-type="float">
            <text:p>3.02</text:p>
          </table:table-cell>
          <table:table-cell table:formula="of:=AVERAGE([.AT17:.AT26])" office:value-type="float" office:value="3.805" calcext:value-type="float">
            <text:p>3.805</text:p>
          </table:table-cell>
        </table:table-row>
        <table:table-row table:style-name="ro2">
          <table:table-cell office:value-type="date" office:date-value="2014-08-06" calcext:value-type="date">
            <text:p>06/08/2014</text:p>
          </table:table-cell>
          <table:table-cell office:value-type="float" office:value="107.99" calcext:value-type="float">
            <text:p>107.99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5.84" calcext:value-type="float">
            <text:p>105.84</text:p>
          </table:table-cell>
          <table:table-cell office:value-type="float" office:value="106.41" calcext:value-type="float">
            <text:p>106.41</text:p>
          </table:table-cell>
          <table:table-cell office:value-type="float" office:value="5573777" calcext:value-type="float">
            <text:p>5573777</text:p>
          </table:table-cell>
          <table:table-cell table:formula="of:=[.E27]-[.E26]" office:value-type="float" office:value="-1.08" calcext:value-type="float">
            <text:p>-1.08</text:p>
          </table:table-cell>
          <table:table-cell table:formula="of:=([.E27]*(2/(12 +1))+[.H26]*(1-(2/(12+1))))" office:value-type="float" office:value="107.206107912803" calcext:value-type="float">
            <text:p>107.2061079128</text:p>
          </table:table-cell>
          <table:table-cell table:formula="of:=AVERAGE([.E2:.E27])" office:value-type="float" office:value="104.668846153846" calcext:value-type="float">
            <text:p>104.6688461538</text:p>
          </table:table-cell>
          <table:table-cell table:formula="of:=([.H27]) - ([.I27])" office:value-type="float" office:value="2.53726175895706" calcext:value-type="float">
            <text:p>2.537261759</text:p>
          </table:table-cell>
          <table:table-cell table:number-columns-repeated="2"/>
          <table:table-cell table:formula="of:=IF([.G27]&lt;0;-[.G27];0)" office:value-type="float" office:value="1.08" calcext:value-type="float">
            <text:p>1.08</text:p>
          </table:table-cell>
          <table:table-cell table:formula="of:=IF([.G27]&gt;0;[.G27];0)" office:value-type="float" office:value="0" calcext:value-type="float">
            <text:p>0</text:p>
          </table:table-cell>
          <table:table-cell table:formula="of:=(([.O26]*13)+[.N27])/14" office:value-type="float" office:value="0.890891120010929" calcext:value-type="float">
            <text:p>0.89089112</text:p>
          </table:table-cell>
          <table:table-cell table:formula="of:=(([.P26]*13)+[.M27])/14" office:value-type="float" office:value="0.624334590124981" calcext:value-type="float">
            <text:p>0.6243345901</text:p>
          </table:table-cell>
          <table:table-cell table:formula="of:=[.O27]/[.P27]" office:value-type="float" office:value="1.42694499728517" calcext:value-type="float">
            <text:p>1.4269449973</text:p>
          </table:table-cell>
          <table:table-cell table:formula="of:=IF([.P27]=0;100;100-(100/(1+[.Q27])))" office:value-type="float" office:value="58.7959347608363" calcext:value-type="float">
            <text:p>58.7959347608</text:p>
          </table:table-cell>
          <table:table-cell table:formula="of:=MAX([.C14:.C27])" office:value-type="float" office:value="112.91" calcext:value-type="float">
            <text:p>112.91</text:p>
          </table:table-cell>
          <table:table-cell table:formula="of:=MIN([.D14:.D27])" office:value-type="float" office:value="98.39" calcext:value-type="float">
            <text:p>98.39</text:p>
          </table:table-cell>
          <table:table-cell table:formula="of:=([.S27]-[.E27])/([.S27]-[.T27])*-100" office:value-type="float" office:value="-44.7658402203857" calcext:value-type="float">
            <text:p>-44.7658402204</text:p>
          </table:table-cell>
          <table:table-cell table:formula="of:=([.E27]-[.T27])/([.S27]-[.T27])*100" office:value-type="float" office:value="55.2341597796143" calcext:value-type="float">
            <text:p>55.2341597796</text:p>
          </table:table-cell>
          <table:table-cell table:formula="of:=([.C27]+[.D27]+[.E27])/3" office:value-type="float" office:value="106.81" calcext:value-type="float">
            <text:p>106.81</text:p>
          </table:table-cell>
          <table:table-cell table:formula="of:=AVERAGE([.W8:.W27])" office:value-type="float" office:value="106.133666666667" calcext:value-type="float">
            <text:p>106.1336666667</text:p>
          </table:table-cell>
          <table:table-cell table:formula="of:=(ABS([.X27]-[.W27])+ABS([.X27]-[.W26])+ABS([.X27]-[.W25])+ABS([.X27]-[.W24])+ABS([.X27]-[.W23])+ABS([.X27]-[.W22])+ABS([.X27]-[.W21])+ABS([.X27]-[.W20])+ABS([.X27]-[.W19])+ABS([.X27]-[.W18])+ABS([.X27]-[.W17])+ABS([.X27]-[.W16])+ABS([.X27]-[.W15])+ABS([.X27]-[.W14])+ABS([.X27]-[.W13])+ABS([.X27]-[.W12])+ABS([.X27]-[.W11])+ABS([.X27]-[.W10])+ABS([.X27]-[.W9])+ABS([.X27]-[.W8]))/20" office:value-type="float" office:value="2.0261" calcext:value-type="float">
            <text:p>2.0261</text:p>
          </table:table-cell>
          <table:table-cell table:style-name="ce4" table:formula="of:=([.W27]-[.X27])/(0.015*[.Y27])" office:value-type="float" office:value="22.2540293612792" calcext:value-type="float">
            <text:p>22.2540293613</text:p>
          </table:table-cell>
          <table:table-cell table:formula="of:=([.E27]-[.E15])/[.E15]*100" office:value-type="float" office:value="0.719356365357303" calcext:value-type="float">
            <text:p>0.7193563654</text:p>
          </table:table-cell>
          <table:table-cell table:formula="of:=AVERAGE([.E23:.E27])" office:value-type="float" office:value="108.904" calcext:value-type="float">
            <text:p>108.904</text:p>
          </table:table-cell>
          <table:table-cell table:formula="of:=(5*[.E27]+4*[.E26]+3*[.E25]+2*[.E24]+[.E23])/15" office:value-type="float" office:value="108.052666666667" calcext:value-type="float">
            <text:p>108.0526666667</text:p>
          </table:table-cell>
          <table:table-cell table:formula="of:=(([.E27]-[.D27])-([.C27]-[.E27]))/([.C27]-[.D27])" office:value-type="float" office:value="-0.512820512820519" calcext:value-type="float">
            <text:p>-0.5128205128</text:p>
          </table:table-cell>
          <table:table-cell table:formula="of:=[.AD27]*[.F27]" office:value-type="float" office:value="-2858347.17948722" calcext:value-type="float">
            <text:p>-2858347.17948722</text:p>
          </table:table-cell>
          <table:table-cell table:formula="of:=[.AE27] + [.AF26]" office:value-type="float" office:value="24276592.3962374" calcext:value-type="float">
            <text:p>24276592.3962374</text:p>
          </table:table-cell>
          <table:table-cell table:formula="of:=IF([.E27] &gt; [.E26]; [.AG26] + [.F27]; IF([.E27] &lt; [.E26]; [.AG26] - [.F27]; [.AG26]))" office:value-type="float" office:value="99360339" calcext:value-type="float">
            <text:p>99360339</text:p>
          </table:table-cell>
          <table:table-cell table:formula="of:=AVERAGE([.E18:.E27])" office:value-type="float" office:value="107.886" calcext:value-type="float">
            <text:p>107.886</text:p>
          </table:table-cell>
          <table:table-cell table:formula="of:=[.E27]/[.AC27]" office:value-type="float" office:value="0.98479753700356" calcext:value-type="float">
            <text:p>0.984797537</text:p>
          </table:table-cell>
          <table:table-cell table:formula="of:=[.E27]/[.AB27]" office:value-type="float" office:value="0.977099096451921" calcext:value-type="float">
            <text:p>0.9770990965</text:p>
          </table:table-cell>
          <table:table-cell table:formula="of:=[.E27]/[.AH27]" office:value-type="float" office:value="0.986318892163951" calcext:value-type="float">
            <text:p>0.9863188922</text:p>
          </table:table-cell>
          <table:table-cell table:formula="of:=AVERAGE([.E8]; [.E27])" office:value-type="float" office:value="105.17" calcext:value-type="float">
            <text:p>105.17</text:p>
          </table:table-cell>
          <table:table-cell table:style-name="ce4" table:formula="of:=STDEVPA([.E8:.E27])" office:value-type="float" office:value="2.56769716867079" calcext:value-type="float">
            <text:p>2.5676971687</text:p>
          </table:table-cell>
          <table:table-cell table:formula="of:=[.AL27] + 2*[.AM27]" office:value-type="float" office:value="110.305394337342" calcext:value-type="float">
            <text:p>110.3053943373</text:p>
          </table:table-cell>
          <table:table-cell table:formula="of:=[.AL27] - 2*[.AM27]" office:value-type="float" office:value="100.034605662658" calcext:value-type="float">
            <text:p>100.0346056627</text:p>
          </table:table-cell>
          <table:table-cell table:formula="of:=[.E27]-[.E22]" office:value-type="float" office:value="-3.86" calcext:value-type="float">
            <text:p>-3.86</text:p>
          </table:table-cell>
          <table:table-cell table:formula="of:=[.C27]-[.D27]" office:value-type="float" office:value="2.34" calcext:value-type="float">
            <text:p>2.34</text:p>
          </table:table-cell>
          <table:table-cell table:formula="of:=ABS([.C27]-[.E26])" office:value-type="float" office:value="0.690000000000012" calcext:value-type="float">
            <text:p>0.69</text:p>
          </table:table-cell>
          <table:table-cell table:formula="of:=ABS([.D27]-[.E26])" office:value-type="float" office:value="1.64999999999999" calcext:value-type="float">
            <text:p>1.65</text:p>
          </table:table-cell>
          <table:table-cell table:formula="of:=MAX([.AQ27:.AS27])" office:value-type="float" office:value="2.34" calcext:value-type="float">
            <text:p>2.34</text:p>
          </table:table-cell>
          <table:table-cell table:formula="of:=AVERAGE([.AT18:.AT27])" office:value-type="float" office:value="3.333" calcext:value-type="float">
            <text:p>3.333</text:p>
          </table:table-cell>
        </table:table-row>
        <table:table-row table:style-name="ro2">
          <table:table-cell office:value-type="date" office:date-value="2014-08-07" calcext:value-type="date">
            <text:p>07/08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05" calcext:value-type="float">
            <text:p>105.05</text:p>
          </table:table-cell>
          <table:table-cell office:value-type="float" office:value="4564934" calcext:value-type="float">
            <text:p>4564934</text:p>
          </table:table-cell>
          <table:table-cell table:formula="of:=[.E28]-[.E27]" office:value-type="float" office:value="-1.36" calcext:value-type="float">
            <text:p>-1.36</text:p>
          </table:table-cell>
          <table:table-cell table:formula="of:=([.E28]*(2/(12 +1))+[.H27]*(1-(2/(12+1))))" office:value-type="float" office:value="106.874399003141" calcext:value-type="float">
            <text:p>106.8743990031</text:p>
          </table:table-cell>
          <table:table-cell table:formula="of:=([.E28]*(2/(26 +1))+[.I27]*(1-(2/(26+1))))" office:value-type="float" office:value="104.69707977208" calcext:value-type="float">
            <text:p>104.6970797721</text:p>
          </table:table-cell>
          <table:table-cell table:formula="of:=([.H28]) - ([.I28])" office:value-type="float" office:value="2.1773192310614" calcext:value-type="float">
            <text:p>2.1773192311</text:p>
          </table:table-cell>
          <table:table-cell table:number-columns-repeated="2"/>
          <table:table-cell table:formula="of:=IF([.G28]&lt;0;-[.G28];0)" office:value-type="float" office:value="1.36" calcext:value-type="float">
            <text:p>1.36</text:p>
          </table:table-cell>
          <table:table-cell table:formula="of:=IF([.G28]&gt;0;[.G28];0)" office:value-type="float" office:value="0" calcext:value-type="float">
            <text:p>0</text:p>
          </table:table-cell>
          <table:table-cell table:formula="of:=(([.O27]*13)+[.N28])/14" office:value-type="float" office:value="0.827256040010148" calcext:value-type="float">
            <text:p>0.82725604</text:p>
          </table:table-cell>
          <table:table-cell table:formula="of:=(([.P27]*13)+[.M28])/14" office:value-type="float" office:value="0.676882119401768" calcext:value-type="float">
            <text:p>0.6768821194</text:p>
          </table:table-cell>
          <table:table-cell table:formula="of:=[.O28]/[.P28]" office:value-type="float" office:value="1.22215673349635" calcext:value-type="float">
            <text:p>1.2221567335</text:p>
          </table:table-cell>
          <table:table-cell table:formula="of:=IF([.P28]=0;100;100-(100/(1+[.Q28])))" office:value-type="float" office:value="54.9986738142184" calcext:value-type="float">
            <text:p>54.9986738142</text:p>
          </table:table-cell>
          <table:table-cell table:formula="of:=MAX([.C15:.C28])" office:value-type="float" office:value="112.91" calcext:value-type="float">
            <text:p>112.91</text:p>
          </table:table-cell>
          <table:table-cell table:formula="of:=MIN([.D15:.D28])" office:value-type="float" office:value="98.39" calcext:value-type="float">
            <text:p>98.39</text:p>
          </table:table-cell>
          <table:table-cell table:formula="of:=([.S28]-[.E28])/([.S28]-[.T28])*-100" office:value-type="float" office:value="-54.1322314049587" calcext:value-type="float">
            <text:p>-54.132231405</text:p>
          </table:table-cell>
          <table:table-cell table:formula="of:=([.E28]-[.T28])/([.S28]-[.T28])*100" office:value-type="float" office:value="45.8677685950413" calcext:value-type="float">
            <text:p>45.867768595</text:p>
          </table:table-cell>
          <table:table-cell table:formula="of:=([.C28]+[.D28]+[.E28])/3" office:value-type="float" office:value="105.503333333333" calcext:value-type="float">
            <text:p>105.5033333333</text:p>
          </table:table-cell>
          <table:table-cell table:formula="of:=AVERAGE([.W9:.W28])" office:value-type="float" office:value="106.232333333333" calcext:value-type="float">
            <text:p>106.2323333333</text:p>
          </table:table-cell>
          <table:table-cell table:formula="of:=(ABS([.X28]-[.W28])+ABS([.X28]-[.W27])+ABS([.X28]-[.W26])+ABS([.X28]-[.W25])+ABS([.X28]-[.W24])+ABS([.X28]-[.W23])+ABS([.X28]-[.W22])+ABS([.X28]-[.W21])+ABS([.X28]-[.W20])+ABS([.X28]-[.W19])+ABS([.X28]-[.W18])+ABS([.X28]-[.W17])+ABS([.X28]-[.W16])+ABS([.X28]-[.W15])+ABS([.X28]-[.W14])+ABS([.X28]-[.W13])+ABS([.X28]-[.W12])+ABS([.X28]-[.W11])+ABS([.X28]-[.W10])+ABS([.X28]-[.W9]))/20" office:value-type="float" office:value="1.95703333333334" calcext:value-type="float">
            <text:p>1.9570333333</text:p>
          </table:table-cell>
          <table:table-cell table:style-name="ce4" table:formula="of:=([.W28]-[.X28])/(0.015*[.Y28])" office:value-type="float" office:value="-24.833506497931" calcext:value-type="float">
            <text:p>-24.8335064979</text:p>
          </table:table-cell>
          <table:table-cell table:formula="of:=([.E28]-[.E16])/[.E16]*100" office:value-type="float" office:value="3.25339099665815" calcext:value-type="float">
            <text:p>3.2533909967</text:p>
          </table:table-cell>
          <table:table-cell table:formula="of:=AVERAGE([.E24:.E28])" office:value-type="float" office:value="107.598" calcext:value-type="float">
            <text:p>107.598</text:p>
          </table:table-cell>
          <table:table-cell table:formula="of:=(5*[.E28]+4*[.E27]+3*[.E26]+2*[.E25]+[.E24])/15" office:value-type="float" office:value="106.768" calcext:value-type="float">
            <text:p>106.768</text:p>
          </table:table-cell>
          <table:table-cell table:formula="of:=(([.E28]-[.D28])-([.C28]-[.E28]))/([.C28]-[.D28])" office:value-type="float" office:value="-0.680000000000007" calcext:value-type="float">
            <text:p>-0.68</text:p>
          </table:table-cell>
          <table:table-cell table:formula="of:=[.AD28]*[.F28]" office:value-type="float" office:value="-3104155.12000003" calcext:value-type="float">
            <text:p>-3104155.12000003</text:p>
          </table:table-cell>
          <table:table-cell table:formula="of:=[.AE28] + [.AF27]" office:value-type="float" office:value="21172437.2762373" calcext:value-type="float">
            <text:p>21172437.2762373</text:p>
          </table:table-cell>
          <table:table-cell table:formula="of:=IF([.E28] &gt; [.E27]; [.AG27] + [.F28]; IF([.E28] &lt; [.E27]; [.AG27] - [.F28]; [.AG27]))" office:value-type="float" office:value="94795405" calcext:value-type="float">
            <text:p>94795405</text:p>
          </table:table-cell>
          <table:table-cell table:formula="of:=AVERAGE([.E19:.E28])" office:value-type="float" office:value="107.91" calcext:value-type="float">
            <text:p>107.91</text:p>
          </table:table-cell>
          <table:table-cell table:formula="of:=[.E28]/[.AC28]" office:value-type="float" office:value="0.983909036415405" calcext:value-type="float">
            <text:p>0.9839090364</text:p>
          </table:table-cell>
          <table:table-cell table:formula="of:=[.E28]/[.AB28]" office:value-type="float" office:value="0.976319262439822" calcext:value-type="float">
            <text:p>0.9763192624</text:p>
          </table:table-cell>
          <table:table-cell table:formula="of:=[.E28]/[.AH28]" office:value-type="float" office:value="0.973496432212028" calcext:value-type="float">
            <text:p>0.9734964322</text:p>
          </table:table-cell>
          <table:table-cell table:formula="of:=AVERAGE([.E9]; [.E28])" office:value-type="float" office:value="103.655" calcext:value-type="float">
            <text:p>103.655</text:p>
          </table:table-cell>
          <table:table-cell table:style-name="ce4" table:formula="of:=STDEVPA([.E9:.E28])" office:value-type="float" office:value="2.52956374697298" calcext:value-type="float">
            <text:p>2.529563747</text:p>
          </table:table-cell>
          <table:table-cell table:formula="of:=[.AL28] + 2*[.AM28]" office:value-type="float" office:value="108.714127493946" calcext:value-type="float">
            <text:p>108.7141274939</text:p>
          </table:table-cell>
          <table:table-cell table:formula="of:=[.AL28] - 2*[.AM28]" office:value-type="float" office:value="98.595872506054" calcext:value-type="float">
            <text:p>98.5958725061</text:p>
          </table:table-cell>
          <table:table-cell table:formula="of:=[.E28]-[.E23]" office:value-type="float" office:value="-6.53" calcext:value-type="float">
            <text:p>-6.53</text:p>
          </table:table-cell>
          <table:table-cell table:formula="of:=[.C28]-[.D28]" office:value-type="float" office:value="2" calcext:value-type="float">
            <text:p>2</text:p>
          </table:table-cell>
          <table:table-cell table:formula="of:=ABS([.C28]-[.E27])" office:value-type="float" office:value="0.320000000000007" calcext:value-type="float">
            <text:p>0.32</text:p>
          </table:table-cell>
          <table:table-cell table:formula="of:=ABS([.D28]-[.E27])" office:value-type="float" office:value="1.67999999999999" calcext:value-type="float">
            <text:p>1.68</text:p>
          </table:table-cell>
          <table:table-cell table:formula="of:=MAX([.AQ28:.AS28])" office:value-type="float" office:value="2" calcext:value-type="float">
            <text:p>2</text:p>
          </table:table-cell>
          <table:table-cell table:formula="of:=AVERAGE([.AT19:.AT28])" office:value-type="float" office:value="3.273" calcext:value-type="float">
            <text:p>3.273</text:p>
          </table:table-cell>
        </table:table-row>
        <table:table-row table:style-name="ro2">
          <table:table-cell office:value-type="date" office:date-value="2014-08-08" calcext:value-type="date">
            <text:p>08/08/2014</text:p>
          </table:table-cell>
          <table:table-cell office:value-type="float" office:value="105.27" calcext:value-type="float">
            <text:p>105.27</text:p>
          </table:table-cell>
          <table:table-cell office:value-type="float" office:value="107.62" calcext:value-type="float">
            <text:p>107.6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6.18" calcext:value-type="float">
            <text:p>106.18</text:p>
          </table:table-cell>
          <table:table-cell office:value-type="float" office:value="4631814" calcext:value-type="float">
            <text:p>4631814</text:p>
          </table:table-cell>
          <table:table-cell table:formula="of:=[.E29]-[.E28]" office:value-type="float" office:value="1.13000000000001" calcext:value-type="float">
            <text:p>1.13</text:p>
          </table:table-cell>
          <table:table-cell table:formula="of:=([.E29]*(2/(12 +1))+[.H28]*(1-(2/(12+1))))" office:value-type="float" office:value="106.767568387273" calcext:value-type="float">
            <text:p>106.7675683873</text:p>
          </table:table-cell>
          <table:table-cell table:formula="of:=([.E29]*(2/(26 +1))+[.I28]*(1-(2/(26+1))))" office:value-type="float" office:value="104.806925714889" calcext:value-type="float">
            <text:p>104.8069257149</text:p>
          </table:table-cell>
          <table:table-cell table:formula="of:=([.H29]) - ([.I29])" office:value-type="float" office:value="1.96064267238462" calcext:value-type="float">
            <text:p>1.9606426724</text:p>
          </table:table-cell>
          <table:table-cell table:number-columns-repeated="2"/>
          <table:table-cell table:formula="of:=IF([.G29]&lt;0;-[.G29];0)" office:value-type="float" office:value="0" calcext:value-type="float">
            <text:p>0</text:p>
          </table:table-cell>
          <table:table-cell table:formula="of:=IF([.G29]&gt;0;[.G29];0)" office:value-type="float" office:value="1.13000000000001" calcext:value-type="float">
            <text:p>1.13</text:p>
          </table:table-cell>
          <table:table-cell table:formula="of:=(([.O28]*13)+[.N29])/14" office:value-type="float" office:value="0.848880608580853" calcext:value-type="float">
            <text:p>0.8488806086</text:p>
          </table:table-cell>
          <table:table-cell table:formula="of:=(([.P28]*13)+[.M29])/14" office:value-type="float" office:value="0.628533396587356" calcext:value-type="float">
            <text:p>0.6285333966</text:p>
          </table:table-cell>
          <table:table-cell table:formula="of:=[.O29]/[.P29]" office:value-type="float" office:value="1.35057359432272" calcext:value-type="float">
            <text:p>1.3505735943</text:p>
          </table:table-cell>
          <table:table-cell table:formula="of:=IF([.P29]=0;100;100-(100/(1+[.Q29])))" office:value-type="float" office:value="57.4571924735616" calcext:value-type="float">
            <text:p>57.4571924736</text:p>
          </table:table-cell>
          <table:table-cell table:formula="of:=MAX([.C16:.C29])" office:value-type="float" office:value="112.91" calcext:value-type="float">
            <text:p>112.91</text:p>
          </table:table-cell>
          <table:table-cell table:formula="of:=MIN([.D16:.D29])" office:value-type="float" office:value="98.39" calcext:value-type="float">
            <text:p>98.39</text:p>
          </table:table-cell>
          <table:table-cell table:formula="of:=([.S29]-[.E29])/([.S29]-[.T29])*-100" office:value-type="float" office:value="-46.3498622589531" calcext:value-type="float">
            <text:p>-46.349862259</text:p>
          </table:table-cell>
          <table:table-cell table:formula="of:=([.E29]-[.T29])/([.S29]-[.T29])*100" office:value-type="float" office:value="53.6501377410469" calcext:value-type="float">
            <text:p>53.650137741</text:p>
          </table:table-cell>
          <table:table-cell table:formula="of:=([.C29]+[.D29]+[.E29])/3" office:value-type="float" office:value="106.296666666667" calcext:value-type="float">
            <text:p>106.2966666667</text:p>
          </table:table-cell>
          <table:table-cell table:formula="of:=AVERAGE([.W10:.W29])" office:value-type="float" office:value="106.407833333333" calcext:value-type="float">
            <text:p>106.4078333333</text:p>
          </table:table-cell>
          <table:table-cell table:formula="of:=(ABS([.X29]-[.W29])+ABS([.X29]-[.W28])+ABS([.X29]-[.W27])+ABS([.X29]-[.W26])+ABS([.X29]-[.W25])+ABS([.X29]-[.W24])+ABS([.X29]-[.W23])+ABS([.X29]-[.W22])+ABS([.X29]-[.W21])+ABS([.X29]-[.W20])+ABS([.X29]-[.W19])+ABS([.X29]-[.W18])+ABS([.X29]-[.W17])+ABS([.X29]-[.W16])+ABS([.X29]-[.W15])+ABS([.X29]-[.W14])+ABS([.X29]-[.W13])+ABS([.X29]-[.W12])+ABS([.X29]-[.W11])+ABS([.X29]-[.W10]))/20" office:value-type="float" office:value="1.83418333333334" calcext:value-type="float">
            <text:p>1.8341833333</text:p>
          </table:table-cell>
          <table:table-cell table:style-name="ce4" table:formula="of:=([.W29]-[.X29])/(0.015*[.Y29])" office:value-type="float" office:value="-4.04055089610004" calcext:value-type="float">
            <text:p>-4.0405508961</text:p>
          </table:table-cell>
          <table:table-cell table:formula="of:=([.E29]-[.E17])/[.E17]*100" office:value-type="float" office:value="0.99876343574623" calcext:value-type="float">
            <text:p>0.9987634357</text:p>
          </table:table-cell>
          <table:table-cell table:formula="of:=AVERAGE([.E25:.E29])" office:value-type="float" office:value="106.85" calcext:value-type="float">
            <text:p>106.85</text:p>
          </table:table-cell>
          <table:table-cell table:formula="of:=(5*[.E29]+4*[.E28]+3*[.E27]+2*[.E26]+[.E25])/15" office:value-type="float" office:value="106.295333333333" calcext:value-type="float">
            <text:p>106.2953333333</text:p>
          </table:table-cell>
          <table:table-cell table:formula="of:=(([.E29]-[.D29])-([.C29]-[.E29]))/([.C29]-[.D29])" office:value-type="float" office:value="-0.138339920948614" calcext:value-type="float">
            <text:p>-0.1383399209</text:p>
          </table:table-cell>
          <table:table-cell table:formula="of:=[.AD29]*[.F29]" office:value-type="float" office:value="-640764.782608685" calcext:value-type="float">
            <text:p>-640764.782608685</text:p>
          </table:table-cell>
          <table:table-cell table:formula="of:=[.AE29] + [.AF28]" office:value-type="float" office:value="20531672.4936287" calcext:value-type="float">
            <text:p>20531672.4936287</text:p>
          </table:table-cell>
          <table:table-cell table:formula="of:=IF([.E29] &gt; [.E28]; [.AG28] + [.F29]; IF([.E29] &lt; [.E28]; [.AG28] - [.F29]; [.AG28]))" office:value-type="float" office:value="99427219" calcext:value-type="float">
            <text:p>99427219</text:p>
          </table:table-cell>
          <table:table-cell table:formula="of:=AVERAGE([.E20:.E29])" office:value-type="float" office:value="108.094" calcext:value-type="float">
            <text:p>108.094</text:p>
          </table:table-cell>
          <table:table-cell table:formula="of:=[.E29]/[.AC29]" office:value-type="float" office:value="0.998914972748882" calcext:value-type="float">
            <text:p>0.9989149727</text:p>
          </table:table-cell>
          <table:table-cell table:formula="of:=[.E29]/[.AB29]" office:value-type="float" office:value="0.993729527374825" calcext:value-type="float">
            <text:p>0.9937295274</text:p>
          </table:table-cell>
          <table:table-cell table:formula="of:=[.E29]/[.AH29]" office:value-type="float" office:value="0.982293189261199" calcext:value-type="float">
            <text:p>0.9822931893</text:p>
          </table:table-cell>
          <table:table-cell table:formula="of:=AVERAGE([.E10]; [.E29])" office:value-type="float" office:value="106.415" calcext:value-type="float">
            <text:p>106.415</text:p>
          </table:table-cell>
          <table:table-cell table:style-name="ce4" table:formula="of:=STDEVPA([.E10:.E29])" office:value-type="float" office:value="2.35863196578016" calcext:value-type="float">
            <text:p>2.3586319658</text:p>
          </table:table-cell>
          <table:table-cell table:formula="of:=[.AL29] + 2*[.AM29]" office:value-type="float" office:value="111.13226393156" calcext:value-type="float">
            <text:p>111.1322639316</text:p>
          </table:table-cell>
          <table:table-cell table:formula="of:=[.AL29] - 2*[.AM29]" office:value-type="float" office:value="101.69773606844" calcext:value-type="float">
            <text:p>101.6977360684</text:p>
          </table:table-cell>
          <table:table-cell table:formula="of:=[.E29]-[.E24]" office:value-type="float" office:value="-3.73999999999999" calcext:value-type="float">
            <text:p>-3.74</text:p>
          </table:table-cell>
          <table:table-cell table:formula="of:=[.C29]-[.D29]" office:value-type="float" office:value="2.53" calcext:value-type="float">
            <text:p>2.53</text:p>
          </table:table-cell>
          <table:table-cell table:formula="of:=ABS([.C29]-[.E28])" office:value-type="float" office:value="2.57000000000001" calcext:value-type="float">
            <text:p>2.57</text:p>
          </table:table-cell>
          <table:table-cell table:formula="of:=ABS([.D29]-[.E28])" office:value-type="float" office:value="0.0400000000000063" calcext:value-type="float">
            <text:p>0.04</text:p>
          </table:table-cell>
          <table:table-cell table:formula="of:=MAX([.AQ29:.AS29])" office:value-type="float" office:value="2.57000000000001" calcext:value-type="float">
            <text:p>2.57</text:p>
          </table:table-cell>
          <table:table-cell table:formula="of:=AVERAGE([.AT20:.AT29])" office:value-type="float" office:value="3.328" calcext:value-type="float">
            <text:p>3.328</text:p>
          </table:table-cell>
        </table:table-row>
        <table:table-row table:style-name="ro2">
          <table:table-cell office:value-type="date" office:date-value="2014-08-11" calcext:value-type="date">
            <text:p>11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4.24" calcext:value-type="float">
            <text:p>104.24</text:p>
          </table:table-cell>
          <table:table-cell office:value-type="float" office:value="3915494" calcext:value-type="float">
            <text:p>3915494</text:p>
          </table:table-cell>
          <table:table-cell table:formula="of:=[.E30]-[.E29]" office:value-type="float" office:value="-1.94000000000001" calcext:value-type="float">
            <text:p>-1.94</text:p>
          </table:table-cell>
          <table:table-cell table:formula="of:=([.E30]*(2/(12 +1))+[.H29]*(1-(2/(12+1))))" office:value-type="float" office:value="106.378711712308" calcext:value-type="float">
            <text:p>106.3787117123</text:p>
          </table:table-cell>
          <table:table-cell table:formula="of:=([.E30]*(2/(26 +1))+[.I29]*(1-(2/(26+1))))" office:value-type="float" office:value="104.764931217489" calcext:value-type="float">
            <text:p>104.7649312175</text:p>
          </table:table-cell>
          <table:table-cell table:formula="of:=([.H30]) - ([.I30])" office:value-type="float" office:value="1.61378049481866" calcext:value-type="float">
            <text:p>1.6137804948</text:p>
          </table:table-cell>
          <table:table-cell table:number-columns-repeated="2"/>
          <table:table-cell table:formula="of:=IF([.G30]&lt;0;-[.G30];0)" office:value-type="float" office:value="1.94000000000001" calcext:value-type="float">
            <text:p>1.94</text:p>
          </table:table-cell>
          <table:table-cell table:formula="of:=IF([.G30]&gt;0;[.G30];0)" office:value-type="float" office:value="0" calcext:value-type="float">
            <text:p>0</text:p>
          </table:table-cell>
          <table:table-cell table:formula="of:=(([.O29]*13)+[.N30])/14" office:value-type="float" office:value="0.788246279396506" calcext:value-type="float">
            <text:p>0.7882462794</text:p>
          </table:table-cell>
          <table:table-cell table:formula="of:=(([.P29]*13)+[.M30])/14" office:value-type="float" office:value="0.722209582545403" calcext:value-type="float">
            <text:p>0.7222095825</text:p>
          </table:table-cell>
          <table:table-cell table:formula="of:=[.O30]/[.P30]" office:value-type="float" office:value="1.09143702665694" calcext:value-type="float">
            <text:p>1.0914370267</text:p>
          </table:table-cell>
          <table:table-cell table:formula="of:=IF([.P30]=0;100;100-(100/(1+[.Q30])))" office:value-type="float" office:value="52.1859856522455" calcext:value-type="float">
            <text:p>52.1859856522</text:p>
          </table:table-cell>
          <table:table-cell table:formula="of:=MAX([.C17:.C30])" office:value-type="float" office:value="112.91" calcext:value-type="float">
            <text:p>112.91</text:p>
          </table:table-cell>
          <table:table-cell table:formula="of:=MIN([.D17:.D30])" office:value-type="float" office:value="98.39" calcext:value-type="float">
            <text:p>98.39</text:p>
          </table:table-cell>
          <table:table-cell table:formula="of:=([.S30]-[.E30])/([.S30]-[.T30])*-100" office:value-type="float" office:value="-59.7107438016529" calcext:value-type="float">
            <text:p>-59.7107438017</text:p>
          </table:table-cell>
          <table:table-cell table:formula="of:=([.E30]-[.T30])/([.S30]-[.T30])*100" office:value-type="float" office:value="40.2892561983471" calcext:value-type="float">
            <text:p>40.2892561983</text:p>
          </table:table-cell>
          <table:table-cell table:formula="of:=([.C30]+[.D30]+[.E30])/3" office:value-type="float" office:value="104.443333333333" calcext:value-type="float">
            <text:p>104.4433333333</text:p>
          </table:table-cell>
          <table:table-cell table:formula="of:=AVERAGE([.W11:.W30])" office:value-type="float" office:value="106.363166666667" calcext:value-type="float">
            <text:p>106.3631666667</text:p>
          </table:table-cell>
          <table:table-cell table:formula="of:=(ABS([.X30]-[.W30])+ABS([.X30]-[.W29])+ABS([.X30]-[.W28])+ABS([.X30]-[.W27])+ABS([.X30]-[.W26])+ABS([.X30]-[.W25])+ABS([.X30]-[.W24])+ABS([.X30]-[.W23])+ABS([.X30]-[.W22])+ABS([.X30]-[.W21])+ABS([.X30]-[.W20])+ABS([.X30]-[.W19])+ABS([.X30]-[.W18])+ABS([.X30]-[.W17])+ABS([.X30]-[.W16])+ABS([.X30]-[.W15])+ABS([.X30]-[.W14])+ABS([.X30]-[.W13])+ABS([.X30]-[.W12])+ABS([.X30]-[.W11]))/20" office:value-type="float" office:value="1.86545" calcext:value-type="float">
            <text:p>1.86545</text:p>
          </table:table-cell>
          <table:table-cell table:style-name="ce4" table:formula="of:=([.W30]-[.X30])/(0.015*[.Y30])" office:value-type="float" office:value="-68.6101953356507" calcext:value-type="float">
            <text:p>-68.6101953357</text:p>
          </table:table-cell>
          <table:table-cell table:formula="of:=([.E30]-[.E18])/[.E18]*100" office:value-type="float" office:value="-0.54384123652324" calcext:value-type="float">
            <text:p>-0.5438412365</text:p>
          </table:table-cell>
          <table:table-cell table:formula="of:=AVERAGE([.E26:.E30])" office:value-type="float" office:value="105.874" calcext:value-type="float">
            <text:p>105.874</text:p>
          </table:table-cell>
          <table:table-cell table:formula="of:=(5*[.E30]+4*[.E29]+3*[.E28]+2*[.E27]+[.E26])/15" office:value-type="float" office:value="105.425333333333" calcext:value-type="float">
            <text:p>105.4253333333</text:p>
          </table:table-cell>
          <table:table-cell table:formula="of:=(([.E30]-[.D30])-([.C30]-[.E30]))/([.C30]-[.D30])" office:value-type="float" office:value="-0.16804407713499" calcext:value-type="float">
            <text:p>-0.1680440771</text:p>
          </table:table-cell>
          <table:table-cell table:formula="of:=[.AD30]*[.F30]" office:value-type="float" office:value="-657975.575757591" calcext:value-type="float">
            <text:p>-657975.575757591</text:p>
          </table:table-cell>
          <table:table-cell table:formula="of:=[.AE30] + [.AF29]" office:value-type="float" office:value="19873696.9178711" calcext:value-type="float">
            <text:p>19873696.9178711</text:p>
          </table:table-cell>
          <table:table-cell table:formula="of:=IF([.E30] &gt; [.E29]; [.AG29] + [.F30]; IF([.E30] &lt; [.E29]; [.AG29] - [.F30]; [.AG29]))" office:value-type="float" office:value="95511725" calcext:value-type="float">
            <text:p>95511725</text:p>
          </table:table-cell>
          <table:table-cell table:formula="of:=AVERAGE([.E21:.E30])" office:value-type="float" office:value="107.881" calcext:value-type="float">
            <text:p>107.881</text:p>
          </table:table-cell>
          <table:table-cell table:formula="of:=[.E30]/[.AC30]" office:value-type="float" office:value="0.988756655579304" calcext:value-type="float">
            <text:p>0.9887566556</text:p>
          </table:table-cell>
          <table:table-cell table:formula="of:=[.E30]/[.AB30]" office:value-type="float" office:value="0.984566560250864" calcext:value-type="float">
            <text:p>0.9845665603</text:p>
          </table:table-cell>
          <table:table-cell table:formula="of:=[.E30]/[.AH30]" office:value-type="float" office:value="0.966249849371066" calcext:value-type="float">
            <text:p>0.9662498494</text:p>
          </table:table-cell>
          <table:table-cell table:formula="of:=AVERAGE([.E11]; [.E30])" office:value-type="float" office:value="105.29" calcext:value-type="float">
            <text:p>105.29</text:p>
          </table:table-cell>
          <table:table-cell table:style-name="ce4" table:formula="of:=STDEVPA([.E11:.E30])" office:value-type="float" office:value="2.40638920376567" calcext:value-type="float">
            <text:p>2.4063892038</text:p>
          </table:table-cell>
          <table:table-cell table:formula="of:=[.AL30] + 2*[.AM30]" office:value-type="float" office:value="110.102778407531" calcext:value-type="float">
            <text:p>110.1027784075</text:p>
          </table:table-cell>
          <table:table-cell table:formula="of:=[.AL30] - 2*[.AM30]" office:value-type="float" office:value="100.477221592469" calcext:value-type="float">
            <text:p>100.4772215925</text:p>
          </table:table-cell>
          <table:table-cell table:formula="of:=[.E30]-[.E25]" office:value-type="float" office:value="-4.88000000000001" calcext:value-type="float">
            <text:p>-4.88</text:p>
          </table:table-cell>
          <table:table-cell table:formula="of:=[.C30]-[.D30]" office:value-type="float" office:value="3.63" calcext:value-type="float">
            <text:p>3.63</text:p>
          </table:table-cell>
          <table:table-cell table:formula="of:=ABS([.C30]-[.E29])" office:value-type="float" office:value="0.179999999999993" calcext:value-type="float">
            <text:p>0.18</text:p>
          </table:table-cell>
          <table:table-cell table:formula="of:=ABS([.D30]-[.E29])" office:value-type="float" office:value="3.45" calcext:value-type="float">
            <text:p>3.45</text:p>
          </table:table-cell>
          <table:table-cell table:formula="of:=MAX([.AQ30:.AS30])" office:value-type="float" office:value="3.63" calcext:value-type="float">
            <text:p>3.63</text:p>
          </table:table-cell>
          <table:table-cell table:formula="of:=AVERAGE([.AT21:.AT30])" office:value-type="float" office:value="3.389" calcext:value-type="float">
            <text:p>3.389</text:p>
          </table:table-cell>
        </table:table-row>
        <table:table-row table:style-name="ro2">
          <table:table-cell office:value-type="date" office:date-value="2014-08-12" calcext:value-type="date">
            <text:p>12/08/2014</text:p>
          </table:table-cell>
          <table:table-cell office:value-type="float" office:value="104.51" calcext:value-type="float">
            <text:p>104.51</text:p>
          </table:table-cell>
          <table:table-cell office:value-type="float" office:value="106.16" calcext:value-type="float">
            <text:p>106.16</text:p>
          </table:table-cell>
          <table:table-cell office:value-type="float" office:value="102.02" calcext:value-type="float">
            <text:p>102.02</text:p>
          </table:table-cell>
          <table:table-cell office:value-type="float" office:value="102.62" calcext:value-type="float">
            <text:p>102.62</text:p>
          </table:table-cell>
          <table:table-cell office:value-type="float" office:value="4780369" calcext:value-type="float">
            <text:p>4780369</text:p>
          </table:table-cell>
          <table:table-cell table:formula="of:=[.E31]-[.E30]" office:value-type="float" office:value="-1.61999999999999" calcext:value-type="float">
            <text:p>-1.62</text:p>
          </table:table-cell>
          <table:table-cell table:formula="of:=([.E31]*(2/(12 +1))+[.H30]*(1-(2/(12+1))))" office:value-type="float" office:value="105.800448371953" calcext:value-type="float">
            <text:p>105.800448372</text:p>
          </table:table-cell>
          <table:table-cell table:formula="of:=([.E31]*(2/(26 +1))+[.I30]*(1-(2/(26+1))))" office:value-type="float" office:value="104.606047423601" calcext:value-type="float">
            <text:p>104.6060474236</text:p>
          </table:table-cell>
          <table:table-cell table:formula="of:=([.H31]) - ([.I31])" office:value-type="float" office:value="1.19440094835167" calcext:value-type="float">
            <text:p>1.1944009484</text:p>
          </table:table-cell>
          <table:table-cell table:number-columns-repeated="2"/>
          <table:table-cell table:formula="of:=IF([.G31]&lt;0;-[.G31];0)" office:value-type="float" office:value="1.61999999999999" calcext:value-type="float">
            <text:p>1.62</text:p>
          </table:table-cell>
          <table:table-cell table:formula="of:=IF([.G31]&gt;0;[.G31];0)" office:value-type="float" office:value="0" calcext:value-type="float">
            <text:p>0</text:p>
          </table:table-cell>
          <table:table-cell table:formula="of:=(([.O30]*13)+[.N31])/14" office:value-type="float" office:value="0.731942973725327" calcext:value-type="float">
            <text:p>0.7319429737</text:p>
          </table:table-cell>
          <table:table-cell table:formula="of:=(([.P30]*13)+[.M31])/14" office:value-type="float" office:value="0.786337469506445" calcext:value-type="float">
            <text:p>0.7863374695</text:p>
          </table:table-cell>
          <table:table-cell table:formula="of:=[.O31]/[.P31]" office:value-type="float" office:value="0.930825506998593" calcext:value-type="float">
            <text:p>0.930825507</text:p>
          </table:table-cell>
          <table:table-cell table:formula="of:=IF([.P31]=0;100;100-(100/(1+[.Q31])))" office:value-type="float" office:value="48.2086808789641" calcext:value-type="float">
            <text:p>48.208680879</text:p>
          </table:table-cell>
          <table:table-cell table:formula="of:=MAX([.C18:.C31])" office:value-type="float" office:value="112.91" calcext:value-type="float">
            <text:p>112.91</text:p>
          </table:table-cell>
          <table:table-cell table:formula="of:=MIN([.D18:.D31])" office:value-type="float" office:value="102.02" calcext:value-type="float">
            <text:p>102.02</text:p>
          </table:table-cell>
          <table:table-cell table:formula="of:=([.S31]-[.E31])/([.S31]-[.T31])*-100" office:value-type="float" office:value="-94.4903581267217" calcext:value-type="float">
            <text:p>-94.4903581267</text:p>
          </table:table-cell>
          <table:table-cell table:formula="of:=([.E31]-[.T31])/([.S31]-[.T31])*100" office:value-type="float" office:value="5.50964187327832" calcext:value-type="float">
            <text:p>5.5096418733</text:p>
          </table:table-cell>
          <table:table-cell table:formula="of:=([.C31]+[.D31]+[.E31])/3" office:value-type="float" office:value="103.6" calcext:value-type="float">
            <text:p>103.6</text:p>
          </table:table-cell>
          <table:table-cell table:formula="of:=AVERAGE([.W12:.W31])" office:value-type="float" office:value="106.265333333333" calcext:value-type="float">
            <text:p>106.2653333333</text:p>
          </table:table-cell>
          <table:table-cell table:formula="of:=(ABS([.X31]-[.W31])+ABS([.X31]-[.W30])+ABS([.X31]-[.W29])+ABS([.X31]-[.W28])+ABS([.X31]-[.W27])+ABS([.X31]-[.W26])+ABS([.X31]-[.W25])+ABS([.X31]-[.W24])+ABS([.X31]-[.W23])+ABS([.X31]-[.W22])+ABS([.X31]-[.W21])+ABS([.X31]-[.W20])+ABS([.X31]-[.W19])+ABS([.X31]-[.W18])+ABS([.X31]-[.W17])+ABS([.X31]-[.W16])+ABS([.X31]-[.W15])+ABS([.X31]-[.W14])+ABS([.X31]-[.W13])+ABS([.X31]-[.W12]))/20" office:value-type="float" office:value="1.93706666666667" calcext:value-type="float">
            <text:p>1.9370666667</text:p>
          </table:table-cell>
          <table:table-cell table:style-name="ce4" table:formula="of:=([.W31]-[.X31])/(0.015*[.Y31])" office:value-type="float" office:value="-91.7309104258444" calcext:value-type="float">
            <text:p>-91.7309104258</text:p>
          </table:table-cell>
          <table:table-cell table:formula="of:=([.E31]-[.E19])/[.E19]*100" office:value-type="float" office:value="-1.6484569676059" calcext:value-type="float">
            <text:p>-1.6484569676</text:p>
          </table:table-cell>
          <table:table-cell table:formula="of:=AVERAGE([.E27:.E31])" office:value-type="float" office:value="104.9" calcext:value-type="float">
            <text:p>104.9</text:p>
          </table:table-cell>
          <table:table-cell table:formula="of:=(5*[.E31]+4*[.E30]+3*[.E29]+2*[.E28]+[.E27])/15" office:value-type="float" office:value="104.340666666667" calcext:value-type="float">
            <text:p>104.3406666667</text:p>
          </table:table-cell>
          <table:table-cell table:formula="of:=(([.E31]-[.D31])-([.C31]-[.E31]))/([.C31]-[.D31])" office:value-type="float" office:value="-0.710144927536228" calcext:value-type="float">
            <text:p>-0.7101449275</text:p>
          </table:table-cell>
          <table:table-cell table:formula="of:=[.AD31]*[.F31]" office:value-type="float" office:value="-3394754.79710143" calcext:value-type="float">
            <text:p>-3394754.79710143</text:p>
          </table:table-cell>
          <table:table-cell table:formula="of:=[.AE31] + [.AF30]" office:value-type="float" office:value="16478942.1207696" calcext:value-type="float">
            <text:p>16478942.1207696</text:p>
          </table:table-cell>
          <table:table-cell table:formula="of:=IF([.E31] &gt; [.E30]; [.AG30] + [.F31]; IF([.E31] &lt; [.E30]; [.AG30] - [.F31]; [.AG30]))" office:value-type="float" office:value="90731356" calcext:value-type="float">
            <text:p>90731356</text:p>
          </table:table-cell>
          <table:table-cell table:formula="of:=AVERAGE([.E22:.E31])" office:value-type="float" office:value="107.288" calcext:value-type="float">
            <text:p>107.288</text:p>
          </table:table-cell>
          <table:table-cell table:formula="of:=[.E31]/[.AC31]" office:value-type="float" office:value="0.983509146321984" calcext:value-type="float">
            <text:p>0.9835091463</text:p>
          </table:table-cell>
          <table:table-cell table:formula="of:=[.E31]/[.AB31]" office:value-type="float" office:value="0.978265014299333" calcext:value-type="float">
            <text:p>0.9782650143</text:p>
          </table:table-cell>
          <table:table-cell table:formula="of:=[.E31]/[.AH31]" office:value-type="float" office:value="0.95649094027291" calcext:value-type="float">
            <text:p>0.9564909403</text:p>
          </table:table-cell>
          <table:table-cell table:formula="of:=AVERAGE([.E12]; [.E31])" office:value-type="float" office:value="103.585" calcext:value-type="float">
            <text:p>103.585</text:p>
          </table:table-cell>
          <table:table-cell table:style-name="ce4" table:formula="of:=STDEVPA([.E12:.E31])" office:value-type="float" office:value="2.5384918751101" calcext:value-type="float">
            <text:p>2.5384918751</text:p>
          </table:table-cell>
          <table:table-cell table:formula="of:=[.AL31] + 2*[.AM31]" office:value-type="float" office:value="108.66198375022" calcext:value-type="float">
            <text:p>108.6619837502</text:p>
          </table:table-cell>
          <table:table-cell table:formula="of:=[.AL31] - 2*[.AM31]" office:value-type="float" office:value="98.5080162497798" calcext:value-type="float">
            <text:p>98.5080162498</text:p>
          </table:table-cell>
          <table:table-cell table:formula="of:=[.E31]-[.E26]" office:value-type="float" office:value="-4.86999999999999" calcext:value-type="float">
            <text:p>-4.87</text:p>
          </table:table-cell>
          <table:table-cell table:formula="of:=[.C31]-[.D31]" office:value-type="float" office:value="4.14" calcext:value-type="float">
            <text:p>4.14</text:p>
          </table:table-cell>
          <table:table-cell table:formula="of:=ABS([.C31]-[.E30])" office:value-type="float" office:value="1.92" calcext:value-type="float">
            <text:p>1.92</text:p>
          </table:table-cell>
          <table:table-cell table:formula="of:=ABS([.D31]-[.E30])" office:value-type="float" office:value="2.22" calcext:value-type="float">
            <text:p>2.22</text:p>
          </table:table-cell>
          <table:table-cell table:formula="of:=MAX([.AQ31:.AS31])" office:value-type="float" office:value="4.14" calcext:value-type="float">
            <text:p>4.14</text:p>
          </table:table-cell>
          <table:table-cell table:formula="of:=AVERAGE([.AT22:.AT31])" office:value-type="float" office:value="3.351" calcext:value-type="float">
            <text:p>3.351</text:p>
          </table:table-cell>
        </table:table-row>
        <table:table-row table:style-name="ro2">
          <table:table-cell office:value-type="date" office:date-value="2014-08-13" calcext:value-type="date">
            <text:p>13/08/2014</text:p>
          </table:table-cell>
          <table:table-cell office:value-type="float" office:value="101.82" calcext:value-type="float">
            <text:p>101.82</text:p>
          </table:table-cell>
          <table:table-cell office:value-type="float" office:value="103.09" calcext:value-type="float">
            <text:p>103.09</text:p>
          </table:table-cell>
          <table:table-cell office:value-type="float" office:value="99.09" calcext:value-type="float">
            <text:p>99.09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644320" calcext:value-type="float">
            <text:p>10644320</text:p>
          </table:table-cell>
          <table:table-cell table:formula="of:=[.E32]-[.E31]" office:value-type="float" office:value="-0.960000000000008" calcext:value-type="float">
            <text:p>-0.96</text:p>
          </table:table-cell>
          <table:table-cell table:formula="of:=([.E32]*(2/(12 +1))+[.H31]*(1-(2/(12+1))))" office:value-type="float" office:value="105.16345631473" calcext:value-type="float">
            <text:p>105.1634563147</text:p>
          </table:table-cell>
          <table:table-cell table:formula="of:=([.E32]*(2/(26 +1))+[.I31]*(1-(2/(26+1))))" office:value-type="float" office:value="104.38782168852" calcext:value-type="float">
            <text:p>104.3878216885</text:p>
          </table:table-cell>
          <table:table-cell table:formula="of:=([.H32]) - ([.I32])" office:value-type="float" office:value="0.775634626209708" calcext:value-type="float">
            <text:p>0.7756346262</text:p>
          </table:table-cell>
          <table:table-cell table:number-columns-repeated="2"/>
          <table:table-cell table:formula="of:=IF([.G32]&lt;0;-[.G32];0)" office:value-type="float" office:value="0.960000000000008" calcext:value-type="float">
            <text:p>0.96</text:p>
          </table:table-cell>
          <table:table-cell table:formula="of:=IF([.G32]&gt;0;[.G32];0)" office:value-type="float" office:value="0" calcext:value-type="float">
            <text:p>0</text:p>
          </table:table-cell>
          <table:table-cell table:formula="of:=(([.O31]*13)+[.N32])/14" office:value-type="float" office:value="0.679661332744947" calcext:value-type="float">
            <text:p>0.6796613327</text:p>
          </table:table-cell>
          <table:table-cell table:formula="of:=(([.P31]*13)+[.M32])/14" office:value-type="float" office:value="0.798741935970271" calcext:value-type="float">
            <text:p>0.798741936</text:p>
          </table:table-cell>
          <table:table-cell table:formula="of:=[.O32]/[.P32]" office:value-type="float" office:value="0.850914797555144" calcext:value-type="float">
            <text:p>0.8509147976</text:p>
          </table:table-cell>
          <table:table-cell table:formula="of:=IF([.P32]=0;100;100-(100/(1+[.Q32])))" office:value-type="float" office:value="45.9726616632548" calcext:value-type="float">
            <text:p>45.9726616633</text:p>
          </table:table-cell>
          <table:table-cell table:formula="of:=MAX([.C19:.C32])" office:value-type="float" office:value="112.91" calcext:value-type="float">
            <text:p>112.91</text:p>
          </table:table-cell>
          <table:table-cell table:formula="of:=MIN([.D19:.D32])" office:value-type="float" office:value="99.09" calcext:value-type="float">
            <text:p>99.09</text:p>
          </table:table-cell>
          <table:table-cell table:formula="of:=([.S32]-[.E32])/([.S32]-[.T32])*-100" office:value-type="float" office:value="-81.4037626628076" calcext:value-type="float">
            <text:p>-81.4037626628</text:p>
          </table:table-cell>
          <table:table-cell table:formula="of:=([.E32]-[.T32])/([.S32]-[.T32])*100" office:value-type="float" office:value="18.5962373371924" calcext:value-type="float">
            <text:p>18.5962373372</text:p>
          </table:table-cell>
          <table:table-cell table:formula="of:=([.C32]+[.D32]+[.E32])/3" office:value-type="float" office:value="101.28" calcext:value-type="float">
            <text:p>101.28</text:p>
          </table:table-cell>
          <table:table-cell table:formula="of:=AVERAGE([.W13:.W32])" office:value-type="float" office:value="106.074" calcext:value-type="float">
            <text:p>106.074</text:p>
          </table:table-cell>
          <table:table-cell table:formula="of:=(ABS([.X32]-[.W32])+ABS([.X32]-[.W31])+ABS([.X32]-[.W30])+ABS([.X32]-[.W29])+ABS([.X32]-[.W28])+ABS([.X32]-[.W27])+ABS([.X32]-[.W26])+ABS([.X32]-[.W25])+ABS([.X32]-[.W24])+ABS([.X32]-[.W23])+ABS([.X32]-[.W22])+ABS([.X32]-[.W21])+ABS([.X32]-[.W20])+ABS([.X32]-[.W19])+ABS([.X32]-[.W18])+ABS([.X32]-[.W17])+ABS([.X32]-[.W16])+ABS([.X32]-[.W15])+ABS([.X32]-[.W14])+ABS([.X32]-[.W13]))/20" office:value-type="float" office:value="2.09013333333333" calcext:value-type="float">
            <text:p>2.0901333333</text:p>
          </table:table-cell>
          <table:table-cell table:style-name="ce4" table:formula="of:=([.W32]-[.X32])/(0.015*[.Y32])" office:value-type="float" office:value="-152.908905332993" calcext:value-type="float">
            <text:p>-152.908905333</text:p>
          </table:table-cell>
          <table:table-cell table:formula="of:=([.E32]-[.E20])/[.E20]*100" office:value-type="float" office:value="-4.42794020870547" calcext:value-type="float">
            <text:p>-4.4279402087</text:p>
          </table:table-cell>
          <table:table-cell table:formula="of:=AVERAGE([.E28:.E32])" office:value-type="float" office:value="103.95" calcext:value-type="float">
            <text:p>103.95</text:p>
          </table:table-cell>
          <table:table-cell table:formula="of:=(5*[.E32]+4*[.E31]+3*[.E30]+2*[.E29]+[.E28])/15" office:value-type="float" office:value="103.260666666667" calcext:value-type="float">
            <text:p>103.2606666667</text:p>
          </table:table-cell>
          <table:table-cell table:formula="of:=(([.E32]-[.D32])-([.C32]-[.E32]))/([.C32]-[.D32])" office:value-type="float" office:value="0.284999999999997" calcext:value-type="float">
            <text:p>0.285</text:p>
          </table:table-cell>
          <table:table-cell table:formula="of:=[.AD32]*[.F32]" office:value-type="float" office:value="3033631.19999996" calcext:value-type="float">
            <text:p>3033631.19999996</text:p>
          </table:table-cell>
          <table:table-cell table:formula="of:=[.AE32] + [.AF31]" office:value-type="float" office:value="19512573.3207696" calcext:value-type="float">
            <text:p>19512573.3207696</text:p>
          </table:table-cell>
          <table:table-cell table:formula="of:=IF([.E32] &gt; [.E31]; [.AG31] + [.F32]; IF([.E32] &lt; [.E31]; [.AG31] - [.F32]; [.AG31]))" office:value-type="float" office:value="80087036" calcext:value-type="float">
            <text:p>80087036</text:p>
          </table:table-cell>
          <table:table-cell table:formula="of:=AVERAGE([.E23:.E32])" office:value-type="float" office:value="106.427" calcext:value-type="float">
            <text:p>106.427</text:p>
          </table:table-cell>
          <table:table-cell table:formula="of:=[.E32]/[.AC32]" office:value-type="float" office:value="0.984498776558999" calcext:value-type="float">
            <text:p>0.9844987766</text:p>
          </table:table-cell>
          <table:table-cell table:formula="of:=[.E32]/[.AB32]" office:value-type="float" office:value="0.977970177970178" calcext:value-type="float">
            <text:p>0.977970178</text:p>
          </table:table-cell>
          <table:table-cell table:formula="of:=[.E32]/[.AH32]" office:value-type="float" office:value="0.955208734625612" calcext:value-type="float">
            <text:p>0.9552087346</text:p>
          </table:table-cell>
          <table:table-cell table:formula="of:=AVERAGE([.E13]; [.E32])" office:value-type="float" office:value="103.11" calcext:value-type="float">
            <text:p>103.11</text:p>
          </table:table-cell>
          <table:table-cell table:style-name="ce4" table:formula="of:=STDEVPA([.E13:.E32])" office:value-type="float" office:value="2.70204417987567" calcext:value-type="float">
            <text:p>2.7020441799</text:p>
          </table:table-cell>
          <table:table-cell table:formula="of:=[.AL32] + 2*[.AM32]" office:value-type="float" office:value="108.514088359751" calcext:value-type="float">
            <text:p>108.5140883598</text:p>
          </table:table-cell>
          <table:table-cell table:formula="of:=[.AL32] - 2*[.AM32]" office:value-type="float" office:value="97.7059116402487" calcext:value-type="float">
            <text:p>97.7059116402</text:p>
          </table:table-cell>
          <table:table-cell table:formula="of:=[.E32]-[.E27]" office:value-type="float" office:value="-4.75" calcext:value-type="float">
            <text:p>-4.75</text:p>
          </table:table-cell>
          <table:table-cell table:formula="of:=[.C32]-[.D32]" office:value-type="float" office:value="4" calcext:value-type="float">
            <text:p>4</text:p>
          </table:table-cell>
          <table:table-cell table:formula="of:=ABS([.C32]-[.E31])" office:value-type="float" office:value="0.469999999999999" calcext:value-type="float">
            <text:p>0.47</text:p>
          </table:table-cell>
          <table:table-cell table:formula="of:=ABS([.D32]-[.E31])" office:value-type="float" office:value="3.53" calcext:value-type="float">
            <text:p>3.53</text:p>
          </table:table-cell>
          <table:table-cell table:formula="of:=MAX([.AQ32:.AS32])" office:value-type="float" office:value="4" calcext:value-type="float">
            <text:p>4</text:p>
          </table:table-cell>
          <table:table-cell table:formula="of:=AVERAGE([.AT23:.AT32])" office:value-type="float" office:value="3.134" calcext:value-type="float">
            <text:p>3.134</text:p>
          </table:table-cell>
        </table:table-row>
        <table:table-row table:style-name="ro2">
          <table:table-cell office:value-type="date" office:date-value="2014-08-14" calcext:value-type="date">
            <text:p>14/08/201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4.44" calcext:value-type="float">
            <text:p>104.4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3.55" calcext:value-type="float">
            <text:p>103.55</text:p>
          </table:table-cell>
          <table:table-cell office:value-type="float" office:value="8697727" calcext:value-type="float">
            <text:p>8697727</text:p>
          </table:table-cell>
          <table:table-cell table:formula="of:=[.E33]-[.E32]" office:value-type="float" office:value="1.89" calcext:value-type="float">
            <text:p>1.89</text:p>
          </table:table-cell>
          <table:table-cell table:formula="of:=([.E33]*(2/(12 +1))+[.H32]*(1-(2/(12+1))))" office:value-type="float" office:value="104.91523226631" calcext:value-type="float">
            <text:p>104.9152322663</text:p>
          </table:table-cell>
          <table:table-cell table:formula="of:=([.E33]*(2/(26 +1))+[.I32]*(1-(2/(26+1))))" office:value-type="float" office:value="104.325760822704" calcext:value-type="float">
            <text:p>104.3257608227</text:p>
          </table:table-cell>
          <table:table-cell table:formula="of:=([.H33]) - ([.I33])" office:value-type="float" office:value="0.589471443606072" calcext:value-type="float">
            <text:p>0.5894714436</text:p>
          </table:table-cell>
          <table:table-cell table:number-columns-repeated="2"/>
          <table:table-cell table:formula="of:=IF([.G33]&lt;0;-[.G33];0)" office:value-type="float" office:value="0" calcext:value-type="float">
            <text:p>0</text:p>
          </table:table-cell>
          <table:table-cell table:formula="of:=IF([.G33]&gt;0;[.G33];0)" office:value-type="float" office:value="1.89" calcext:value-type="float">
            <text:p>1.89</text:p>
          </table:table-cell>
          <table:table-cell table:formula="of:=(([.O32]*13)+[.N33])/14" office:value-type="float" office:value="0.766114094691736" calcext:value-type="float">
            <text:p>0.7661140947</text:p>
          </table:table-cell>
          <table:table-cell table:formula="of:=(([.P32]*13)+[.M33])/14" office:value-type="float" office:value="0.741688940543823" calcext:value-type="float">
            <text:p>0.7416889405</text:p>
          </table:table-cell>
          <table:table-cell table:formula="of:=[.O33]/[.P33]" office:value-type="float" office:value="1.03293180309525" calcext:value-type="float">
            <text:p>1.0329318031</text:p>
          </table:table-cell>
          <table:table-cell table:formula="of:=IF([.P33]=0;100;100-(100/(1+[.Q33])))" office:value-type="float" office:value="50.809958382399" calcext:value-type="float">
            <text:p>50.8099583824</text:p>
          </table:table-cell>
          <table:table-cell table:formula="of:=MAX([.C20:.C33])" office:value-type="float" office:value="112.91" calcext:value-type="float">
            <text:p>112.91</text:p>
          </table:table-cell>
          <table:table-cell table:formula="of:=MIN([.D20:.D33])" office:value-type="float" office:value="99.09" calcext:value-type="float">
            <text:p>99.09</text:p>
          </table:table-cell>
          <table:table-cell table:formula="of:=([.S33]-[.E33])/([.S33]-[.T33])*-100" office:value-type="float" office:value="-67.7279305354559" calcext:value-type="float">
            <text:p>-67.7279305355</text:p>
          </table:table-cell>
          <table:table-cell table:formula="of:=([.E33]-[.T33])/([.S33]-[.T33])*100" office:value-type="float" office:value="32.2720694645441" calcext:value-type="float">
            <text:p>32.2720694645</text:p>
          </table:table-cell>
          <table:table-cell table:formula="of:=([.C33]+[.D33]+[.E33])/3" office:value-type="float" office:value="103.45" calcext:value-type="float">
            <text:p>103.45</text:p>
          </table:table-cell>
          <table:table-cell table:formula="of:=AVERAGE([.W14:.W33])" office:value-type="float" office:value="105.987333333333" calcext:value-type="float">
            <text:p>105.9873333333</text:p>
          </table:table-cell>
          <table:table-cell table:formula="of:=(ABS([.X33]-[.W33])+ABS([.X33]-[.W32])+ABS([.X33]-[.W31])+ABS([.X33]-[.W30])+ABS([.X33]-[.W29])+ABS([.X33]-[.W28])+ABS([.X33]-[.W27])+ABS([.X33]-[.W26])+ABS([.X33]-[.W25])+ABS([.X33]-[.W24])+ABS([.X33]-[.W23])+ABS([.X33]-[.W22])+ABS([.X33]-[.W21])+ABS([.X33]-[.W20])+ABS([.X33]-[.W19])+ABS([.X33]-[.W18])+ABS([.X33]-[.W17])+ABS([.X33]-[.W16])+ABS([.X33]-[.W15])+ABS([.X33]-[.W14]))/20" office:value-type="float" office:value="2.16373333333333" calcext:value-type="float">
            <text:p>2.1637333333</text:p>
          </table:table-cell>
          <table:table-cell table:style-name="ce4" table:formula="of:=([.W33]-[.X33])/(0.015*[.Y33])" office:value-type="float" office:value="-78.1776353627476" calcext:value-type="float">
            <text:p>-78.1776353627</text:p>
          </table:table-cell>
          <table:table-cell table:formula="of:=([.E33]-[.E21])/[.E21]*100" office:value-type="float" office:value="-4.60617227084293" calcext:value-type="float">
            <text:p>-4.6061722708</text:p>
          </table:table-cell>
          <table:table-cell table:formula="of:=AVERAGE([.E29:.E33])" office:value-type="float" office:value="103.65" calcext:value-type="float">
            <text:p>103.65</text:p>
          </table:table-cell>
          <table:table-cell table:formula="of:=(5*[.E33]+4*[.E32]+3*[.E31]+2*[.E30]+[.E29])/15" office:value-type="float" office:value="103.127333333333" calcext:value-type="float">
            <text:p>103.1273333333</text:p>
          </table:table-cell>
          <table:table-cell table:formula="of:=(([.E33]-[.D33])-([.C33]-[.E33]))/([.C33]-[.D33])" office:value-type="float" office:value="0.144230769230768" calcext:value-type="float">
            <text:p>0.1442307692</text:p>
          </table:table-cell>
          <table:table-cell table:formula="of:=[.AD33]*[.F33]" office:value-type="float" office:value="1254479.85576922" calcext:value-type="float">
            <text:p>1254479.85576922</text:p>
          </table:table-cell>
          <table:table-cell table:formula="of:=[.AE33] + [.AF32]" office:value-type="float" office:value="20767053.1765388" calcext:value-type="float">
            <text:p>20767053.1765388</text:p>
          </table:table-cell>
          <table:table-cell table:formula="of:=IF([.E33] &gt; [.E32]; [.AG32] + [.F33]; IF([.E33] &lt; [.E32]; [.AG32] - [.F33]; [.AG32]))" office:value-type="float" office:value="88784763" calcext:value-type="float">
            <text:p>88784763</text:p>
          </table:table-cell>
          <table:table-cell table:formula="of:=AVERAGE([.E24:.E33])" office:value-type="float" office:value="105.624" calcext:value-type="float">
            <text:p>105.624</text:p>
          </table:table-cell>
          <table:table-cell table:formula="of:=[.E33]/[.AC33]" office:value-type="float" office:value="1.004098493125" calcext:value-type="float">
            <text:p>1.0040984931</text:p>
          </table:table-cell>
          <table:table-cell table:formula="of:=[.E33]/[.AB33]" office:value-type="float" office:value="0.999035214664737" calcext:value-type="float">
            <text:p>0.9990352147</text:p>
          </table:table-cell>
          <table:table-cell table:formula="of:=[.E33]/[.AH33]" office:value-type="float" office:value="0.980364311141407" calcext:value-type="float">
            <text:p>0.9803643111</text:p>
          </table:table-cell>
          <table:table-cell table:formula="of:=AVERAGE([.E14]; [.E33])" office:value-type="float" office:value="103.915" calcext:value-type="float">
            <text:p>103.915</text:p>
          </table:table-cell>
          <table:table-cell table:style-name="ce4" table:formula="of:=STDEVPA([.E14:.E33])" office:value-type="float" office:value="2.73766068021587" calcext:value-type="float">
            <text:p>2.7376606802</text:p>
          </table:table-cell>
          <table:table-cell table:formula="of:=[.AL33] + 2*[.AM33]" office:value-type="float" office:value="109.390321360432" calcext:value-type="float">
            <text:p>109.3903213604</text:p>
          </table:table-cell>
          <table:table-cell table:formula="of:=[.AL33] - 2*[.AM33]" office:value-type="float" office:value="98.4396786395683" calcext:value-type="float">
            <text:p>98.4396786396</text:p>
          </table:table-cell>
          <table:table-cell table:formula="of:=[.E33]-[.E28]" office:value-type="float" office:value="-1.5" calcext:value-type="float">
            <text:p>-1.5</text:p>
          </table:table-cell>
          <table:table-cell table:formula="of:=[.C33]-[.D33]" office:value-type="float" office:value="2.08" calcext:value-type="float">
            <text:p>2.08</text:p>
          </table:table-cell>
          <table:table-cell table:formula="of:=ABS([.C33]-[.E32])" office:value-type="float" office:value="2.78" calcext:value-type="float">
            <text:p>2.78</text:p>
          </table:table-cell>
          <table:table-cell table:formula="of:=ABS([.D33]-[.E32])" office:value-type="float" office:value="0.700000000000003" calcext:value-type="float">
            <text:p>0.7</text:p>
          </table:table-cell>
          <table:table-cell table:formula="of:=MAX([.AQ33:.AS33])" office:value-type="float" office:value="2.78" calcext:value-type="float">
            <text:p>2.78</text:p>
          </table:table-cell>
          <table:table-cell table:formula="of:=AVERAGE([.AT24:.AT33])" office:value-type="float" office:value="3.148" calcext:value-type="float">
            <text:p>3.148</text:p>
          </table:table-cell>
        </table:table-row>
        <table:table-row table:style-name="ro2">
          <table:table-cell office:value-type="date" office:date-value="2014-08-15" calcext:value-type="date">
            <text:p>15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5.36" calcext:value-type="float">
            <text:p>105.36</text:p>
          </table:table-cell>
          <table:table-cell office:value-type="float" office:value="11771523" calcext:value-type="float">
            <text:p>11771523</text:p>
          </table:table-cell>
          <table:table-cell table:formula="of:=[.E34]-[.E33]" office:value-type="float" office:value="1.81" calcext:value-type="float">
            <text:p>1.81</text:p>
          </table:table-cell>
          <table:table-cell table:formula="of:=([.E34]*(2/(12 +1))+[.H33]*(1-(2/(12+1))))" office:value-type="float" office:value="104.983658071493" calcext:value-type="float">
            <text:p>104.9836580715</text:p>
          </table:table-cell>
          <table:table-cell table:formula="of:=([.E34]*(2/(26 +1))+[.I33]*(1-(2/(26+1))))" office:value-type="float" office:value="104.402371132133" calcext:value-type="float">
            <text:p>104.4023711321</text:p>
          </table:table-cell>
          <table:table-cell table:formula="of:=([.H34]) - ([.I34])" office:value-type="float" office:value="0.581286939359842" calcext:value-type="float">
            <text:p>0.5812869394</text:p>
          </table:table-cell>
          <table:table-cell table:number-columns-repeated="2"/>
          <table:table-cell table:formula="of:=IF([.G34]&lt;0;-[.G34];0)" office:value-type="float" office:value="0" calcext:value-type="float">
            <text:p>0</text:p>
          </table:table-cell>
          <table:table-cell table:formula="of:=IF([.G34]&gt;0;[.G34];0)" office:value-type="float" office:value="1.81" calcext:value-type="float">
            <text:p>1.81</text:p>
          </table:table-cell>
          <table:table-cell table:formula="of:=(([.O33]*13)+[.N34])/14" office:value-type="float" office:value="0.840677373642327" calcext:value-type="float">
            <text:p>0.8406773736</text:p>
          </table:table-cell>
          <table:table-cell table:formula="of:=(([.P33]*13)+[.M34])/14" office:value-type="float" office:value="0.688711159076407" calcext:value-type="float">
            <text:p>0.6887111591</text:p>
          </table:table-cell>
          <table:table-cell table:formula="of:=[.O34]/[.P34]" office:value-type="float" office:value="1.22065304527621" calcext:value-type="float">
            <text:p>1.2206530453</text:p>
          </table:table-cell>
          <table:table-cell table:formula="of:=IF([.P34]=0;100;100-(100/(1+[.Q34])))" office:value-type="float" office:value="54.9682017131309" calcext:value-type="float">
            <text:p>54.9682017131</text:p>
          </table:table-cell>
          <table:table-cell table:formula="of:=MAX([.C21:.C34])" office:value-type="float" office:value="112.91" calcext:value-type="float">
            <text:p>112.91</text:p>
          </table:table-cell>
          <table:table-cell table:formula="of:=MIN([.D21:.D34])" office:value-type="float" office:value="99.09" calcext:value-type="float">
            <text:p>99.09</text:p>
          </table:table-cell>
          <table:table-cell table:formula="of:=([.S34]-[.E34])/([.S34]-[.T34])*-100" office:value-type="float" office:value="-54.630969609262" calcext:value-type="float">
            <text:p>-54.6309696093</text:p>
          </table:table-cell>
          <table:table-cell table:formula="of:=([.E34]-[.T34])/([.S34]-[.T34])*100" office:value-type="float" office:value="45.3690303907381" calcext:value-type="float">
            <text:p>45.3690303907</text:p>
          </table:table-cell>
          <table:table-cell table:formula="of:=([.C34]+[.D34]+[.E34])/3" office:value-type="float" office:value="105.123333333333" calcext:value-type="float">
            <text:p>105.1233333333</text:p>
          </table:table-cell>
          <table:table-cell table:formula="of:=AVERAGE([.W15:.W34])" office:value-type="float" office:value="106.010833333333" calcext:value-type="float">
            <text:p>106.0108333333</text:p>
          </table:table-cell>
          <table:table-cell table:formula="of:=(ABS([.X34]-[.W34])+ABS([.X34]-[.W33])+ABS([.X34]-[.W32])+ABS([.X34]-[.W31])+ABS([.X34]-[.W30])+ABS([.X34]-[.W29])+ABS([.X34]-[.W28])+ABS([.X34]-[.W27])+ABS([.X34]-[.W26])+ABS([.X34]-[.W25])+ABS([.X34]-[.W24])+ABS([.X34]-[.W23])+ABS([.X34]-[.W22])+ABS([.X34]-[.W21])+ABS([.X34]-[.W20])+ABS([.X34]-[.W19])+ABS([.X34]-[.W18])+ABS([.X34]-[.W17])+ABS([.X34]-[.W16])+ABS([.X34]-[.W15]))/20" office:value-type="float" office:value="2.14258333333333" calcext:value-type="float">
            <text:p>2.1425833333</text:p>
          </table:table-cell>
          <table:table-cell table:style-name="ce4" table:formula="of:=([.W34]-[.X34])/(0.015*[.Y34])" office:value-type="float" office:value="-27.6146396483996" calcext:value-type="float">
            <text:p>-27.6146396484</text:p>
          </table:table-cell>
          <table:table-cell table:formula="of:=([.E34]-[.E22])/[.E22]*100" office:value-type="float" office:value="-4.4527069919289" calcext:value-type="float">
            <text:p>-4.4527069919</text:p>
          </table:table-cell>
          <table:table-cell table:formula="of:=AVERAGE([.E30:.E34])" office:value-type="float" office:value="103.486" calcext:value-type="float">
            <text:p>103.486</text:p>
          </table:table-cell>
          <table:table-cell table:formula="of:=(5*[.E34]+4*[.E33]+3*[.E32]+2*[.E31]+[.E30])/15" office:value-type="float" office:value="103.697333333333" calcext:value-type="float">
            <text:p>103.6973333333</text:p>
          </table:table-cell>
          <table:table-cell table:formula="of:=(([.E34]-[.D34])-([.C34]-[.E34]))/([.C34]-[.D34])" office:value-type="float" office:value="0.261992619926198" calcext:value-type="float">
            <text:p>0.2619926199</text:p>
          </table:table-cell>
          <table:table-cell table:formula="of:=[.AD34]*[.F34]" office:value-type="float" office:value="3084052.15129149" calcext:value-type="float">
            <text:p>3084052.15129149</text:p>
          </table:table-cell>
          <table:table-cell table:formula="of:=[.AE34] + [.AF33]" office:value-type="float" office:value="23851105.3278303" calcext:value-type="float">
            <text:p>23851105.3278303</text:p>
          </table:table-cell>
          <table:table-cell table:formula="of:=IF([.E34] &gt; [.E33]; [.AG33] + [.F34]; IF([.E34] &lt; [.E33]; [.AG33] - [.F34]; [.AG33]))" office:value-type="float" office:value="100556286" calcext:value-type="float">
            <text:p>100556286</text:p>
          </table:table-cell>
          <table:table-cell table:formula="of:=AVERAGE([.E25:.E34])" office:value-type="float" office:value="105.168" calcext:value-type="float">
            <text:p>105.168</text:p>
          </table:table-cell>
          <table:table-cell table:formula="of:=[.E34]/[.AC34]" office:value-type="float" office:value="1.01603384207887" calcext:value-type="float">
            <text:p>1.0160338421</text:p>
          </table:table-cell>
          <table:table-cell table:formula="of:=[.E34]/[.AB34]" office:value-type="float" office:value="1.01810872968324" calcext:value-type="float">
            <text:p>1.0181087297</text:p>
          </table:table-cell>
          <table:table-cell table:formula="of:=[.E34]/[.AH34]" office:value-type="float" office:value="1.00182565038795" calcext:value-type="float">
            <text:p>1.0018256504</text:p>
          </table:table-cell>
          <table:table-cell table:formula="of:=AVERAGE([.E15]; [.E34])" office:value-type="float" office:value="105.505" calcext:value-type="float">
            <text:p>105.505</text:p>
          </table:table-cell>
          <table:table-cell table:style-name="ce4" table:formula="of:=STDEVPA([.E15:.E34])" office:value-type="float" office:value="2.71478286424532" calcext:value-type="float">
            <text:p>2.7147828642</text:p>
          </table:table-cell>
          <table:table-cell table:formula="of:=[.AL34] + 2*[.AM34]" office:value-type="float" office:value="110.934565728491" calcext:value-type="float">
            <text:p>110.9345657285</text:p>
          </table:table-cell>
          <table:table-cell table:formula="of:=[.AL34] - 2*[.AM34]" office:value-type="float" office:value="100.075434271509" calcext:value-type="float">
            <text:p>100.0754342715</text:p>
          </table:table-cell>
          <table:table-cell table:formula="of:=[.E34]-[.E29]" office:value-type="float" office:value="-0.820000000000007" calcext:value-type="float">
            <text:p>-0.82</text:p>
          </table:table-cell>
          <table:table-cell table:formula="of:=[.C34]-[.D34]" office:value-type="float" office:value="2.70999999999999" calcext:value-type="float">
            <text:p>2.71</text:p>
          </table:table-cell>
          <table:table-cell table:formula="of:=ABS([.C34]-[.E33])" office:value-type="float" office:value="2.81" calcext:value-type="float">
            <text:p>2.81</text:p>
          </table:table-cell>
          <table:table-cell table:formula="of:=ABS([.D34]-[.E33])" office:value-type="float" office:value="0.100000000000009" calcext:value-type="float">
            <text:p>0.1</text:p>
          </table:table-cell>
          <table:table-cell table:formula="of:=MAX([.AQ34:.AS34])" office:value-type="float" office:value="2.81" calcext:value-type="float">
            <text:p>2.81</text:p>
          </table:table-cell>
          <table:table-cell table:formula="of:=AVERAGE([.AT25:.AT34])" office:value-type="float" office:value="3.003" calcext:value-type="float">
            <text:p>3.003</text:p>
          </table:table-cell>
        </table:table-row>
        <table:table-row table:style-name="ro2">
          <table:table-cell office:value-type="date" office:date-value="2014-08-18" calcext:value-type="date">
            <text:p>18/08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26" calcext:value-type="float">
            <text:p>105.2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3.76" calcext:value-type="float">
            <text:p>103.76</text:p>
          </table:table-cell>
          <table:table-cell office:value-type="float" office:value="5793199" calcext:value-type="float">
            <text:p>5793199</text:p>
          </table:table-cell>
          <table:table-cell table:formula="of:=[.E35]-[.E34]" office:value-type="float" office:value="-1.59999999999999" calcext:value-type="float">
            <text:p>-1.6</text:p>
          </table:table-cell>
          <table:table-cell table:formula="of:=([.E35]*(2/(12 +1))+[.H34]*(1-(2/(12+1))))" office:value-type="float" office:value="104.795402983571" calcext:value-type="float">
            <text:p>104.7954029836</text:p>
          </table:table-cell>
          <table:table-cell table:formula="of:=([.E35]*(2/(26 +1))+[.I34]*(1-(2/(26+1))))" office:value-type="float" office:value="104.354788085308" calcext:value-type="float">
            <text:p>104.3547880853</text:p>
          </table:table-cell>
          <table:table-cell table:formula="of:=([.H35]) - ([.I35])" office:value-type="float" office:value="0.440614898262538" calcext:value-type="float">
            <text:p>0.4406148983</text:p>
          </table:table-cell>
          <table:table-cell table:formula="of:=AVERAGE([.J27:.J35])" office:value-type="float" office:value="1.31893477922351" calcext:value-type="float">
            <text:p>1.3189347792</text:p>
          </table:table-cell>
          <table:table-cell table:formula="of:=([.J35]) - ([.K35])" office:value-type="float" office:value="-0.87831988096097" calcext:value-type="float">
            <text:p>-0.878319881</text:p>
          </table:table-cell>
          <table:table-cell table:formula="of:=IF([.G35]&lt;0;-[.G35];0)" office:value-type="float" office:value="1.59999999999999" calcext:value-type="float">
            <text:p>1.6</text:p>
          </table:table-cell>
          <table:table-cell table:formula="of:=IF([.G35]&gt;0;[.G35];0)" office:value-type="float" office:value="0" calcext:value-type="float">
            <text:p>0</text:p>
          </table:table-cell>
          <table:table-cell table:formula="of:=(([.O34]*13)+[.N35])/14" office:value-type="float" office:value="0.780628989810732" calcext:value-type="float">
            <text:p>0.7806289898</text:p>
          </table:table-cell>
          <table:table-cell table:formula="of:=(([.P34]*13)+[.M35])/14" office:value-type="float" office:value="0.753803219142378" calcext:value-type="float">
            <text:p>0.7538032191</text:p>
          </table:table-cell>
          <table:table-cell table:formula="of:=[.O35]/[.P35]" office:value-type="float" office:value="1.03558723283097" calcext:value-type="float">
            <text:p>1.0355872328</text:p>
          </table:table-cell>
          <table:table-cell table:formula="of:=IF([.P35]=0;100;100-(100/(1+[.Q35])))" office:value-type="float" office:value="50.8741269412826" calcext:value-type="float">
            <text:p>50.8741269413</text:p>
          </table:table-cell>
          <table:table-cell table:formula="of:=MAX([.C22:.C35])" office:value-type="float" office:value="112.91" calcext:value-type="float">
            <text:p>112.91</text:p>
          </table:table-cell>
          <table:table-cell table:formula="of:=MIN([.D22:.D35])" office:value-type="float" office:value="99.09" calcext:value-type="float">
            <text:p>99.09</text:p>
          </table:table-cell>
          <table:table-cell table:formula="of:=([.S35]-[.E35])/([.S35]-[.T35])*-100" office:value-type="float" office:value="-66.2083936324168" calcext:value-type="float">
            <text:p>-66.2083936324</text:p>
          </table:table-cell>
          <table:table-cell table:formula="of:=([.E35]-[.T35])/([.S35]-[.T35])*100" office:value-type="float" office:value="33.7916063675832" calcext:value-type="float">
            <text:p>33.7916063676</text:p>
          </table:table-cell>
          <table:table-cell table:formula="of:=([.C35]+[.D35]+[.E35])/3" office:value-type="float" office:value="103.916666666667" calcext:value-type="float">
            <text:p>103.9166666667</text:p>
          </table:table-cell>
          <table:table-cell table:formula="of:=AVERAGE([.W16:.W35])" office:value-type="float" office:value="105.9185" calcext:value-type="float">
            <text:p>105.9185</text:p>
          </table:table-cell>
          <table:table-cell table:formula="of:=(ABS([.X35]-[.W35])+ABS([.X35]-[.W34])+ABS([.X35]-[.W33])+ABS([.X35]-[.W32])+ABS([.X35]-[.W31])+ABS([.X35]-[.W30])+ABS([.X35]-[.W29])+ABS([.X35]-[.W28])+ABS([.X35]-[.W27])+ABS([.X35]-[.W26])+ABS([.X35]-[.W25])+ABS([.X35]-[.W24])+ABS([.X35]-[.W23])+ABS([.X35]-[.W22])+ABS([.X35]-[.W21])+ABS([.X35]-[.W20])+ABS([.X35]-[.W19])+ABS([.X35]-[.W18])+ABS([.X35]-[.W17])+ABS([.X35]-[.W16]))/20" office:value-type="float" office:value="2.22568333333333" calcext:value-type="float">
            <text:p>2.2256833333</text:p>
          </table:table-cell>
          <table:table-cell table:style-name="ce4" table:formula="of:=([.W35]-[.X35])/(0.015*[.Y35])" office:value-type="float" office:value="-59.9616097927475" calcext:value-type="float">
            <text:p>-59.9616097927</text:p>
          </table:table-cell>
          <table:table-cell table:formula="of:=([.E35]-[.E23])/[.E23]*100" office:value-type="float" office:value="-7.00842444882595" calcext:value-type="float">
            <text:p>-7.0084244488</text:p>
          </table:table-cell>
          <table:table-cell table:formula="of:=AVERAGE([.E31:.E35])" office:value-type="float" office:value="103.39" calcext:value-type="float">
            <text:p>103.39</text:p>
          </table:table-cell>
          <table:table-cell table:formula="of:=(5*[.E35]+4*[.E34]+3*[.E33]+2*[.E32]+[.E31])/15" office:value-type="float" office:value="103.788666666667" calcext:value-type="float">
            <text:p>103.7886666667</text:p>
          </table:table-cell>
          <table:table-cell table:formula="of:=(([.E35]-[.D35])-([.C35]-[.E35]))/([.C35]-[.D35])" office:value-type="float" office:value="-0.185770750988142" calcext:value-type="float">
            <text:p>-0.185770751</text:p>
          </table:table-cell>
          <table:table-cell table:formula="of:=[.AD35]*[.F35]" office:value-type="float" office:value="-1076206.92885375" calcext:value-type="float">
            <text:p>-1076206.92885375</text:p>
          </table:table-cell>
          <table:table-cell table:formula="of:=[.AE35] + [.AF34]" office:value-type="float" office:value="22774898.3989766" calcext:value-type="float">
            <text:p>22774898.3989766</text:p>
          </table:table-cell>
          <table:table-cell table:formula="of:=IF([.E35] &gt; [.E34]; [.AG34] + [.F35]; IF([.E35] &lt; [.E34]; [.AG34] - [.F35]; [.AG34]))" office:value-type="float" office:value="94763087" calcext:value-type="float">
            <text:p>94763087</text:p>
          </table:table-cell>
          <table:table-cell table:formula="of:=AVERAGE([.E26:.E35])" office:value-type="float" office:value="104.632" calcext:value-type="float">
            <text:p>104.632</text:p>
          </table:table-cell>
          <table:table-cell table:formula="of:=[.E35]/[.AC35]" office:value-type="float" office:value="0.999723797717156" calcext:value-type="float">
            <text:p>0.9997237977</text:p>
          </table:table-cell>
          <table:table-cell table:formula="of:=[.E35]/[.AB35]" office:value-type="float" office:value="1.0035786826579" calcext:value-type="float">
            <text:p>1.0035786827</text:p>
          </table:table-cell>
          <table:table-cell table:formula="of:=[.E35]/[.AH35]" office:value-type="float" office:value="0.99166602951296" calcext:value-type="float">
            <text:p>0.9916660295</text:p>
          </table:table-cell>
          <table:table-cell table:formula="of:=AVERAGE([.E16]; [.E35])" office:value-type="float" office:value="102.75" calcext:value-type="float">
            <text:p>102.75</text:p>
          </table:table-cell>
          <table:table-cell table:style-name="ce4" table:formula="of:=STDEVPA([.E16:.E35])" office:value-type="float" office:value="2.75794284748615" calcext:value-type="float">
            <text:p>2.7579428475</text:p>
          </table:table-cell>
          <table:table-cell table:formula="of:=[.AL35] + 2*[.AM35]" office:value-type="float" office:value="108.265885694972" calcext:value-type="float">
            <text:p>108.265885695</text:p>
          </table:table-cell>
          <table:table-cell table:formula="of:=[.AL35] - 2*[.AM35]" office:value-type="float" office:value="97.2341143050277" calcext:value-type="float">
            <text:p>97.234114305</text:p>
          </table:table-cell>
          <table:table-cell table:formula="of:=[.E35]-[.E30]" office:value-type="float" office:value="-0.47999999999999" calcext:value-type="float">
            <text:p>-0.48</text:p>
          </table:table-cell>
          <table:table-cell table:formula="of:=[.C35]-[.D35]" office:value-type="float" office:value="2.53" calcext:value-type="float">
            <text:p>2.53</text:p>
          </table:table-cell>
          <table:table-cell table:formula="of:=ABS([.C35]-[.E34])" office:value-type="float" office:value="0.0999999999999943" calcext:value-type="float">
            <text:p>0.1</text:p>
          </table:table-cell>
          <table:table-cell table:formula="of:=ABS([.D35]-[.E34])" office:value-type="float" office:value="2.63" calcext:value-type="float">
            <text:p>2.63</text:p>
          </table:table-cell>
          <table:table-cell table:formula="of:=MAX([.AQ35:.AS35])" office:value-type="float" office:value="2.63" calcext:value-type="float">
            <text:p>2.63</text:p>
          </table:table-cell>
          <table:table-cell table:formula="of:=AVERAGE([.AT26:.AT35])" office:value-type="float" office:value="2.992" calcext:value-type="float">
            <text:p>2.992</text:p>
          </table:table-cell>
        </table:table-row>
        <table:table-row table:style-name="ro2">
          <table:table-cell office:value-type="date" office:date-value="2014-08-19" calcext:value-type="date">
            <text:p>19/08/2014</text:p>
          </table:table-cell>
          <table:table-cell office:value-type="float" office:value="104.42" calcext:value-type="float">
            <text:p>104.4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4.2" calcext:value-type="float">
            <text:p>104.2</text:p>
          </table:table-cell>
          <table:table-cell office:value-type="float" office:value="9388269" calcext:value-type="float">
            <text:p>9388269</text:p>
          </table:table-cell>
          <table:table-cell table:formula="of:=[.E36]-[.E35]" office:value-type="float" office:value="0.439999999999998" calcext:value-type="float">
            <text:p>0.44</text:p>
          </table:table-cell>
          <table:table-cell table:formula="of:=([.E36]*(2/(12 +1))+[.H35]*(1-(2/(12+1))))" office:value-type="float" office:value="104.70380252456" calcext:value-type="float">
            <text:p>104.7038025246</text:p>
          </table:table-cell>
          <table:table-cell table:formula="of:=([.E36]*(2/(26 +1))+[.I35]*(1-(2/(26+1))))" office:value-type="float" office:value="104.343322301211" calcext:value-type="float">
            <text:p>104.3433223012</text:p>
          </table:table-cell>
          <table:table-cell table:formula="of:=([.H36]) - ([.I36])" office:value-type="float" office:value="0.36048022334856" calcext:value-type="float">
            <text:p>0.3604802233</text:p>
          </table:table-cell>
          <table:table-cell table:formula="of:=([.J36]*(2/(9 +1))+[.K35]*(1-(2/(9+1))))" office:value-type="float" office:value="1.12724386804852" calcext:value-type="float">
            <text:p>1.127243868</text:p>
          </table:table-cell>
          <table:table-cell table:formula="of:=([.J36]) - ([.K36])" office:value-type="float" office:value="-0.766763644699959" calcext:value-type="float">
            <text:p>-0.7667636447</text:p>
          </table:table-cell>
          <table:table-cell table:formula="of:=IF([.G36]&lt;0;-[.G36];0)" office:value-type="float" office:value="0" calcext:value-type="float">
            <text:p>0</text:p>
          </table:table-cell>
          <table:table-cell table:formula="of:=IF([.G36]&gt;0;[.G36];0)" office:value-type="float" office:value="0.439999999999998" calcext:value-type="float">
            <text:p>0.44</text:p>
          </table:table-cell>
          <table:table-cell table:formula="of:=(([.O35]*13)+[.N36])/14" office:value-type="float" office:value="0.756298347681394" calcext:value-type="float">
            <text:p>0.7562983477</text:p>
          </table:table-cell>
          <table:table-cell table:formula="of:=(([.P35]*13)+[.M36])/14" office:value-type="float" office:value="0.699960132060779" calcext:value-type="float">
            <text:p>0.6999601321</text:p>
          </table:table-cell>
          <table:table-cell table:formula="of:=[.O36]/[.P36]" office:value-type="float" office:value="1.08048774928759" calcext:value-type="float">
            <text:p>1.0804877493</text:p>
          </table:table-cell>
          <table:table-cell table:formula="of:=IF([.P36]=0;100;100-(100/(1+[.Q36])))" office:value-type="float" office:value="51.9343480709067" calcext:value-type="float">
            <text:p>51.9343480709</text:p>
          </table:table-cell>
          <table:table-cell table:formula="of:=MAX([.C23:.C36])" office:value-type="float" office:value="112.91" calcext:value-type="float">
            <text:p>112.91</text:p>
          </table:table-cell>
          <table:table-cell table:formula="of:=MIN([.D23:.D36])" office:value-type="float" office:value="99.09" calcext:value-type="float">
            <text:p>99.09</text:p>
          </table:table-cell>
          <table:table-cell table:formula="of:=([.S36]-[.E36])/([.S36]-[.T36])*-100" office:value-type="float" office:value="-63.0246020260492" calcext:value-type="float">
            <text:p>-63.024602026</text:p>
          </table:table-cell>
          <table:table-cell table:formula="of:=([.E36]-[.T36])/([.S36]-[.T36])*100" office:value-type="float" office:value="36.9753979739508" calcext:value-type="float">
            <text:p>36.975397974</text:p>
          </table:table-cell>
          <table:table-cell table:formula="of:=([.C36]+[.D36]+[.E36])/3" office:value-type="float" office:value="104.313333333333" calcext:value-type="float">
            <text:p>104.3133333333</text:p>
          </table:table-cell>
          <table:table-cell table:formula="of:=AVERAGE([.W17:.W36])" office:value-type="float" office:value="106.000666666667" calcext:value-type="float">
            <text:p>106.0006666667</text:p>
          </table:table-cell>
          <table:table-cell table:formula="of:=(ABS([.X36]-[.W36])+ABS([.X36]-[.W35])+ABS([.X36]-[.W34])+ABS([.X36]-[.W33])+ABS([.X36]-[.W32])+ABS([.X36]-[.W31])+ABS([.X36]-[.W30])+ABS([.X36]-[.W29])+ABS([.X36]-[.W28])+ABS([.X36]-[.W27])+ABS([.X36]-[.W26])+ABS([.X36]-[.W25])+ABS([.X36]-[.W24])+ABS([.X36]-[.W23])+ABS([.X36]-[.W22])+ABS([.X36]-[.W21])+ABS([.X36]-[.W20])+ABS([.X36]-[.W19])+ABS([.X36]-[.W18])+ABS([.X36]-[.W17]))/20" office:value-type="float" office:value="2.15173333333333" calcext:value-type="float">
            <text:p>2.1517333333</text:p>
          </table:table-cell>
          <table:table-cell table:style-name="ce4" table:formula="of:=([.W36]-[.X36])/(0.015*[.Y36])" office:value-type="float" office:value="-52.2782666170941" calcext:value-type="float">
            <text:p>-52.2782666171</text:p>
          </table:table-cell>
          <table:table-cell table:formula="of:=([.E36]-[.E24])/[.E24]*100" office:value-type="float" office:value="-5.2037845705968" calcext:value-type="float">
            <text:p>-5.2037845706</text:p>
          </table:table-cell>
          <table:table-cell table:formula="of:=AVERAGE([.E32:.E36])" office:value-type="float" office:value="103.706" calcext:value-type="float">
            <text:p>103.706</text:p>
          </table:table-cell>
          <table:table-cell table:formula="of:=(5*[.E36]+4*[.E35]+3*[.E34]+2*[.E33]+[.E32])/15" office:value-type="float" office:value="104.058666666667" calcext:value-type="float">
            <text:p>104.0586666667</text:p>
          </table:table-cell>
          <table:table-cell table:formula="of:=(([.E36]-[.D36])-([.C36]-[.E36]))/([.C36]-[.D36])" office:value-type="float" office:value="-0.236111111111114" calcext:value-type="float">
            <text:p>-0.2361111111</text:p>
          </table:table-cell>
          <table:table-cell table:formula="of:=[.AD36]*[.F36]" office:value-type="float" office:value="-2216674.62500003" calcext:value-type="float">
            <text:p>-2216674.62500003</text:p>
          </table:table-cell>
          <table:table-cell table:formula="of:=[.AE36] + [.AF35]" office:value-type="float" office:value="20558223.7739765" calcext:value-type="float">
            <text:p>20558223.7739765</text:p>
          </table:table-cell>
          <table:table-cell table:formula="of:=IF([.E36] &gt; [.E35]; [.AG35] + [.F36]; IF([.E36] &lt; [.E35]; [.AG35] - [.F36]; [.AG35]))" office:value-type="float" office:value="104151356" calcext:value-type="float">
            <text:p>104151356</text:p>
          </table:table-cell>
          <table:table-cell table:formula="of:=AVERAGE([.E27:.E36])" office:value-type="float" office:value="104.303" calcext:value-type="float">
            <text:p>104.303</text:p>
          </table:table-cell>
          <table:table-cell table:formula="of:=[.E36]/[.AC36]" office:value-type="float" office:value="1.00135820819025" calcext:value-type="float">
            <text:p>1.0013582082</text:p>
          </table:table-cell>
          <table:table-cell table:formula="of:=[.E36]/[.AB36]" office:value-type="float" office:value="1.00476346595183" calcext:value-type="float">
            <text:p>1.004763466</text:p>
          </table:table-cell>
          <table:table-cell table:formula="of:=[.E36]/[.AH36]" office:value-type="float" office:value="0.999012492449882" calcext:value-type="float">
            <text:p>0.9990124924</text:p>
          </table:table-cell>
          <table:table-cell table:formula="of:=AVERAGE([.E17]; [.E36])" office:value-type="float" office:value="104.665" calcext:value-type="float">
            <text:p>104.665</text:p>
          </table:table-cell>
          <table:table-cell table:style-name="ce4" table:formula="of:=STDEVPA([.E17:.E36])" office:value-type="float" office:value="2.62078132433822" calcext:value-type="float">
            <text:p>2.6207813243</text:p>
          </table:table-cell>
          <table:table-cell table:formula="of:=[.AL36] + 2*[.AM36]" office:value-type="float" office:value="109.906562648676" calcext:value-type="float">
            <text:p>109.9065626487</text:p>
          </table:table-cell>
          <table:table-cell table:formula="of:=[.AL36] - 2*[.AM36]" office:value-type="float" office:value="99.4234373513236" calcext:value-type="float">
            <text:p>99.4234373513</text:p>
          </table:table-cell>
          <table:table-cell table:formula="of:=[.E36]-[.E31]" office:value-type="float" office:value="1.58" calcext:value-type="float">
            <text:p>1.58</text:p>
          </table:table-cell>
          <table:table-cell table:formula="of:=[.C36]-[.D36]" office:value-type="float" office:value="1.44" calcext:value-type="float">
            <text:p>1.44</text:p>
          </table:table-cell>
          <table:table-cell table:formula="of:=ABS([.C36]-[.E35])" office:value-type="float" office:value="1.33" calcext:value-type="float">
            <text:p>1.33</text:p>
          </table:table-cell>
          <table:table-cell table:formula="of:=ABS([.D36]-[.E35])" office:value-type="float" office:value="0.109999999999999" calcext:value-type="float">
            <text:p>0.11</text:p>
          </table:table-cell>
          <table:table-cell table:formula="of:=MAX([.AQ36:.AS36])" office:value-type="float" office:value="1.44" calcext:value-type="float">
            <text:p>1.44</text:p>
          </table:table-cell>
          <table:table-cell table:formula="of:=AVERAGE([.AT27:.AT36])" office:value-type="float" office:value="2.834" calcext:value-type="float">
            <text:p>2.834</text:p>
          </table:table-cell>
        </table:table-row>
        <table:table-row table:style-name="ro2">
          <table:table-cell office:value-type="date" office:date-value="2014-08-20" calcext:value-type="date">
            <text:p>20/08/2014</text:p>
          </table:table-cell>
          <table:table-cell office:value-type="float" office:value="104.37" calcext:value-type="float">
            <text:p>104.37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4.23" calcext:value-type="float">
            <text:p>104.23</text:p>
          </table:table-cell>
          <table:table-cell office:value-type="float" office:value="108.55" calcext:value-type="float">
            <text:p>108.55</text:p>
          </table:table-cell>
          <table:table-cell office:value-type="float" office:value="33462792" calcext:value-type="float">
            <text:p>33462792</text:p>
          </table:table-cell>
          <table:table-cell table:formula="of:=[.E37]-[.E36]" office:value-type="float" office:value="4.34999999999999" calcext:value-type="float">
            <text:p>4.35</text:p>
          </table:table-cell>
          <table:table-cell table:formula="of:=([.E37]*(2/(12 +1))+[.H36]*(1-(2/(12+1))))" office:value-type="float" office:value="105.295525213089" calcext:value-type="float">
            <text:p>105.2955252131</text:p>
          </table:table-cell>
          <table:table-cell table:formula="of:=([.E37]*(2/(26 +1))+[.I36]*(1-(2/(26+1))))" office:value-type="float" office:value="104.654928056677" calcext:value-type="float">
            <text:p>104.6549280567</text:p>
          </table:table-cell>
          <table:table-cell table:formula="of:=([.H37]) - ([.I37])" office:value-type="float" office:value="0.640597156411971" calcext:value-type="float">
            <text:p>0.6405971564</text:p>
          </table:table-cell>
          <table:table-cell table:formula="of:=([.J37]*(2/(9 +1))+[.K36]*(1-(2/(9+1))))" office:value-type="float" office:value="1.02991452572121" calcext:value-type="float">
            <text:p>1.0299145257</text:p>
          </table:table-cell>
          <table:table-cell table:formula="of:=([.J37]) - ([.K37])" office:value-type="float" office:value="-0.389317369309238" calcext:value-type="float">
            <text:p>-0.3893173693</text:p>
          </table:table-cell>
          <table:table-cell table:formula="of:=IF([.G37]&lt;0;-[.G37];0)" office:value-type="float" office:value="0" calcext:value-type="float">
            <text:p>0</text:p>
          </table:table-cell>
          <table:table-cell table:formula="of:=IF([.G37]&gt;0;[.G37];0)" office:value-type="float" office:value="4.34999999999999" calcext:value-type="float">
            <text:p>4.35</text:p>
          </table:table-cell>
          <table:table-cell table:formula="of:=(([.O36]*13)+[.N37])/14" office:value-type="float" office:value="1.01299132284701" calcext:value-type="float">
            <text:p>1.0129913228</text:p>
          </table:table-cell>
          <table:table-cell table:formula="of:=(([.P36]*13)+[.M37])/14" office:value-type="float" office:value="0.649962979770723" calcext:value-type="float">
            <text:p>0.6499629798</text:p>
          </table:table-cell>
          <table:table-cell table:formula="of:=[.O37]/[.P37]" office:value-type="float" office:value="1.55853695421906" calcext:value-type="float">
            <text:p>1.5585369542</text:p>
          </table:table-cell>
          <table:table-cell table:formula="of:=IF([.P37]=0;100;100-(100/(1+[.Q37])))" office:value-type="float" office:value="60.9151629273524" calcext:value-type="float">
            <text:p>60.9151629274</text:p>
          </table:table-cell>
          <table:table-cell table:formula="of:=MAX([.C24:.C37])" office:value-type="float" office:value="112.35" calcext:value-type="float">
            <text:p>112.35</text:p>
          </table:table-cell>
          <table:table-cell table:formula="of:=MIN([.D24:.D37])" office:value-type="float" office:value="99.09" calcext:value-type="float">
            <text:p>99.09</text:p>
          </table:table-cell>
          <table:table-cell table:formula="of:=([.S37]-[.E37])/([.S37]-[.T37])*-100" office:value-type="float" office:value="-28.657616892911" calcext:value-type="float">
            <text:p>-28.6576168929</text:p>
          </table:table-cell>
          <table:table-cell table:formula="of:=([.E37]-[.T37])/([.S37]-[.T37])*100" office:value-type="float" office:value="71.342383107089" calcext:value-type="float">
            <text:p>71.3423831071</text:p>
          </table:table-cell>
          <table:table-cell table:formula="of:=([.C37]+[.D37]+[.E37])/3" office:value-type="float" office:value="107.643333333333" calcext:value-type="float">
            <text:p>107.6433333333</text:p>
          </table:table-cell>
          <table:table-cell table:formula="of:=AVERAGE([.W18:.W37])" office:value-type="float" office:value="106.233333333333" calcext:value-type="float">
            <text:p>106.2333333333</text:p>
          </table:table-cell>
          <table:table-cell table:formula="of:=(ABS([.X37]-[.W37])+ABS([.X37]-[.W36])+ABS([.X37]-[.W35])+ABS([.X37]-[.W34])+ABS([.X37]-[.W33])+ABS([.X37]-[.W32])+ABS([.X37]-[.W31])+ABS([.X37]-[.W30])+ABS([.X37]-[.W29])+ABS([.X37]-[.W28])+ABS([.X37]-[.W27])+ABS([.X37]-[.W26])+ABS([.X37]-[.W25])+ABS([.X37]-[.W24])+ABS([.X37]-[.W23])+ABS([.X37]-[.W22])+ABS([.X37]-[.W21])+ABS([.X37]-[.W20])+ABS([.X37]-[.W19])+ABS([.X37]-[.W18]))/20" office:value-type="float" office:value="2.10366666666667" calcext:value-type="float">
            <text:p>2.1036666667</text:p>
          </table:table-cell>
          <table:table-cell table:style-name="ce4" table:formula="of:=([.W37]-[.X37])/(0.015*[.Y37])" office:value-type="float" office:value="44.6838852796699" calcext:value-type="float">
            <text:p>44.6838852797</text:p>
          </table:table-cell>
          <table:table-cell table:formula="of:=([.E37]-[.E25])/[.E25]*100" office:value-type="float" office:value="-0.522360703812324" calcext:value-type="float">
            <text:p>-0.5223607038</text:p>
          </table:table-cell>
          <table:table-cell table:formula="of:=AVERAGE([.E33:.E37])" office:value-type="float" office:value="105.084" calcext:value-type="float">
            <text:p>105.084</text:p>
          </table:table-cell>
          <table:table-cell table:formula="of:=(5*[.E37]+4*[.E36]+3*[.E35]+2*[.E34]+[.E33])/15" office:value-type="float" office:value="105.673333333333" calcext:value-type="float">
            <text:p>105.6733333333</text:p>
          </table:table-cell>
          <table:table-cell table:formula="of:=(([.E37]-[.D37])-([.C37]-[.E37]))/([.C37]-[.D37])" office:value-type="float" office:value="0.459459459459457" calcext:value-type="float">
            <text:p>0.4594594595</text:p>
          </table:table-cell>
          <table:table-cell table:formula="of:=[.AD37]*[.F37]" office:value-type="float" office:value="15374796.3243242" calcext:value-type="float">
            <text:p>15374796.3243242</text:p>
          </table:table-cell>
          <table:table-cell table:formula="of:=[.AE37] + [.AF36]" office:value-type="float" office:value="35933020.0983008" calcext:value-type="float">
            <text:p>35933020.0983008</text:p>
          </table:table-cell>
          <table:table-cell table:formula="of:=IF([.E37] &gt; [.E36]; [.AG36] + [.F37]; IF([.E37] &lt; [.E36]; [.AG36] - [.F37]; [.AG36]))" office:value-type="float" office:value="137614148" calcext:value-type="float">
            <text:p>137614148</text:p>
          </table:table-cell>
          <table:table-cell table:formula="of:=AVERAGE([.E28:.E37])" office:value-type="float" office:value="104.517" calcext:value-type="float">
            <text:p>104.517</text:p>
          </table:table-cell>
          <table:table-cell table:formula="of:=[.E37]/[.AC37]" office:value-type="float" office:value="1.02722225727083" calcext:value-type="float">
            <text:p>1.0272222573</text:p>
          </table:table-cell>
          <table:table-cell table:formula="of:=[.E37]/[.AB37]" office:value-type="float" office:value="1.03298313729968" calcext:value-type="float">
            <text:p>1.0329831373</text:p>
          </table:table-cell>
          <table:table-cell table:formula="of:=[.E37]/[.AH37]" office:value-type="float" office:value="1.03858702412048" calcext:value-type="float">
            <text:p>1.0385870241</text:p>
          </table:table-cell>
          <table:table-cell table:formula="of:=AVERAGE([.E18]; [.E37])" office:value-type="float" office:value="106.68" calcext:value-type="float">
            <text:p>106.68</text:p>
          </table:table-cell>
          <table:table-cell table:style-name="ce4" table:formula="of:=STDEVPA([.E18:.E37])" office:value-type="float" office:value="2.66760243477172" calcext:value-type="float">
            <text:p>2.6676024348</text:p>
          </table:table-cell>
          <table:table-cell table:formula="of:=[.AL37] + 2*[.AM37]" office:value-type="float" office:value="112.015204869543" calcext:value-type="float">
            <text:p>112.0152048695</text:p>
          </table:table-cell>
          <table:table-cell table:formula="of:=[.AL37] - 2*[.AM37]" office:value-type="float" office:value="101.344795130457" calcext:value-type="float">
            <text:p>101.3447951305</text:p>
          </table:table-cell>
          <table:table-cell table:formula="of:=[.E37]-[.E32]" office:value-type="float" office:value="6.89" calcext:value-type="float">
            <text:p>6.89</text:p>
          </table:table-cell>
          <table:table-cell table:formula="of:=[.C37]-[.D37]" office:value-type="float" office:value="5.92" calcext:value-type="float">
            <text:p>5.92</text:p>
          </table:table-cell>
          <table:table-cell table:formula="of:=ABS([.C37]-[.E36])" office:value-type="float" office:value="5.95" calcext:value-type="float">
            <text:p>5.95</text:p>
          </table:table-cell>
          <table:table-cell table:formula="of:=ABS([.D37]-[.E36])" office:value-type="float" office:value="0.0300000000000011" calcext:value-type="float">
            <text:p>0.03</text:p>
          </table:table-cell>
          <table:table-cell table:formula="of:=MAX([.AQ37:.AS37])" office:value-type="float" office:value="5.95" calcext:value-type="float">
            <text:p>5.95</text:p>
          </table:table-cell>
          <table:table-cell table:formula="of:=AVERAGE([.AT28:.AT37])" office:value-type="float" office:value="3.195" calcext:value-type="float">
            <text:p>3.195</text:p>
          </table:table-cell>
        </table:table-row>
        <table:table-row table:style-name="ro2">
          <table:table-cell office:value-type="date" office:date-value="2014-08-21" calcext:value-type="date">
            <text:p>21/08/201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2.98" calcext:value-type="float">
            <text:p>112.98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65" calcext:value-type="float">
            <text:p>112.65</text:p>
          </table:table-cell>
          <table:table-cell office:value-type="float" office:value="15378374" calcext:value-type="float">
            <text:p>15378374</text:p>
          </table:table-cell>
          <table:table-cell table:formula="of:=[.E38]-[.E37]" office:value-type="float" office:value="4.10000000000001" calcext:value-type="float">
            <text:p>4.1</text:p>
          </table:table-cell>
          <table:table-cell table:formula="of:=([.E38]*(2/(12 +1))+[.H37]*(1-(2/(12+1))))" office:value-type="float" office:value="106.426982872614" calcext:value-type="float">
            <text:p>106.4269828726</text:p>
          </table:table-cell>
          <table:table-cell table:formula="of:=([.E38]*(2/(26 +1))+[.I37]*(1-(2/(26+1))))" office:value-type="float" office:value="105.247155608034" calcext:value-type="float">
            <text:p>105.247155608</text:p>
          </table:table-cell>
          <table:table-cell table:formula="of:=([.H38]) - ([.I38])" office:value-type="float" office:value="1.17982726457947" calcext:value-type="float">
            <text:p>1.1798272646</text:p>
          </table:table-cell>
          <table:table-cell table:formula="of:=([.J38]*(2/(9 +1))+[.K37]*(1-(2/(9+1))))" office:value-type="float" office:value="1.05989707349286" calcext:value-type="float">
            <text:p>1.0598970735</text:p>
          </table:table-cell>
          <table:table-cell table:formula="of:=([.J38]) - ([.K38])" office:value-type="float" office:value="0.119930191086611" calcext:value-type="float">
            <text:p>0.1199301911</text:p>
          </table:table-cell>
          <table:table-cell table:formula="of:=IF([.G38]&lt;0;-[.G38];0)" office:value-type="float" office:value="0" calcext:value-type="float">
            <text:p>0</text:p>
          </table:table-cell>
          <table:table-cell table:formula="of:=IF([.G38]&gt;0;[.G38];0)" office:value-type="float" office:value="4.10000000000001" calcext:value-type="float">
            <text:p>4.1</text:p>
          </table:table-cell>
          <table:table-cell table:formula="of:=(([.O37]*13)+[.N38])/14" office:value-type="float" office:value="1.23349194264365" calcext:value-type="float">
            <text:p>1.2334919426</text:p>
          </table:table-cell>
          <table:table-cell table:formula="of:=(([.P37]*13)+[.M38])/14" office:value-type="float" office:value="0.603537052644243" calcext:value-type="float">
            <text:p>0.6035370526</text:p>
          </table:table-cell>
          <table:table-cell table:formula="of:=[.O38]/[.P38]" office:value-type="float" office:value="2.04377169096648" calcext:value-type="float">
            <text:p>2.043771691</text:p>
          </table:table-cell>
          <table:table-cell table:formula="of:=IF([.P38]=0;100;100-(100/(1+[.Q38])))" office:value-type="float" office:value="67.1460246848386" calcext:value-type="float">
            <text:p>67.1460246848</text:p>
          </table:table-cell>
          <table:table-cell table:formula="of:=MAX([.C25:.C38])" office:value-type="float" office:value="112.98" calcext:value-type="float">
            <text:p>112.98</text:p>
          </table:table-cell>
          <table:table-cell table:formula="of:=MIN([.D25:.D38])" office:value-type="float" office:value="99.09" calcext:value-type="float">
            <text:p>99.09</text:p>
          </table:table-cell>
          <table:table-cell table:formula="of:=([.S38]-[.E38])/([.S38]-[.T38])*-100" office:value-type="float" office:value="-2.37580993520517" calcext:value-type="float">
            <text:p>-2.3758099352</text:p>
          </table:table-cell>
          <table:table-cell table:formula="of:=([.E38]-[.T38])/([.S38]-[.T38])*100" office:value-type="float" office:value="97.6241900647948" calcext:value-type="float">
            <text:p>97.6241900648</text:p>
          </table:table-cell>
          <table:table-cell table:formula="of:=([.C38]+[.D38]+[.E38])/3" office:value-type="float" office:value="111.633333333333" calcext:value-type="float">
            <text:p>111.6333333333</text:p>
          </table:table-cell>
          <table:table-cell table:formula="of:=AVERAGE([.W19:.W38])" office:value-type="float" office:value="106.5565" calcext:value-type="float">
            <text:p>106.5565</text:p>
          </table:table-cell>
          <table:table-cell table:formula="of:=(ABS([.X38]-[.W38])+ABS([.X38]-[.W37])+ABS([.X38]-[.W36])+ABS([.X38]-[.W35])+ABS([.X38]-[.W34])+ABS([.X38]-[.W33])+ABS([.X38]-[.W32])+ABS([.X38]-[.W31])+ABS([.X38]-[.W30])+ABS([.X38]-[.W29])+ABS([.X38]-[.W28])+ABS([.X38]-[.W27])+ABS([.X38]-[.W26])+ABS([.X38]-[.W25])+ABS([.X38]-[.W24])+ABS([.X38]-[.W23])+ABS([.X38]-[.W22])+ABS([.X38]-[.W21])+ABS([.X38]-[.W20])+ABS([.X38]-[.W19]))/20" office:value-type="float" office:value="2.34648333333333" calcext:value-type="float">
            <text:p>2.3464833333</text:p>
          </table:table-cell>
          <table:table-cell table:style-name="ce4" table:formula="of:=([.W38]-[.X38])/(0.015*[.Y38])" office:value-type="float" office:value="144.239488407002" calcext:value-type="float">
            <text:p>144.239488407</text:p>
          </table:table-cell>
          <table:table-cell table:formula="of:=([.E38]-[.E26])/[.E26]*100" office:value-type="float" office:value="4.80044655316775" calcext:value-type="float">
            <text:p>4.8004465532</text:p>
          </table:table-cell>
          <table:table-cell table:formula="of:=AVERAGE([.E34:.E38])" office:value-type="float" office:value="106.904" calcext:value-type="float">
            <text:p>106.904</text:p>
          </table:table-cell>
          <table:table-cell table:formula="of:=(5*[.E38]+4*[.E37]+3*[.E36]+2*[.E35]+[.E34])/15" office:value-type="float" office:value="108.195333333333" calcext:value-type="float">
            <text:p>108.1953333333</text:p>
          </table:table-cell>
          <table:table-cell table:formula="of:=(([.E38]-[.D38])-([.C38]-[.E38]))/([.C38]-[.D38])" office:value-type="float" office:value="0.822102425876012" calcext:value-type="float">
            <text:p>0.8221024259</text:p>
          </table:table-cell>
          <table:table-cell table:formula="of:=[.AD38]*[.F38]" office:value-type="float" office:value="12642598.5714286" calcext:value-type="float">
            <text:p>12642598.5714286</text:p>
          </table:table-cell>
          <table:table-cell table:formula="of:=[.AE38] + [.AF37]" office:value-type="float" office:value="48575618.6697294" calcext:value-type="float">
            <text:p>48575618.6697294</text:p>
          </table:table-cell>
          <table:table-cell table:formula="of:=IF([.E38] &gt; [.E37]; [.AG37] + [.F38]; IF([.E38] &lt; [.E37]; [.AG37] - [.F38]; [.AG37]))" office:value-type="float" office:value="152992522" calcext:value-type="float">
            <text:p>152992522</text:p>
          </table:table-cell>
          <table:table-cell table:formula="of:=AVERAGE([.E29:.E38])" office:value-type="float" office:value="105.277" calcext:value-type="float">
            <text:p>105.277</text:p>
          </table:table-cell>
          <table:table-cell table:formula="of:=[.E38]/[.AC38]" office:value-type="float" office:value="1.04117244736372" calcext:value-type="float">
            <text:p>1.0411724474</text:p>
          </table:table-cell>
          <table:table-cell table:formula="of:=[.E38]/[.AB38]" office:value-type="float" office:value="1.05374915812318" calcext:value-type="float">
            <text:p>1.0537491581</text:p>
          </table:table-cell>
          <table:table-cell table:formula="of:=[.E38]/[.AH38]" office:value-type="float" office:value="1.0700342904908" calcext:value-type="float">
            <text:p>1.0700342905</text:p>
          </table:table-cell>
          <table:table-cell table:formula="of:=AVERAGE([.E19]; [.E38])" office:value-type="float" office:value="108.495" calcext:value-type="float">
            <text:p>108.495</text:p>
          </table:table-cell>
          <table:table-cell table:style-name="ce4" table:formula="of:=STDEVPA([.E19:.E38])" office:value-type="float" office:value="2.99078296604752" calcext:value-type="float">
            <text:p>2.990782966</text:p>
          </table:table-cell>
          <table:table-cell table:formula="of:=[.AL38] + 2*[.AM38]" office:value-type="float" office:value="114.476565932095" calcext:value-type="float">
            <text:p>114.4765659321</text:p>
          </table:table-cell>
          <table:table-cell table:formula="of:=[.AL38] - 2*[.AM38]" office:value-type="float" office:value="102.513434067905" calcext:value-type="float">
            <text:p>102.5134340679</text:p>
          </table:table-cell>
          <table:table-cell table:formula="of:=[.E38]-[.E33]" office:value-type="float" office:value="9.10000000000001" calcext:value-type="float">
            <text:p>9.1</text:p>
          </table:table-cell>
          <table:table-cell table:formula="of:=[.C38]-[.D38]" office:value-type="float" office:value="3.71000000000001" calcext:value-type="float">
            <text:p>3.71</text:p>
          </table:table-cell>
          <table:table-cell table:formula="of:=ABS([.C38]-[.E37])" office:value-type="float" office:value="4.43000000000001" calcext:value-type="float">
            <text:p>4.43</text:p>
          </table:table-cell>
          <table:table-cell table:formula="of:=ABS([.D38]-[.E37])" office:value-type="float" office:value="0.719999999999999" calcext:value-type="float">
            <text:p>0.72</text:p>
          </table:table-cell>
          <table:table-cell table:formula="of:=MAX([.AQ38:.AS38])" office:value-type="float" office:value="4.43000000000001" calcext:value-type="float">
            <text:p>4.43</text:p>
          </table:table-cell>
          <table:table-cell table:formula="of:=AVERAGE([.AT29:.AT38])" office:value-type="float" office:value="3.438" calcext:value-type="float">
            <text:p>3.438</text:p>
          </table:table-cell>
        </table:table-row>
        <table:table-row table:style-name="ro2">
          <table:table-cell office:value-type="date" office:date-value="2014-08-22" calcext:value-type="date">
            <text:p>22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73" calcext:value-type="float">
            <text:p>112.73</text:p>
          </table:table-cell>
          <table:table-cell office:value-type="float" office:value="96.37" calcext:value-type="float">
            <text:p>96.37</text:p>
          </table:table-cell>
          <table:table-cell office:value-type="float" office:value="111.75" calcext:value-type="float">
            <text:p>111.75</text:p>
          </table:table-cell>
          <table:table-cell office:value-type="float" office:value="6409738" calcext:value-type="float">
            <text:p>6409738</text:p>
          </table:table-cell>
          <table:table-cell table:formula="of:=[.E39]-[.E38]" office:value-type="float" office:value="-0.900000000000006" calcext:value-type="float">
            <text:p>-0.9</text:p>
          </table:table-cell>
          <table:table-cell table:formula="of:=([.E39]*(2/(12 +1))+[.H38]*(1-(2/(12+1))))" office:value-type="float" office:value="107.245908584519" calcext:value-type="float">
            <text:p>107.2459085845</text:p>
          </table:table-cell>
          <table:table-cell table:formula="of:=([.E39]*(2/(26 +1))+[.I38]*(1-(2/(26+1))))" office:value-type="float" office:value="105.728847785217" calcext:value-type="float">
            <text:p>105.7288477852</text:p>
          </table:table-cell>
          <table:table-cell table:formula="of:=([.H39]) - ([.I39])" office:value-type="float" office:value="1.5170607993024" calcext:value-type="float">
            <text:p>1.5170607993</text:p>
          </table:table-cell>
          <table:table-cell table:formula="of:=([.J39]*(2/(9 +1))+[.K38]*(1-(2/(9+1))))" office:value-type="float" office:value="1.15132981865477" calcext:value-type="float">
            <text:p>1.1513298187</text:p>
          </table:table-cell>
          <table:table-cell table:formula="of:=([.J39]) - ([.K39])" office:value-type="float" office:value="0.36573098064763" calcext:value-type="float">
            <text:p>0.3657309806</text:p>
          </table:table-cell>
          <table:table-cell table:formula="of:=IF([.G39]&lt;0;-[.G39];0)" office:value-type="float" office:value="0.900000000000006" calcext:value-type="float">
            <text:p>0.9</text:p>
          </table:table-cell>
          <table:table-cell table:formula="of:=IF([.G39]&gt;0;[.G39];0)" office:value-type="float" office:value="0" calcext:value-type="float">
            <text:p>0</text:p>
          </table:table-cell>
          <table:table-cell table:formula="of:=(([.O38]*13)+[.N39])/14" office:value-type="float" office:value="1.14538537531196" calcext:value-type="float">
            <text:p>1.1453853753</text:p>
          </table:table-cell>
          <table:table-cell table:formula="of:=(([.P38]*13)+[.M39])/14" office:value-type="float" office:value="0.624712977455369" calcext:value-type="float">
            <text:p>0.6247129775</text:p>
          </table:table-cell>
          <table:table-cell table:formula="of:=[.O39]/[.P39]" office:value-type="float" office:value="1.83345859081948" calcext:value-type="float">
            <text:p>1.8334585908</text:p>
          </table:table-cell>
          <table:table-cell table:formula="of:=IF([.P39]=0;100;100-(100/(1+[.Q39])))" office:value-type="float" office:value="64.7074425848311" calcext:value-type="float">
            <text:p>64.7074425848</text:p>
          </table:table-cell>
          <table:table-cell table:formula="of:=MAX([.C26:.C39])" office:value-type="float" office:value="112.98" calcext:value-type="float">
            <text:p>112.98</text:p>
          </table:table-cell>
          <table:table-cell table:formula="of:=MIN([.D26:.D39])" office:value-type="float" office:value="96.37" calcext:value-type="float">
            <text:p>96.37</text:p>
          </table:table-cell>
          <table:table-cell table:formula="of:=([.S39]-[.E39])/([.S39]-[.T39])*-100" office:value-type="float" office:value="-7.40517760385313" calcext:value-type="float">
            <text:p>-7.4051776039</text:p>
          </table:table-cell>
          <table:table-cell table:formula="of:=([.E39]-[.T39])/([.S39]-[.T39])*100" office:value-type="float" office:value="92.5948223961469" calcext:value-type="float">
            <text:p>92.5948223961</text:p>
          </table:table-cell>
          <table:table-cell table:formula="of:=([.C39]+[.D39]+[.E39])/3" office:value-type="float" office:value="106.95" calcext:value-type="float">
            <text:p>106.95</text:p>
          </table:table-cell>
          <table:table-cell table:formula="of:=AVERAGE([.W20:.W39])" office:value-type="float" office:value="106.669" calcext:value-type="float">
            <text:p>106.669</text:p>
          </table:table-cell>
          <table:table-cell table:formula="of:=(ABS([.X39]-[.W39])+ABS([.X39]-[.W38])+ABS([.X39]-[.W37])+ABS([.X39]-[.W36])+ABS([.X39]-[.W35])+ABS([.X39]-[.W34])+ABS([.X39]-[.W33])+ABS([.X39]-[.W32])+ABS([.X39]-[.W31])+ABS([.X39]-[.W30])+ABS([.X39]-[.W29])+ABS([.X39]-[.W28])+ABS([.X39]-[.W27])+ABS([.X39]-[.W26])+ABS([.X39]-[.W25])+ABS([.X39]-[.W24])+ABS([.X39]-[.W23])+ABS([.X39]-[.W22])+ABS([.X39]-[.W21])+ABS([.X39]-[.W20]))/20" office:value-type="float" office:value="2.27333333333333" calcext:value-type="float">
            <text:p>2.2733333333</text:p>
          </table:table-cell>
          <table:table-cell table:style-name="ce4" table:formula="of:=([.W39]-[.X39])/(0.015*[.Y39])" office:value-type="float" office:value="8.24046920821091" calcext:value-type="float">
            <text:p>8.2404692082</text:p>
          </table:table-cell>
          <table:table-cell table:formula="of:=([.E39]-[.E27])/[.E27]*100" office:value-type="float" office:value="5.01832534536228" calcext:value-type="float">
            <text:p>5.0183253454</text:p>
          </table:table-cell>
          <table:table-cell table:formula="of:=AVERAGE([.E35:.E39])" office:value-type="float" office:value="108.182" calcext:value-type="float">
            <text:p>108.182</text:p>
          </table:table-cell>
          <table:table-cell table:formula="of:=(5*[.E39]+4*[.E38]+3*[.E37]+2*[.E36]+[.E35])/15" office:value-type="float" office:value="109.810666666667" calcext:value-type="float">
            <text:p>109.8106666667</text:p>
          </table:table-cell>
          <table:table-cell table:formula="of:=(([.E39]-[.D39])-([.C39]-[.E39]))/([.C39]-[.D39])" office:value-type="float" office:value="0.880195599022004" calcext:value-type="float">
            <text:p>0.880195599</text:p>
          </table:table-cell>
          <table:table-cell table:formula="of:=[.AD39]*[.F39]" office:value-type="float" office:value="5641823.1784841" calcext:value-type="float">
            <text:p>5641823.1784841</text:p>
          </table:table-cell>
          <table:table-cell table:formula="of:=[.AE39] + [.AF38]" office:value-type="float" office:value="54217441.8482135" calcext:value-type="float">
            <text:p>54217441.8482135</text:p>
          </table:table-cell>
          <table:table-cell table:formula="of:=IF([.E39] &gt; [.E38]; [.AG38] + [.F39]; IF([.E39] &lt; [.E38]; [.AG38] - [.F39]; [.AG38]))" office:value-type="float" office:value="146582784" calcext:value-type="float">
            <text:p>146582784</text:p>
          </table:table-cell>
          <table:table-cell table:formula="of:=AVERAGE([.E30:.E39])" office:value-type="float" office:value="105.834" calcext:value-type="float">
            <text:p>105.834</text:p>
          </table:table-cell>
          <table:table-cell table:formula="of:=[.E39]/[.AC39]" office:value-type="float" office:value="1.01766070084266" calcext:value-type="float">
            <text:p>1.0176607008</text:p>
          </table:table-cell>
          <table:table-cell table:formula="of:=[.E39]/[.AB39]" office:value-type="float" office:value="1.03298145717402" calcext:value-type="float">
            <text:p>1.0329814572</text:p>
          </table:table-cell>
          <table:table-cell table:formula="of:=[.E39]/[.AH39]" office:value-type="float" office:value="1.05589886047962" calcext:value-type="float">
            <text:p>1.0558988605</text:p>
          </table:table-cell>
          <table:table-cell table:formula="of:=AVERAGE([.E20]; [.E39])" office:value-type="float" office:value="109.06" calcext:value-type="float">
            <text:p>109.06</text:p>
          </table:table-cell>
          <table:table-cell table:style-name="ce4" table:formula="of:=STDEVPA([.E20:.E39])" office:value-type="float" office:value="3.1437356759117" calcext:value-type="float">
            <text:p>3.1437356759</text:p>
          </table:table-cell>
          <table:table-cell table:formula="of:=[.AL39] + 2*[.AM39]" office:value-type="float" office:value="115.347471351823" calcext:value-type="float">
            <text:p>115.3474713518</text:p>
          </table:table-cell>
          <table:table-cell table:formula="of:=[.AL39] - 2*[.AM39]" office:value-type="float" office:value="102.772528648177" calcext:value-type="float">
            <text:p>102.7725286482</text:p>
          </table:table-cell>
          <table:table-cell table:formula="of:=[.E39]-[.E34]" office:value-type="float" office:value="6.39" calcext:value-type="float">
            <text:p>6.39</text:p>
          </table:table-cell>
          <table:table-cell table:formula="of:=[.C39]-[.D39]" office:value-type="float" office:value="16.36" calcext:value-type="float">
            <text:p>16.36</text:p>
          </table:table-cell>
          <table:table-cell table:formula="of:=ABS([.C39]-[.E38])" office:value-type="float" office:value="0.0799999999999983" calcext:value-type="float">
            <text:p>0.08</text:p>
          </table:table-cell>
          <table:table-cell table:formula="of:=ABS([.D39]-[.E38])" office:value-type="float" office:value="16.28" calcext:value-type="float">
            <text:p>16.28</text:p>
          </table:table-cell>
          <table:table-cell table:formula="of:=MAX([.AQ39:.AS39])" office:value-type="float" office:value="16.36" calcext:value-type="float">
            <text:p>16.36</text:p>
          </table:table-cell>
          <table:table-cell table:formula="of:=AVERAGE([.AT30:.AT39])" office:value-type="float" office:value="4.817" calcext:value-type="float">
            <text:p>4.817</text:p>
          </table:table-cell>
        </table:table-row>
        <table:table-row table:style-name="ro2">
          <table:table-cell office:value-type="date" office:date-value="2014-08-25" calcext:value-type="date">
            <text:p>25/08/2014</text:p>
          </table:table-cell>
          <table:table-cell table:number-columns-repeated="2" office:value-type="float" office:value="112.69" calcext:value-type="float">
            <text:p>112.69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0.77" calcext:value-type="float">
            <text:p>110.77</text:p>
          </table:table-cell>
          <table:table-cell office:value-type="float" office:value="3051284" calcext:value-type="float">
            <text:p>3051284</text:p>
          </table:table-cell>
          <table:table-cell table:formula="of:=[.E40]-[.E39]" office:value-type="float" office:value="-0.980000000000004" calcext:value-type="float">
            <text:p>-0.98</text:p>
          </table:table-cell>
          <table:table-cell table:formula="of:=([.E40]*(2/(12 +1))+[.H39]*(1-(2/(12+1))))" office:value-type="float" office:value="107.788076494593" calcext:value-type="float">
            <text:p>107.7880764946</text:p>
          </table:table-cell>
          <table:table-cell table:formula="of:=([.E40]*(2/(26 +1))+[.I39]*(1-(2/(26+1))))" office:value-type="float" office:value="106.102266467794" calcext:value-type="float">
            <text:p>106.1022664678</text:p>
          </table:table-cell>
          <table:table-cell table:formula="of:=([.H40]) - ([.I40])" office:value-type="float" office:value="1.68581002679981" calcext:value-type="float">
            <text:p>1.6858100268</text:p>
          </table:table-cell>
          <table:table-cell table:formula="of:=([.J40]*(2/(9 +1))+[.K39]*(1-(2/(9+1))))" office:value-type="float" office:value="1.25822586028378" calcext:value-type="float">
            <text:p>1.2582258603</text:p>
          </table:table-cell>
          <table:table-cell table:formula="of:=([.J40]) - ([.K40])" office:value-type="float" office:value="0.427584166516036" calcext:value-type="float">
            <text:p>0.4275841665</text:p>
          </table:table-cell>
          <table:table-cell table:formula="of:=IF([.G40]&lt;0;-[.G40];0)" office:value-type="float" office:value="0.980000000000004" calcext:value-type="float">
            <text:p>0.98</text:p>
          </table:table-cell>
          <table:table-cell table:formula="of:=IF([.G40]&gt;0;[.G40];0)" office:value-type="float" office:value="0" calcext:value-type="float">
            <text:p>0</text:p>
          </table:table-cell>
          <table:table-cell table:formula="of:=(([.O39]*13)+[.N40])/14" office:value-type="float" office:value="1.06357213421825" calcext:value-type="float">
            <text:p>1.0635721342</text:p>
          </table:table-cell>
          <table:table-cell table:formula="of:=(([.P39]*13)+[.M40])/14" office:value-type="float" office:value="0.650090621922843" calcext:value-type="float">
            <text:p>0.6500906219</text:p>
          </table:table-cell>
          <table:table-cell table:formula="of:=[.O40]/[.P40]" office:value-type="float" office:value="1.63603672834475" calcext:value-type="float">
            <text:p>1.6360367283</text:p>
          </table:table-cell>
          <table:table-cell table:formula="of:=IF([.P40]=0;100;100-(100/(1+[.Q40])))" office:value-type="float" office:value="62.0642615010933" calcext:value-type="float">
            <text:p>62.0642615011</text:p>
          </table:table-cell>
          <table:table-cell table:formula="of:=MAX([.C27:.C40])" office:value-type="float" office:value="112.98" calcext:value-type="float">
            <text:p>112.98</text:p>
          </table:table-cell>
          <table:table-cell table:formula="of:=MIN([.D27:.D40])" office:value-type="float" office:value="96.37" calcext:value-type="float">
            <text:p>96.37</text:p>
          </table:table-cell>
          <table:table-cell table:formula="of:=([.S40]-[.E40])/([.S40]-[.T40])*-100" office:value-type="float" office:value="-13.3052378085491" calcext:value-type="float">
            <text:p>-13.3052378085</text:p>
          </table:table-cell>
          <table:table-cell table:formula="of:=([.E40]-[.T40])/([.S40]-[.T40])*100" office:value-type="float" office:value="86.6947621914509" calcext:value-type="float">
            <text:p>86.6947621915</text:p>
          </table:table-cell>
          <table:table-cell table:formula="of:=([.C40]+[.D40]+[.E40])/3" office:value-type="float" office:value="111.336666666667" calcext:value-type="float">
            <text:p>111.3366666667</text:p>
          </table:table-cell>
          <table:table-cell table:formula="of:=AVERAGE([.W21:.W40])" office:value-type="float" office:value="106.934333333333" calcext:value-type="float">
            <text:p>106.9343333333</text:p>
          </table:table-cell>
          <table:table-cell table:formula="of:=(ABS([.X40]-[.W40])+ABS([.X40]-[.W39])+ABS([.X40]-[.W38])+ABS([.X40]-[.W37])+ABS([.X40]-[.W36])+ABS([.X40]-[.W35])+ABS([.X40]-[.W34])+ABS([.X40]-[.W33])+ABS([.X40]-[.W32])+ABS([.X40]-[.W31])+ABS([.X40]-[.W30])+ABS([.X40]-[.W29])+ABS([.X40]-[.W28])+ABS([.X40]-[.W27])+ABS([.X40]-[.W26])+ABS([.X40]-[.W25])+ABS([.X40]-[.W24])+ABS([.X40]-[.W23])+ABS([.X40]-[.W22])+ABS([.X40]-[.W21]))/20" office:value-type="float" office:value="2.46066666666666" calcext:value-type="float">
            <text:p>2.4606666667</text:p>
          </table:table-cell>
          <table:table-cell table:style-name="ce4" table:formula="of:=([.W40]-[.X40])/(0.015*[.Y40])" office:value-type="float" office:value="119.272103314368" calcext:value-type="float">
            <text:p>119.2721033144</text:p>
          </table:table-cell>
          <table:table-cell table:formula="of:=([.E40]-[.E28])/[.E28]*100" office:value-type="float" office:value="5.44502617801047" calcext:value-type="float">
            <text:p>5.445026178</text:p>
          </table:table-cell>
          <table:table-cell table:formula="of:=AVERAGE([.E36:.E40])" office:value-type="float" office:value="109.584" calcext:value-type="float">
            <text:p>109.584</text:p>
          </table:table-cell>
          <table:table-cell table:formula="of:=(5*[.E40]+4*[.E39]+3*[.E38]+2*[.E37]+[.E36])/15" office:value-type="float" office:value="110.673333333333" calcext:value-type="float">
            <text:p>110.6733333333</text:p>
          </table:table-cell>
          <table:table-cell table:formula="of:=(([.E40]-[.D40])-([.C40]-[.E40]))/([.C40]-[.D40])" office:value-type="float" office:value="-0.794392523364487" calcext:value-type="float">
            <text:p>-0.7943925234</text:p>
          </table:table-cell>
          <table:table-cell table:formula="of:=[.AD40]*[.F40]" office:value-type="float" office:value="-2423917.19626169" calcext:value-type="float">
            <text:p>-2423917.19626169</text:p>
          </table:table-cell>
          <table:table-cell table:formula="of:=[.AE40] + [.AF39]" office:value-type="float" office:value="51793524.6519518" calcext:value-type="float">
            <text:p>51793524.6519518</text:p>
          </table:table-cell>
          <table:table-cell table:formula="of:=IF([.E40] &gt; [.E39]; [.AG39] + [.F40]; IF([.E40] &lt; [.E39]; [.AG39] - [.F40]; [.AG39]))" office:value-type="float" office:value="143531500" calcext:value-type="float">
            <text:p>143531500</text:p>
          </table:table-cell>
          <table:table-cell table:formula="of:=AVERAGE([.E31:.E40])" office:value-type="float" office:value="106.487" calcext:value-type="float">
            <text:p>106.487</text:p>
          </table:table-cell>
          <table:table-cell table:formula="of:=[.E40]/[.AC40]" office:value-type="float" office:value="1.00087344135895" calcext:value-type="float">
            <text:p>1.0008734414</text:p>
          </table:table-cell>
          <table:table-cell table:formula="of:=[.E40]/[.AB40]" office:value-type="float" office:value="1.0108227478464" calcext:value-type="float">
            <text:p>1.0108227478</text:p>
          </table:table-cell>
          <table:table-cell table:formula="of:=[.E40]/[.AH40]" office:value-type="float" office:value="1.04022087203133" calcext:value-type="float">
            <text:p>1.040220872</text:p>
          </table:table-cell>
          <table:table-cell table:formula="of:=AVERAGE([.E21]; [.E40])" office:value-type="float" office:value="109.66" calcext:value-type="float">
            <text:p>109.66</text:p>
          </table:table-cell>
          <table:table-cell table:style-name="ce4" table:formula="of:=STDEVPA([.E21:.E40])" office:value-type="float" office:value="3.24673897934528" calcext:value-type="float">
            <text:p>3.2467389793</text:p>
          </table:table-cell>
          <table:table-cell table:formula="of:=[.AL40] + 2*[.AM40]" office:value-type="float" office:value="116.153477958691" calcext:value-type="float">
            <text:p>116.1534779587</text:p>
          </table:table-cell>
          <table:table-cell table:formula="of:=[.AL40] - 2*[.AM40]" office:value-type="float" office:value="103.166522041309" calcext:value-type="float">
            <text:p>103.1665220413</text:p>
          </table:table-cell>
          <table:table-cell table:formula="of:=[.E40]-[.E35]" office:value-type="float" office:value="7.00999999999999" calcext:value-type="float">
            <text:p>7.01</text:p>
          </table:table-cell>
          <table:table-cell table:formula="of:=[.C40]-[.D40]" office:value-type="float" office:value="2.14" calcext:value-type="float">
            <text:p>2.14</text:p>
          </table:table-cell>
          <table:table-cell table:formula="of:=ABS([.C40]-[.E39])" office:value-type="float" office:value="0.939999999999998" calcext:value-type="float">
            <text:p>0.94</text:p>
          </table:table-cell>
          <table:table-cell table:formula="of:=ABS([.D40]-[.E39])" office:value-type="float" office:value="1.2" calcext:value-type="float">
            <text:p>1.2</text:p>
          </table:table-cell>
          <table:table-cell table:formula="of:=MAX([.AQ40:.AS40])" office:value-type="float" office:value="2.14" calcext:value-type="float">
            <text:p>2.14</text:p>
          </table:table-cell>
          <table:table-cell table:formula="of:=AVERAGE([.AT31:.AT40])" office:value-type="float" office:value="4.668" calcext:value-type="float">
            <text:p>4.668</text:p>
          </table:table-cell>
        </table:table-row>
        <table:table-row table:style-name="ro2">
          <table:table-cell office:value-type="date" office:date-value="2014-08-26" calcext:value-type="date">
            <text:p>26/08/2014</text:p>
          </table:table-cell>
          <table:table-cell table:number-columns-repeated="2" office:value-type="float" office:value="112.71" calcext:value-type="float">
            <text:p>112.71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1" calcext:value-type="float">
            <text:p>107.31</text:p>
          </table:table-cell>
          <table:table-cell office:value-type="float" office:value="4793129" calcext:value-type="float">
            <text:p>4793129</text:p>
          </table:table-cell>
          <table:table-cell table:formula="of:=[.E41]-[.E40]" office:value-type="float" office:value="-3.45999999999999" calcext:value-type="float">
            <text:p>-3.46</text:p>
          </table:table-cell>
          <table:table-cell table:formula="of:=([.E41]*(2/(12 +1))+[.H40]*(1-(2/(12+1))))" office:value-type="float" office:value="107.714526264656" calcext:value-type="float">
            <text:p>107.7145262647</text:p>
          </table:table-cell>
          <table:table-cell table:formula="of:=([.E41]*(2/(26 +1))+[.I40]*(1-(2/(26+1))))" office:value-type="float" office:value="106.19172821092" calcext:value-type="float">
            <text:p>106.1917282109</text:p>
          </table:table-cell>
          <table:table-cell table:formula="of:=([.H41]) - ([.I41])" office:value-type="float" office:value="1.52279805373597" calcext:value-type="float">
            <text:p>1.5227980537</text:p>
          </table:table-cell>
          <table:table-cell table:formula="of:=([.J41]*(2/(9 +1))+[.K40]*(1-(2/(9+1))))" office:value-type="float" office:value="1.31114029897422" calcext:value-type="float">
            <text:p>1.311140299</text:p>
          </table:table-cell>
          <table:table-cell table:formula="of:=([.J41]) - ([.K41])" office:value-type="float" office:value="0.211657754761752" calcext:value-type="float">
            <text:p>0.2116577548</text:p>
          </table:table-cell>
          <table:table-cell table:formula="of:=IF([.G41]&lt;0;-[.G41];0)" office:value-type="float" office:value="3.45999999999999" calcext:value-type="float">
            <text:p>3.46</text:p>
          </table:table-cell>
          <table:table-cell table:formula="of:=IF([.G41]&gt;0;[.G41];0)" office:value-type="float" office:value="0" calcext:value-type="float">
            <text:p>0</text:p>
          </table:table-cell>
          <table:table-cell table:formula="of:=(([.O40]*13)+[.N41])/14" office:value-type="float" office:value="0.987602696059803" calcext:value-type="float">
            <text:p>0.9876026961</text:p>
          </table:table-cell>
          <table:table-cell table:formula="of:=(([.P40]*13)+[.M41])/14" office:value-type="float" office:value="0.850798434642639" calcext:value-type="float">
            <text:p>0.8507984346</text:p>
          </table:table-cell>
          <table:table-cell table:formula="of:=[.O41]/[.P41]" office:value-type="float" office:value="1.16079514941118" calcext:value-type="float">
            <text:p>1.1607951494</text:p>
          </table:table-cell>
          <table:table-cell table:formula="of:=IF([.P41]=0;100;100-(100/(1+[.Q41])))" office:value-type="float" office:value="53.7207402435858" calcext:value-type="float">
            <text:p>53.7207402436</text:p>
          </table:table-cell>
          <table:table-cell table:formula="of:=MAX([.C28:.C41])" office:value-type="float" office:value="112.98" calcext:value-type="float">
            <text:p>112.98</text:p>
          </table:table-cell>
          <table:table-cell table:formula="of:=MIN([.D28:.D41])" office:value-type="float" office:value="96.37" calcext:value-type="float">
            <text:p>96.37</text:p>
          </table:table-cell>
          <table:table-cell table:formula="of:=([.S41]-[.E41])/([.S41]-[.T41])*-100" office:value-type="float" office:value="-34.1360626128838" calcext:value-type="float">
            <text:p>-34.1360626129</text:p>
          </table:table-cell>
          <table:table-cell table:formula="of:=([.E41]-[.T41])/([.S41]-[.T41])*100" office:value-type="float" office:value="65.8639373871162" calcext:value-type="float">
            <text:p>65.8639373871</text:p>
          </table:table-cell>
          <table:table-cell table:formula="of:=([.C41]+[.D41]+[.E41])/3" office:value-type="float" office:value="109.013333333333" calcext:value-type="float">
            <text:p>109.0133333333</text:p>
          </table:table-cell>
          <table:table-cell table:formula="of:=AVERAGE([.W22:.W41])" office:value-type="float" office:value="106.946833333333" calcext:value-type="float">
            <text:p>106.9468333333</text:p>
          </table:table-cell>
          <table:table-cell table:formula="of:=(ABS([.X41]-[.W41])+ABS([.X41]-[.W40])+ABS([.X41]-[.W39])+ABS([.X41]-[.W38])+ABS([.X41]-[.W37])+ABS([.X41]-[.W36])+ABS([.X41]-[.W35])+ABS([.X41]-[.W34])+ABS([.X41]-[.W33])+ABS([.X41]-[.W32])+ABS([.X41]-[.W31])+ABS([.X41]-[.W30])+ABS([.X41]-[.W29])+ABS([.X41]-[.W28])+ABS([.X41]-[.W27])+ABS([.X41]-[.W26])+ABS([.X41]-[.W25])+ABS([.X41]-[.W24])+ABS([.X41]-[.W23])+ABS([.X41]-[.W22]))/20" office:value-type="float" office:value="2.47316666666666" calcext:value-type="float">
            <text:p>2.4731666667</text:p>
          </table:table-cell>
          <table:table-cell table:style-name="ce4" table:formula="of:=([.W41]-[.X41])/(0.015*[.Y41])" office:value-type="float" office:value="55.7045623020417" calcext:value-type="float">
            <text:p>55.704562302</text:p>
          </table:table-cell>
          <table:table-cell table:formula="of:=([.E41]-[.E29])/[.E29]*100" office:value-type="float" office:value="1.06423055189301" calcext:value-type="float">
            <text:p>1.0642305519</text:p>
          </table:table-cell>
          <table:table-cell table:formula="of:=AVERAGE([.E37:.E41])" office:value-type="float" office:value="110.206" calcext:value-type="float">
            <text:p>110.206</text:p>
          </table:table-cell>
          <table:table-cell table:formula="of:=(5*[.E41]+4*[.E40]+3*[.E39]+2*[.E38]+[.E37])/15" office:value-type="float" office:value="109.915333333333" calcext:value-type="float">
            <text:p>109.9153333333</text:p>
          </table:table-cell>
          <table:table-cell table:formula="of:=(([.E41]-[.D41])-([.C41]-[.E41]))/([.C41]-[.D41])" office:value-type="float" office:value="-0.898066783831281" calcext:value-type="float">
            <text:p>-0.8980667838</text:p>
          </table:table-cell>
          <table:table-cell table:formula="of:=[.AD41]*[.F41]" office:value-type="float" office:value="-4304549.94551844" calcext:value-type="float">
            <text:p>-4304549.94551844</text:p>
          </table:table-cell>
          <table:table-cell table:formula="of:=[.AE41] + [.AF40]" office:value-type="float" office:value="47488974.7064333" calcext:value-type="float">
            <text:p>47488974.7064333</text:p>
          </table:table-cell>
          <table:table-cell table:formula="of:=IF([.E41] &gt; [.E40]; [.AG40] + [.F41]; IF([.E41] &lt; [.E40]; [.AG40] - [.F41]; [.AG40]))" office:value-type="float" office:value="138738371" calcext:value-type="float">
            <text:p>138738371</text:p>
          </table:table-cell>
          <table:table-cell table:formula="of:=AVERAGE([.E32:.E41])" office:value-type="float" office:value="106.956" calcext:value-type="float">
            <text:p>106.956</text:p>
          </table:table-cell>
          <table:table-cell table:formula="of:=[.E41]/[.AC41]" office:value-type="float" office:value="0.976296907316541" calcext:value-type="float">
            <text:p>0.9762969073</text:p>
          </table:table-cell>
          <table:table-cell table:formula="of:=[.E41]/[.AB41]" office:value-type="float" office:value="0.973721938914397" calcext:value-type="float">
            <text:p>0.9737219389</text:p>
          </table:table-cell>
          <table:table-cell table:formula="of:=[.E41]/[.AH41]" office:value-type="float" office:value="1.00330977224279" calcext:value-type="float">
            <text:p>1.0033097722</text:p>
          </table:table-cell>
          <table:table-cell table:formula="of:=AVERAGE([.E22]; [.E41])" office:value-type="float" office:value="108.79" calcext:value-type="float">
            <text:p>108.79</text:p>
          </table:table-cell>
          <table:table-cell table:style-name="ce4" table:formula="of:=STDEVPA([.E22:.E41])" office:value-type="float" office:value="3.23186726212572" calcext:value-type="float">
            <text:p>3.2318672621</text:p>
          </table:table-cell>
          <table:table-cell table:formula="of:=[.AL41] + 2*[.AM41]" office:value-type="float" office:value="115.253734524251" calcext:value-type="float">
            <text:p>115.2537345243</text:p>
          </table:table-cell>
          <table:table-cell table:formula="of:=[.AL41] - 2*[.AM41]" office:value-type="float" office:value="102.326265475749" calcext:value-type="float">
            <text:p>102.3262654757</text:p>
          </table:table-cell>
          <table:table-cell table:formula="of:=[.E41]-[.E36]" office:value-type="float" office:value="3.11" calcext:value-type="float">
            <text:p>3.11</text:p>
          </table:table-cell>
          <table:table-cell table:formula="of:=[.C41]-[.D41]" office:value-type="float" office:value="5.69" calcext:value-type="float">
            <text:p>5.69</text:p>
          </table:table-cell>
          <table:table-cell table:formula="of:=ABS([.C41]-[.E40])" office:value-type="float" office:value="1.94" calcext:value-type="float">
            <text:p>1.94</text:p>
          </table:table-cell>
          <table:table-cell table:formula="of:=ABS([.D41]-[.E40])" office:value-type="float" office:value="3.75" calcext:value-type="float">
            <text:p>3.75</text:p>
          </table:table-cell>
          <table:table-cell table:formula="of:=MAX([.AQ41:.AS41])" office:value-type="float" office:value="5.69" calcext:value-type="float">
            <text:p>5.69</text:p>
          </table:table-cell>
          <table:table-cell table:formula="of:=AVERAGE([.AT32:.AT41])" office:value-type="float" office:value="4.823" calcext:value-type="float">
            <text:p>4.823</text:p>
          </table:table-cell>
        </table:table-row>
        <table:table-row table:style-name="ro2">
          <table:table-cell table:number-columns-repeated="29"/>
          <table:table-cell table:style-name="Default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5:25:21.696721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56:24.710089901</meta:creation-date>
    <dc:date>2017-12-06T15:46:54.150228484</dc:date>
    <meta:editing-duration>PT57M36S</meta:editing-duration>
    <meta:editing-cycles>9</meta:editing-cycles>
    <meta:generator>LibreOffice/5.1.6.2$Linux_X86_64 LibreOffice_project/10m0$Build-2</meta:generator>
    <meta:document-statistic meta:table-count="1" meta:cell-count="1493" meta:object-count="0"/>
  </office:meta>
</office:document-meta>
</file>